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25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77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67.84pt"/>
    </style:style>
    <style:style style:name="co11" style:family="table-column">
      <style:table-column-properties fo:break-before="auto" style:column-width="29.14pt"/>
    </style:style>
    <style:style style:name="co12" style:family="table-column">
      <style:table-column-properties fo:break-before="auto" style:column-width="30.7pt"/>
    </style:style>
    <style:style style:name="co13" style:family="table-column">
      <style:table-column-properties fo:break-before="auto" style:column-width="25.2pt"/>
    </style:style>
    <style:style style:name="co14" style:family="table-column">
      <style:table-column-properties fo:break-before="auto" style:column-width="29.91pt"/>
    </style:style>
    <style:style style:name="co15" style:family="table-column">
      <style:table-column-properties fo:break-before="auto" style:column-width="332.25pt"/>
    </style:style>
    <style:style style:name="co16" style:family="table-column">
      <style:table-column-properties fo:break-before="auto" style:column-width="53.46pt"/>
    </style:style>
    <style:style style:name="co17" style:family="table-column">
      <style:table-column-properties fo:break-before="auto" style:column-width="190.54pt"/>
    </style:style>
    <style:style style:name="co18" style:family="table-column">
      <style:table-column-properties fo:break-before="auto" style:column-width="115.34pt"/>
    </style:style>
    <style:style style:name="co19" style:family="table-column">
      <style:table-column-properties fo:break-before="auto" style:column-width="105.14pt"/>
    </style:style>
    <style:style style:name="co20" style:family="table-column">
      <style:table-column-properties fo:break-before="auto" style:column-width="64.4pt"/>
    </style:style>
    <style:style style:name="co21" style:family="table-column">
      <style:table-column-properties fo:break-before="auto" style:column-width="286.21pt"/>
    </style:style>
    <style:style style:name="co22" style:family="table-column">
      <style:table-column-properties fo:break-before="auto" style:column-width="47.96pt"/>
    </style:style>
    <style:style style:name="co23" style:family="table-column">
      <style:table-column-properties fo:break-before="auto" style:column-width="63.41pt"/>
    </style:style>
    <style:style style:name="co24" style:family="table-column">
      <style:table-column-properties fo:break-before="auto" style:column-width="49.49pt"/>
    </style:style>
    <style:style style:name="co25" style:family="table-column">
      <style:table-column-properties fo:break-before="auto" style:column-width="507.94pt"/>
    </style:style>
    <style:style style:name="co26" style:family="table-column">
      <style:table-column-properties fo:break-before="auto" style:column-width="89.8pt"/>
    </style:style>
    <style:style style:name="co27" style:family="table-column">
      <style:table-column-properties fo:break-before="auto" style:column-width="191.25pt"/>
    </style:style>
    <style:style style:name="co28" style:family="table-column">
      <style:table-column-properties fo:break-before="auto" style:column-width="168.46pt"/>
    </style:style>
    <style:style style:name="co29" style:family="table-column">
      <style:table-column-properties fo:break-before="auto" style:column-width="113.41pt"/>
    </style:style>
    <style:style style:name="co30" style:family="table-column">
      <style:table-column-properties fo:break-before="auto" style:column-width="73.25pt"/>
    </style:style>
    <style:style style:name="co31" style:family="table-column">
      <style:table-column-properties fo:break-before="auto" style:column-width="31.61pt"/>
    </style:style>
    <style:style style:name="co32" style:family="table-column">
      <style:table-column-properties fo:break-before="auto" style:column-width="28.46pt"/>
    </style:style>
    <style:style style:name="co33" style:family="table-column">
      <style:table-column-properties fo:break-before="auto" style:column-width="65.96pt"/>
    </style:style>
    <style:style style:name="co34" style:family="table-column">
      <style:table-column-properties fo:break-before="auto" style:column-width="40.11pt"/>
    </style:style>
    <style:style style:name="co35" style:family="table-column">
      <style:table-column-properties fo:break-before="auto" style:column-width="43.99pt"/>
    </style:style>
    <style:style style:name="co36" style:family="table-column">
      <style:table-column-properties fo:break-before="auto" style:column-width="50.29pt"/>
    </style:style>
    <style:style style:name="co37" style:family="table-column">
      <style:table-column-properties fo:break-before="auto" style:column-width="32.26pt"/>
    </style:style>
    <style:style style:name="co38" style:family="table-column">
      <style:table-column-properties fo:break-before="auto" style:column-width="3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10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10.01pt"/>
    </style:style>
    <style:style style:name="ce11" style:family="table-cell" style:parent-style-name="Default">
      <style:table-cell-properties fo:background-color="#ccf5ff" style:text-align-source="fix" style:repeat-content="false" fo:border="0.06pt solid #000000" style:vertical-align="middle"/>
      <style:paragraph-properties fo:text-align="start" fo:margin-left="10.01pt"/>
    </style:style>
    <style:style style:name="ce1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start" fo:margin-left="10.01pt"/>
    </style:style>
    <style:style style:name="ce13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#ccf5ff" style:text-align-source="fix" style:repeat-content="false" fo:border="0.06pt solid #000000"/>
      <style:paragraph-properties fo:text-align="start" fo:margin-left="10.01pt"/>
    </style:style>
    <style:style style:name="ce1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10.01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1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10.01pt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3ffb6" fo:border="0.06pt solid #000000"/>
    </style:style>
    <style:style style:name="ce22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ff" fo:border="0.06pt solid #000000"/>
    </style:style>
    <style:style style:name="ce24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5ff" fo:border="0.06pt solid #000000"/>
    </style:style>
    <style:style style:name="ce35" style:family="table-cell" style:parent-style-name="Default">
      <style:table-cell-properties fo:background-color="#ccffcc" fo:border="0.06pt solid #000000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number-columns-repeated="5" table:default-cell-style-name="ce7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Goal</text:p>
          </table:table-cell>
          <table:table-cell/>
          <table:table-cell table:style-name="ce4" office:value-type="string" calcext:value-type="string" table:number-columns-spanned="8" table:number-rows-spanned="1">
            <text:p>Generate random characters for Pathfinder 2e</text:p>
          </table:table-cell>
          <table:covered-table-cell table:number-columns-repeated="5" table:style-name="ce8"/>
          <table:covered-table-cell table:number-columns-repeated="2"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/>
          <table:table-cell table:style-name="ce5" office:value-type="string" calcext:value-type="string">
            <text:p>3 of 4</text:p>
          </table:table-cell>
          <table:table-cell table:style-name="ce9" office:value-type="string" calcext:value-type="string" table:number-columns-spanned="7" table:number-rows-spanned="1">
            <text:p>Allocate skills from background and class, randomly select skills</text:p>
          </table:table-cell>
          <table:covered-table-cell table:number-columns-repeated="4" table:style-name="ce8"/>
          <table:covered-table-cell table:number-columns-repeated="2" table:style-name="ce18"/>
          <table:table-cell table:number-columns-repeated="1014"/>
        </table:table-row>
        <table:table-row table:style-name="ro2">
          <table:table-cell table:style-name="ce2"/>
          <table:table-cell/>
          <table:table-cell table:style-name="ce6" table:number-columns-repeated="6"/>
          <table:table-cell table:style-name="ce19" table:number-columns-repeated="1016"/>
        </table:table-row>
        <table:table-row table:style-name="ro1">
          <table:table-cell table:style-name="ce1" office:value-type="string" calcext:value-type="string">
            <text:p>HOWTO</text:p>
          </table:table-cell>
          <table:table-cell/>
          <table:table-cell table:style-name="ce4" office:value-type="string" calcext:value-type="string" table:number-columns-spanned="8" table:number-rows-spanned="1">
            <text:p>Edit the weights to suit your setting, adjust row count for character count, recalculate, copy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>
            <text:p>Step 1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0" office:value-type="string" calcext:value-type="string" table:number-columns-spanned="7" table:number-rows-spanned="1">
            <text:p>Enter or paste the necessary character data into the green region</text:p>
          </table:table-cell>
          <table:covered-table-cell table:number-columns-repeated="6"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Step 2</text:p>
          </table:table-cell>
          <table:table-cell/>
          <table:table-cell table:style-name="ce5" office:value-type="string" calcext:value-type="string">
            <text:p>BG+Class</text:p>
          </table:table-cell>
          <table:table-cell table:style-name="ce11" office:value-type="string" calcext:value-type="string" table:number-columns-spanned="7" table:number-rows-spanned="1">
            <text:p>Edit the deities for your setting. Enter twice, but with different (unique) wording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Step 3</text:p>
          </table:table-cell>
          <table:table-cell/>
          <table:table-cell table:style-name="ce5" office:value-type="string" calcext:value-type="string">
            <text:p>Skills</text:p>
          </table:table-cell>
          <table:table-cell table:style-name="ce10" office:value-type="string" calcext:value-type="string" table:number-columns-spanned="7" table:number-rows-spanned="1">
            <text:p>Edit the weights (green) to fit the ratios of your setting</text:p>
          </table:table-cell>
          <table:covered-table-cell table:number-columns-repeated="6" table:style-name="ce15"/>
          <table:table-cell table:number-columns-repeated="1014"/>
        </table:table-row>
        <table:table-row table:style-name="ro1">
          <table:table-cell table:style-name="ce1" office:value-type="string" calcext:value-type="string">
            <text:p>Step 4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Delete rows or copy/paste rows to get the right character count</text:p>
          </table:table-cell>
          <table:covered-table-cell table:number-columns-repeated="6" table:style-name="ce16"/>
          <table:table-cell table:number-columns-repeated="1014"/>
        </table:table-row>
        <table:table-row table:style-name="ro1">
          <table:table-cell table:style-name="ce1" office:value-type="string" calcext:value-type="string">
            <text:p>Step 5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Recalculate (F9) until you like what you get</text:p>
          </table:table-cell>
          <table:covered-table-cell table:number-columns-repeated="6" table:style-name="ce17"/>
          <table:table-cell table:number-columns-repeated="1014"/>
        </table:table-row>
        <table:table-row table:style-name="ro1">
          <table:table-cell table:style-name="ce1" office:value-type="string" calcext:value-type="string">
            <text:p>Step 6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Copy, then paste the values to The next major step (Feats), or to some other media</text:p>
          </table:table-cell>
          <table:covered-table-cell table:number-columns-repeated="6" table:style-name="ce17"/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s" table:style-name="ta1">
        <office:forms form:automatic-focus="false" form:apply-design-mode="fals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ce21"/>
        <table:table-column table:style-name="co15" table:default-cell-style-name="ce2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978" table:default-cell-style-name="Default"/>
        <table:table-row table:style-name="ro3">
          <table:table-cell table:style-name="ce20" office:value-type="string" calcext:value-type="string">
            <text:p>Ancestry</text:p>
          </table:table-cell>
          <table:table-cell table:style-name="ce20" office:value-type="string" calcext:value-type="string">
            <text:p>Heritage</text:p>
          </table:table-cell>
          <table:table-cell table:style-name="ce20" office:value-type="string" calcext:value-type="string">
            <text:p>Background</text:p>
          </table:table-cell>
          <table:table-cell table:style-name="ce20" office:value-type="string" calcext:value-type="string">
            <text:p>Class</text:p>
          </table:table-cell>
          <table:table-cell table:style-name="ce20" office:value-type="string" calcext:value-type="string">
            <text:p>Spec1</text:p>
          </table:table-cell>
          <table:table-cell table:style-name="ce20" office:value-type="string" calcext:value-type="string">
            <text:p>Spec2</text:p>
          </table:table-cell>
          <table:table-cell table:style-name="ce20" office:value-type="string" calcext:value-type="string">
            <text:p>STR</text:p>
          </table:table-cell>
          <table:table-cell table:style-name="ce20" office:value-type="string" calcext:value-type="string">
            <text:p>DEX</text:p>
          </table:table-cell>
          <table:table-cell table:style-name="ce20" office:value-type="string" calcext:value-type="string">
            <text:p>CON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WIS</text:p>
          </table:table-cell>
          <table:table-cell table:style-name="ce20" office:value-type="string" calcext:value-type="string">
            <text:p>CHA</text:p>
          </table:table-cell>
          <table:table-cell table:style-name="ce22" office:value-type="string" calcext:value-type="string">
            <text:p>Skills</text:p>
          </table:table-cell>
          <table:table-cell table:style-name="ce20" office:value-type="string" calcext:value-type="string">
            <text:p>Classline</text:p>
          </table:table-cell>
          <table:table-cell table:style-name="ce20" office:value-type="string" calcext:value-type="string">
            <text:p>Skill BG</text:p>
          </table:table-cell>
          <table:table-cell table:style-name="ce20" office:value-type="string" calcext:value-type="string">
            <text:p>Skill Class</text:p>
          </table:table-cell>
          <table:table-cell table:style-name="ce20" office:value-type="string" calcext:value-type="string">
            <text:p>Skill Spec1</text:p>
          </table:table-cell>
          <table:table-cell table:style-name="ce20" office:value-type="string" calcext:value-type="string">
            <text:p>Skill Spec2</text:p>
          </table:table-cell>
          <table:table-cell table:style-name="ce20" office:value-type="string" calcext:value-type="string">
            <text:p>Given Skills</text:p>
          </table:table-cell>
          <table:table-cell table:style-name="ce20" office:value-type="string" calcext:value-type="string">
            <text:p>Choices</text:p>
          </table:table-cell>
          <table:table-cell table:style-name="ce20" office:value-type="string" calcext:value-type="string">
            <text:p>Key Score</text:p>
          </table:table-cell>
          <table:table-cell table:style-name="ce20" office:value-type="string" calcext:value-type="string">
            <text:p>KeyRow</text:p>
          </table:table-cell>
          <table:table-cell table:style-name="ce20" office:value-type="string" calcext:value-type="string">
            <text:p>Selections</text:p>
          </table:table-cell>
          <table:table-cell table:style-name="ce20" table:number-columns-repeated="5"/>
          <table:table-cell table:number-columns-repeated="2"/>
          <table:table-cell table:style-name="ce20" table:number-columns-repeated="971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Laborer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oistered</text:p>
          </table:table-cell>
          <table:table-cell office:value-type="string" calcext:value-type="string">
            <text:p>Fleshreaper Wesley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S2]&amp;&quot;,&quot;&amp;[.W2]" office:value-type="string" office:string-value="Athletics,Lore (Labor),Religion,Athletics,Performance,Religion,Medicine,Medicine" calcext:value-type="string">
            <text:p>Athletics,Lore (Labor),Religion,Athletics,Performance,Religion,Medicine,Medicine</text:p>
          </table:table-cell>
          <table:table-cell table:formula="of:=MATCH([.D2];['BG+Class'.A$38:.A$50];0)+37" office:value-type="float" office:value="43" calcext:value-type="float">
            <text:p>43</text:p>
          </table:table-cell>
          <table:table-cell table:formula="of:=INDIRECT(&quot;'BG+Class'.B&quot;&amp;MATCH([.C2];['BG+Class'.A$1:.A$36];0))" office:value-type="string" office:string-value="Athletics,Lore (Labor)" calcext:value-type="string">
            <text:p>Athletics,Lore (Labor)</text:p>
          </table:table-cell>
          <table:table-cell table:formula="of:=IF([.D2]=&quot;Fighter&quot;;IF([.G2]&gt;[.H2];&quot;Athletics&quot;;&quot;Acrobatics&quot;);INDIRECT(&quot;'BG+Class'.B&quot;&amp;37+MATCH([.D2];['BG+Class'.A$38:.A$50];0)))" office:value-type="string" office:string-value="Religion" calcext:value-type="string">
            <text:p>Religion</text:p>
          </table:table-cell>
          <table:table-cell table:formula="of:=IF(LEN([.E2])&lt;2;0;INDIRECT(&quot;'BG+Class'.D&quot;&amp;52+MATCH([.E2];['BG+Class'.C$53:.C$300];0)))" office:value-type="float" office:value="0" calcext:value-type="float">
            <text:p>0</text:p>
          </table:table-cell>
          <table:table-cell table:formula="of:=IF(LEN([.F2])&lt;2;0;INDIRECT(&quot;'BG+Class'.D&quot;&amp;52+MATCH([.F2];['BG+Class'.C$53:.C$300];0)))" office:value-type="string" office:string-value="Athletics" calcext:value-type="string">
            <text:p>Athletics</text:p>
          </table:table-cell>
          <table:table-cell table:formula="of:=[.O2]&amp;IF([.P2]=0;&quot;&quot;;&quot;,&quot;&amp;[.P2])&amp;IF([.Q2]=0;&quot;&quot;;&quot;,&quot;&amp;[.Q2])&amp;IF([.R2]=0;&quot;&quot;;&quot;,&quot;&amp;[.R2])" office:value-type="string" office:string-value="Athletics,Lore (Labor),Religion,Athletics" calcext:value-type="string">
            <text:p>Athletics,Lore (Labor),Religion,Athletics</text:p>
          </table:table-cell>
          <table:table-cell table:formula="of:=(([.H2]-10)/2)+INDIRECT(&quot;'BG+Class'.E&quot;&amp;[.N2])" office:value-type="float" office:value="3" calcext:value-type="float">
            <text:p>3</text:p>
          </table:table-cell>
          <table:table-cell table:formula="of:=INDIRECT(&quot;R1C&quot;&amp;6+MATCH(MAX([.G2:.L2]);[.G2:.L2];0);0)" office:value-type="string" office:string-value="WIS" calcext:value-type="string">
            <text:p>WIS</text:p>
          </table:table-cell>
          <table:table-cell table:formula="of:=1+MATCH([.U2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]);INDIRECT(&quot;Skills.G&quot;&amp;[.V2])-1+INDIRECT(&quot;Skills.H&quot;&amp;[.V2])))&amp;IF([.T2]&gt;2;&quot;,&quot;&amp;INDIRECT(&quot;'Skills'.A&quot;&amp;RANDBETWEEN(2;18));&quot;&quot;)&amp;IF([.T2]&gt;3;&quot;,&quot;&amp;INDIRECT(&quot;'Skills'.A&quot;&amp;RANDBETWEEN(2;18));&quot;&quot;)&amp;IF([.T2]&gt;4;&quot;,&quot;&amp;INDIRECT(&quot;'Skills'.A&quot;&amp;RANDBETWEEN(2;18));&quot;&quot;)&amp;IF([.T2]&gt;5;&quot;,&quot;&amp;INDIRECT(&quot;'Skills'.A&quot;&amp;RANDBETWEEN(2;18));&quot;&quot;)&amp;IF([.T2]&gt;6;&quot;,&quot;&amp;INDIRECT(&quot;'Skills'.A&quot;&amp;RANDBETWEEN(2;18));&quot;&quot;)&amp;IF([.T2]&gt;7;&quot;,&quot;&amp;INDIRECT(&quot;'Skills'.A&quot;&amp;RANDBETWEEN(2;18));&quot;&quot;)&amp;IF([.T2]&gt;8;&quot;,&quot;&amp;INDIRECT(&quot;'Skills'.A&quot;&amp;RANDBETWEEN(2;18));&quot;&quot;)&amp;IF([.T2]&gt;9;&quot;,&quot;&amp;INDIRECT(&quot;'Skills'.A&quot;&amp;RANDBETWEEN(2;18));&quot;&quot;)&amp;IF([.T2]&gt;10;&quot;,&quot;&amp;INDIRECT(&quot;'Skills'.A&quot;&amp;RANDBETWEEN(2;18));&quot;&quot;)&amp;IF([.T2]&gt;11;&quot;,&quot;&amp;INDIRECT(&quot;'Skills'.A&quot;&amp;RANDBETWEEN(2;18));&quot;&quot;)&amp;IF([.B2]=&quot;Skilled&quot;;&quot;,&quot;&amp;INDIRECT(&quot;'Skills'.A&quot;&amp;RANDBETWEEN(2;18));&quot;&quot;)" office:value-type="string" office:string-value="Performance,Religion,Medicine,Medicine" calcext:value-type="string">
            <text:p>Performance,Religion,Medicine,Medicin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Martial Disciple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S3]&amp;&quot;,&quot;&amp;[.W3]" office:value-type="string" office:string-value="Acrobatics or Athletics,Lore (Warfare),Athletics,Nature,Athletics,Deception,Stealth" calcext:value-type="string">
            <text:p>Acrobatics or Athletics,Lore (Warfare),Athletics,Nature,Athletics,Deception,Stealth</text:p>
          </table:table-cell>
          <table:table-cell table:formula="of:=MATCH([.D3];['BG+Class'.A$38:.A$50];0)+37" office:value-type="float" office:value="45" calcext:value-type="float">
            <text:p>45</text:p>
          </table:table-cell>
          <table:table-cell table:formula="of:=INDIRECT(&quot;'BG+Class'.B&quot;&amp;MATCH([.C3];['BG+Class'.A$1:.A$36];0))" office:value-type="string" office:string-value="Acrobatics or Athletics,Lore (Warfare)" calcext:value-type="string">
            <text:p>Acrobatics or Athletics,Lore (Warfare)</text:p>
          </table:table-cell>
          <table:table-cell table:formula="of:=IF([.D3]=&quot;Fighter&quot;;IF([.G3]&gt;[.H3];&quot;Athletics&quot;;&quot;Acrobatics&quot;);INDIRECT(&quot;'BG+Class'.B&quot;&amp;37+MATCH([.D3];['BG+Class'.A$38:.A$50];0)))" office:value-type="string" office:string-value="Athletics" calcext:value-type="string">
            <text:p>Athletics</text:p>
          </table:table-cell>
          <table:table-cell table:formula="of:=IF(LEN([.E3])&lt;2;0;INDIRECT(&quot;'BG+Class'.D&quot;&amp;52+MATCH([.E3];['BG+Class'.C$53:.C$300];0)))" office:value-type="float" office:value="0" calcext:value-type="float">
            <text:p>0</text:p>
          </table:table-cell>
          <table:table-cell table:formula="of:=IF(LEN([.F3])&lt;2;0;INDIRECT(&quot;'BG+Class'.D&quot;&amp;52+MATCH([.F3];['BG+Class'.C$53:.C$300];0)))" office:value-type="float" office:value="0" calcext:value-type="float">
            <text:p>0</text:p>
          </table:table-cell>
          <table:table-cell table:formula="of:=[.O3]&amp;IF([.P3]=0;&quot;&quot;;&quot;,&quot;&amp;[.P3])&amp;IF([.Q3]=0;&quot;&quot;;&quot;,&quot;&amp;[.Q3])&amp;IF([.R3]=0;&quot;&quot;;&quot;,&quot;&amp;[.R3])" office:value-type="string" office:string-value="Acrobatics or Athletics,Lore (Warfare),Athletics" calcext:value-type="string">
            <text:p>Acrobatics or Athletics,Lore (Warfare),Athletics</text:p>
          </table:table-cell>
          <table:table-cell table:formula="of:=(([.H3]-10)/2)+INDIRECT(&quot;'BG+Class'.E&quot;&amp;[.N3])" office:value-type="float" office:value="4" calcext:value-type="float">
            <text:p>4</text:p>
          </table:table-cell>
          <table:table-cell table:formula="of:=INDIRECT(&quot;R1C&quot;&amp;6+MATCH(MAX([.G3:.L3]);[.G3:.L3];0);0)" office:value-type="string" office:string-value="STR" calcext:value-type="string">
            <text:p>STR</text:p>
          </table:table-cell>
          <table:table-cell table:formula="of:=1+MATCH([.U3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]);INDIRECT(&quot;Skills.G&quot;&amp;[.V3])-1+INDIRECT(&quot;Skills.H&quot;&amp;[.V3])))&amp;IF([.T3]&gt;2;&quot;,&quot;&amp;INDIRECT(&quot;'Skills'.A&quot;&amp;RANDBETWEEN(2;18));&quot;&quot;)&amp;IF([.T3]&gt;3;&quot;,&quot;&amp;INDIRECT(&quot;'Skills'.A&quot;&amp;RANDBETWEEN(2;18));&quot;&quot;)&amp;IF([.T3]&gt;4;&quot;,&quot;&amp;INDIRECT(&quot;'Skills'.A&quot;&amp;RANDBETWEEN(2;18));&quot;&quot;)&amp;IF([.T3]&gt;5;&quot;,&quot;&amp;INDIRECT(&quot;'Skills'.A&quot;&amp;RANDBETWEEN(2;18));&quot;&quot;)&amp;IF([.T3]&gt;6;&quot;,&quot;&amp;INDIRECT(&quot;'Skills'.A&quot;&amp;RANDBETWEEN(2;18));&quot;&quot;)&amp;IF([.T3]&gt;7;&quot;,&quot;&amp;INDIRECT(&quot;'Skills'.A&quot;&amp;RANDBETWEEN(2;18));&quot;&quot;)&amp;IF([.T3]&gt;8;&quot;,&quot;&amp;INDIRECT(&quot;'Skills'.A&quot;&amp;RANDBETWEEN(2;18));&quot;&quot;)&amp;IF([.T3]&gt;9;&quot;,&quot;&amp;INDIRECT(&quot;'Skills'.A&quot;&amp;RANDBETWEEN(2;18));&quot;&quot;)&amp;IF([.T3]&gt;10;&quot;,&quot;&amp;INDIRECT(&quot;'Skills'.A&quot;&amp;RANDBETWEEN(2;18));&quot;&quot;)&amp;IF([.T3]&gt;11;&quot;,&quot;&amp;INDIRECT(&quot;'Skills'.A&quot;&amp;RANDBETWEEN(2;18));&quot;&quot;)&amp;IF([.B3]=&quot;Skilled&quot;;&quot;,&quot;&amp;INDIRECT(&quot;'Skills'.A&quot;&amp;RANDBETWEEN(2;18));&quot;&quot;)" office:value-type="string" office:string-value="Nature,Athletics,Deception,Stealth" calcext:value-type="string">
            <text:p>Nature,Athletics,Deception,Stealth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olymat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S4]&amp;&quot;,&quot;&amp;[.W4]" office:value-type="string" office:string-value="Deception,Lore (Underworld),Occultism,Performance,Athletics,Diplomacy,Intimidation,Crafting,Deception" calcext:value-type="string">
            <text:p>Deception,Lore (Underworld),Occultism,Performance,Athletics,Diplomacy,Intimidation,Crafting,Deception</text:p>
          </table:table-cell>
          <table:table-cell table:formula="of:=MATCH([.D4];['BG+Class'.A$38:.A$50];0)+37" office:value-type="float" office:value="41" calcext:value-type="float">
            <text:p>41</text:p>
          </table:table-cell>
          <table:table-cell table:formula="of:=INDIRECT(&quot;'BG+Class'.B&quot;&amp;MATCH([.C4];['BG+Class'.A$1:.A$36];0))" office:value-type="string" office:string-value="Deception,Lore (Underworld)" calcext:value-type="string">
            <text:p>Deception,Lore (Underworld)</text:p>
          </table:table-cell>
          <table:table-cell table:formula="of:=IF([.D4]=&quot;Fighter&quot;;IF([.G4]&gt;[.H4];&quot;Athletics&quot;;&quot;Acrobatics&quot;);INDIRECT(&quot;'BG+Class'.B&quot;&amp;37+MATCH([.D4];['BG+Class'.A$38:.A$50];0)))" office:value-type="string" office:string-value="Occultism,Performance" calcext:value-type="string">
            <text:p>Occultism,Performance</text:p>
          </table:table-cell>
          <table:table-cell table:formula="of:=IF(LEN([.E4])&lt;2;0;INDIRECT(&quot;'BG+Class'.D&quot;&amp;52+MATCH([.E4];['BG+Class'.C$53:.C$300];0)))" office:value-type="float" office:value="0" calcext:value-type="float">
            <text:p>0</text:p>
          </table:table-cell>
          <table:table-cell table:formula="of:=IF(LEN([.F4])&lt;2;0;INDIRECT(&quot;'BG+Class'.D&quot;&amp;52+MATCH([.F4];['BG+Class'.C$53:.C$300];0)))" office:value-type="float" office:value="0" calcext:value-type="float">
            <text:p>0</text:p>
          </table:table-cell>
          <table:table-cell table:formula="of:=[.O4]&amp;IF([.P4]=0;&quot;&quot;;&quot;,&quot;&amp;[.P4])&amp;IF([.Q4]=0;&quot;&quot;;&quot;,&quot;&amp;[.Q4])&amp;IF([.R4]=0;&quot;&quot;;&quot;,&quot;&amp;[.R4])" office:value-type="string" office:string-value="Deception,Lore (Underworld),Occultism,Performance" calcext:value-type="string">
            <text:p>Deception,Lore (Underworld),Occultism,Performance</text:p>
          </table:table-cell>
          <table:table-cell table:formula="of:=(([.H4]-10)/2)+INDIRECT(&quot;'BG+Class'.E&quot;&amp;[.N4])" office:value-type="float" office:value="5" calcext:value-type="float">
            <text:p>5</text:p>
          </table:table-cell>
          <table:table-cell table:formula="of:=INDIRECT(&quot;R1C&quot;&amp;6+MATCH(MAX([.G4:.L4]);[.G4:.L4];0);0)" office:value-type="string" office:string-value="CHA" calcext:value-type="string">
            <text:p>CHA</text:p>
          </table:table-cell>
          <table:table-cell table:formula="of:=1+MATCH([.U4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]);INDIRECT(&quot;Skills.G&quot;&amp;[.V4])-1+INDIRECT(&quot;Skills.H&quot;&amp;[.V4])))&amp;IF([.T4]&gt;2;&quot;,&quot;&amp;INDIRECT(&quot;'Skills'.A&quot;&amp;RANDBETWEEN(2;18));&quot;&quot;)&amp;IF([.T4]&gt;3;&quot;,&quot;&amp;INDIRECT(&quot;'Skills'.A&quot;&amp;RANDBETWEEN(2;18));&quot;&quot;)&amp;IF([.T4]&gt;4;&quot;,&quot;&amp;INDIRECT(&quot;'Skills'.A&quot;&amp;RANDBETWEEN(2;18));&quot;&quot;)&amp;IF([.T4]&gt;5;&quot;,&quot;&amp;INDIRECT(&quot;'Skills'.A&quot;&amp;RANDBETWEEN(2;18));&quot;&quot;)&amp;IF([.T4]&gt;6;&quot;,&quot;&amp;INDIRECT(&quot;'Skills'.A&quot;&amp;RANDBETWEEN(2;18));&quot;&quot;)&amp;IF([.T4]&gt;7;&quot;,&quot;&amp;INDIRECT(&quot;'Skills'.A&quot;&amp;RANDBETWEEN(2;18));&quot;&quot;)&amp;IF([.T4]&gt;8;&quot;,&quot;&amp;INDIRECT(&quot;'Skills'.A&quot;&amp;RANDBETWEEN(2;18));&quot;&quot;)&amp;IF([.T4]&gt;9;&quot;,&quot;&amp;INDIRECT(&quot;'Skills'.A&quot;&amp;RANDBETWEEN(2;18));&quot;&quot;)&amp;IF([.T4]&gt;10;&quot;,&quot;&amp;INDIRECT(&quot;'Skills'.A&quot;&amp;RANDBETWEEN(2;18));&quot;&quot;)&amp;IF([.T4]&gt;11;&quot;,&quot;&amp;INDIRECT(&quot;'Skills'.A&quot;&amp;RANDBETWEEN(2;18));&quot;&quot;)&amp;IF([.B4]=&quot;Skilled&quot;;&quot;,&quot;&amp;INDIRECT(&quot;'Skills'.A&quot;&amp;RANDBETWEEN(2;18));&quot;&quot;)" office:value-type="string" office:string-value="Athletics,Diplomacy,Intimidation,Crafting,Deception" calcext:value-type="string">
            <text:p>Athletics,Diplomacy,Intimidation,Crafting,Decep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S5]&amp;&quot;,&quot;&amp;[.W5]" office:value-type="string" office:string-value="Deception,Lore (Underworld),Stealth,Deception,Diplomacy,Arcana,Thievery,Stealth,Diplomacy,Occultism,Stealth,Diplomacy,Diplomacy,Lore,Society,Nature" calcext:value-type="string">
            <text:p>Deception,Lore (Underworld),Stealth,Deception,Diplomacy,Arcana,Thievery,Stealth,Diplomacy,Occultism,Stealth,Diplomacy,Diplomacy,Lore,Society,Nature</text:p>
          </table:table-cell>
          <table:table-cell table:formula="of:=MATCH([.D5];['BG+Class'.A$38:.A$50];0)+37" office:value-type="float" office:value="48" calcext:value-type="float">
            <text:p>48</text:p>
          </table:table-cell>
          <table:table-cell table:formula="of:=INDIRECT(&quot;'BG+Class'.B&quot;&amp;MATCH([.C5];['BG+Class'.A$1:.A$36];0))" office:value-type="string" office:string-value="Deception,Lore (Underworld)" calcext:value-type="string">
            <text:p>Deception,Lore (Underworld)</text:p>
          </table:table-cell>
          <table:table-cell table:formula="of:=IF([.D5]=&quot;Fighter&quot;;IF([.G5]&gt;[.H5];&quot;Athletics&quot;;&quot;Acrobatics&quot;);INDIRECT(&quot;'BG+Class'.B&quot;&amp;37+MATCH([.D5];['BG+Class'.A$38:.A$50];0)))" office:value-type="string" office:string-value="Stealth" calcext:value-type="string">
            <text:p>Stealth</text:p>
          </table:table-cell>
          <table:table-cell table:formula="of:=IF(LEN([.E5])&lt;2;0;INDIRECT(&quot;'BG+Class'.D&quot;&amp;52+MATCH([.E5];['BG+Class'.C$53:.C$300];0)))" office:value-type="string" office:string-value="Deception,Diplomacy" calcext:value-type="string">
            <text:p>Deception,Diplomacy</text:p>
          </table:table-cell>
          <table:table-cell table:formula="of:=IF(LEN([.F5])&lt;2;0;INDIRECT(&quot;'BG+Class'.D&quot;&amp;52+MATCH([.F5];['BG+Class'.C$53:.C$300];0)))" office:value-type="float" office:value="0" calcext:value-type="float">
            <text:p>0</text:p>
          </table:table-cell>
          <table:table-cell table:formula="of:=[.O5]&amp;IF([.P5]=0;&quot;&quot;;&quot;,&quot;&amp;[.P5])&amp;IF([.Q5]=0;&quot;&quot;;&quot;,&quot;&amp;[.Q5])&amp;IF([.R5]=0;&quot;&quot;;&quot;,&quot;&amp;[.R5])" office:value-type="string" office:string-value="Deception,Lore (Underworld),Stealth,Deception,Diplomacy" calcext:value-type="string">
            <text:p>Deception,Lore (Underworld),Stealth,Deception,Diplomacy</text:p>
          </table:table-cell>
          <table:table-cell table:formula="of:=(([.H5]-10)/2)+INDIRECT(&quot;'BG+Class'.E&quot;&amp;[.N5])" office:value-type="float" office:value="11" calcext:value-type="float">
            <text:p>11</text:p>
          </table:table-cell>
          <table:table-cell table:formula="of:=INDIRECT(&quot;R1C&quot;&amp;6+MATCH(MAX([.G5:.L5]);[.G5:.L5];0);0)" office:value-type="string" office:string-value="DEX" calcext:value-type="string">
            <text:p>DEX</text:p>
          </table:table-cell>
          <table:table-cell table:formula="of:=1+MATCH([.U5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5]);INDIRECT(&quot;Skills.G&quot;&amp;[.V5])-1+INDIRECT(&quot;Skills.H&quot;&amp;[.V5])))&amp;IF([.T5]&gt;2;&quot;,&quot;&amp;INDIRECT(&quot;'Skills'.A&quot;&amp;RANDBETWEEN(2;18));&quot;&quot;)&amp;IF([.T5]&gt;3;&quot;,&quot;&amp;INDIRECT(&quot;'Skills'.A&quot;&amp;RANDBETWEEN(2;18));&quot;&quot;)&amp;IF([.T5]&gt;4;&quot;,&quot;&amp;INDIRECT(&quot;'Skills'.A&quot;&amp;RANDBETWEEN(2;18));&quot;&quot;)&amp;IF([.T5]&gt;5;&quot;,&quot;&amp;INDIRECT(&quot;'Skills'.A&quot;&amp;RANDBETWEEN(2;18));&quot;&quot;)&amp;IF([.T5]&gt;6;&quot;,&quot;&amp;INDIRECT(&quot;'Skills'.A&quot;&amp;RANDBETWEEN(2;18));&quot;&quot;)&amp;IF([.T5]&gt;7;&quot;,&quot;&amp;INDIRECT(&quot;'Skills'.A&quot;&amp;RANDBETWEEN(2;18));&quot;&quot;)&amp;IF([.T5]&gt;8;&quot;,&quot;&amp;INDIRECT(&quot;'Skills'.A&quot;&amp;RANDBETWEEN(2;18));&quot;&quot;)&amp;IF([.T5]&gt;9;&quot;,&quot;&amp;INDIRECT(&quot;'Skills'.A&quot;&amp;RANDBETWEEN(2;18));&quot;&quot;)&amp;IF([.T5]&gt;10;&quot;,&quot;&amp;INDIRECT(&quot;'Skills'.A&quot;&amp;RANDBETWEEN(2;18));&quot;&quot;)&amp;IF([.T5]&gt;11;&quot;,&quot;&amp;INDIRECT(&quot;'Skills'.A&quot;&amp;RANDBETWEEN(2;18));&quot;&quot;)&amp;IF([.B5]=&quot;Skilled&quot;;&quot;,&quot;&amp;INDIRECT(&quot;'Skills'.A&quot;&amp;RANDBETWEEN(2;18));&quot;&quot;)" office:value-type="string" office:string-value="Arcana,Thievery,Stealth,Diplomacy,Occultism,Stealth,Diplomacy,Diplomacy,Lore,Society,Nature" calcext:value-type="string">
            <text:p>Arcana,Thievery,Stealth,Diplomacy,Occultism,Stealth,Diplomacy,Diplomacy,Lore,Society,Natu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uffia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S6]&amp;&quot;,&quot;&amp;[.W6]" office:value-type="string" office:string-value="Medicine,Lore (Warfare),Stealth,Intimidation,Deception,Stealth,Acrobatics,Athletics,Society,Arcana,Medicine,Acrobatics,Religion,Religion,Intimidation" calcext:value-type="string">
            <text:p>Medicine,Lore (Warfare),Stealth,Intimidation,Deception,Stealth,Acrobatics,Athletics,Society,Arcana,Medicine,Acrobatics,Religion,Religion,Intimidation</text:p>
          </table:table-cell>
          <table:table-cell table:formula="of:=MATCH([.D6];['BG+Class'.A$38:.A$50];0)+37" office:value-type="float" office:value="48" calcext:value-type="float">
            <text:p>48</text:p>
          </table:table-cell>
          <table:table-cell table:formula="of:=INDIRECT(&quot;'BG+Class'.B&quot;&amp;MATCH([.C6];['BG+Class'.A$1:.A$36];0))" office:value-type="string" office:string-value="Medicine,Lore (Warfare)" calcext:value-type="string">
            <text:p>Medicine,Lore (Warfare)</text:p>
          </table:table-cell>
          <table:table-cell table:formula="of:=IF([.D6]=&quot;Fighter&quot;;IF([.G6]&gt;[.H6];&quot;Athletics&quot;;&quot;Acrobatics&quot;);INDIRECT(&quot;'BG+Class'.B&quot;&amp;37+MATCH([.D6];['BG+Class'.A$38:.A$50];0)))" office:value-type="string" office:string-value="Stealth" calcext:value-type="string">
            <text:p>Stealth</text:p>
          </table:table-cell>
          <table:table-cell table:formula="of:=IF(LEN([.E6])&lt;2;0;INDIRECT(&quot;'BG+Class'.D&quot;&amp;52+MATCH([.E6];['BG+Class'.C$53:.C$300];0)))" office:value-type="string" office:string-value="Intimidation" calcext:value-type="string">
            <text:p>Intimidation</text:p>
          </table:table-cell>
          <table:table-cell table:formula="of:=IF(LEN([.F6])&lt;2;0;INDIRECT(&quot;'BG+Class'.D&quot;&amp;52+MATCH([.F6];['BG+Class'.C$53:.C$300];0)))" office:value-type="float" office:value="0" calcext:value-type="float">
            <text:p>0</text:p>
          </table:table-cell>
          <table:table-cell table:formula="of:=[.O6]&amp;IF([.P6]=0;&quot;&quot;;&quot;,&quot;&amp;[.P6])&amp;IF([.Q6]=0;&quot;&quot;;&quot;,&quot;&amp;[.Q6])&amp;IF([.R6]=0;&quot;&quot;;&quot;,&quot;&amp;[.R6])" office:value-type="string" office:string-value="Medicine,Lore (Warfare),Stealth,Intimidation" calcext:value-type="string">
            <text:p>Medicine,Lore (Warfare),Stealth,Intimidation</text:p>
          </table:table-cell>
          <table:table-cell table:formula="of:=(([.H6]-10)/2)+INDIRECT(&quot;'BG+Class'.E&quot;&amp;[.N6])" office:value-type="float" office:value="11" calcext:value-type="float">
            <text:p>11</text:p>
          </table:table-cell>
          <table:table-cell table:formula="of:=INDIRECT(&quot;R1C&quot;&amp;6+MATCH(MAX([.G6:.L6]);[.G6:.L6];0);0)" office:value-type="string" office:string-value="DEX" calcext:value-type="string">
            <text:p>DEX</text:p>
          </table:table-cell>
          <table:table-cell table:formula="of:=1+MATCH([.U6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6]);INDIRECT(&quot;Skills.G&quot;&amp;[.V6])-1+INDIRECT(&quot;Skills.H&quot;&amp;[.V6])))&amp;IF([.T6]&gt;2;&quot;,&quot;&amp;INDIRECT(&quot;'Skills'.A&quot;&amp;RANDBETWEEN(2;18));&quot;&quot;)&amp;IF([.T6]&gt;3;&quot;,&quot;&amp;INDIRECT(&quot;'Skills'.A&quot;&amp;RANDBETWEEN(2;18));&quot;&quot;)&amp;IF([.T6]&gt;4;&quot;,&quot;&amp;INDIRECT(&quot;'Skills'.A&quot;&amp;RANDBETWEEN(2;18));&quot;&quot;)&amp;IF([.T6]&gt;5;&quot;,&quot;&amp;INDIRECT(&quot;'Skills'.A&quot;&amp;RANDBETWEEN(2;18));&quot;&quot;)&amp;IF([.T6]&gt;6;&quot;,&quot;&amp;INDIRECT(&quot;'Skills'.A&quot;&amp;RANDBETWEEN(2;18));&quot;&quot;)&amp;IF([.T6]&gt;7;&quot;,&quot;&amp;INDIRECT(&quot;'Skills'.A&quot;&amp;RANDBETWEEN(2;18));&quot;&quot;)&amp;IF([.T6]&gt;8;&quot;,&quot;&amp;INDIRECT(&quot;'Skills'.A&quot;&amp;RANDBETWEEN(2;18));&quot;&quot;)&amp;IF([.T6]&gt;9;&quot;,&quot;&amp;INDIRECT(&quot;'Skills'.A&quot;&amp;RANDBETWEEN(2;18));&quot;&quot;)&amp;IF([.T6]&gt;10;&quot;,&quot;&amp;INDIRECT(&quot;'Skills'.A&quot;&amp;RANDBETWEEN(2;18));&quot;&quot;)&amp;IF([.T6]&gt;11;&quot;,&quot;&amp;INDIRECT(&quot;'Skills'.A&quot;&amp;RANDBETWEEN(2;18));&quot;&quot;)&amp;IF([.B6]=&quot;Skilled&quot;;&quot;,&quot;&amp;INDIRECT(&quot;'Skills'.A&quot;&amp;RANDBETWEEN(2;18));&quot;&quot;)" office:value-type="string" office:string-value="Deception,Stealth,Acrobatics,Athletics,Society,Arcana,Medicine,Acrobatics,Religion,Religion,Intimidation" calcext:value-type="string">
            <text:p>Deception,Stealth,Acrobatics,Athletics,Society,Arcana,Medicine,Acrobatics,Religion,Religion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Ancient Bloode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Thie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S7]&amp;&quot;,&quot;&amp;[.W7]" office:value-type="string" office:string-value="Stealth,Lore (Underworld),Stealth,Thievery,Athletics,Acrobatics,Lore,Arcana,Religion,Society,Lore,Nature,Arcana,Thievery,Acrobatics" calcext:value-type="string">
            <text:p>Stealth,Lore (Underworld),Stealth,Thievery,Athletics,Acrobatics,Lore,Arcana,Religion,Society,Lore,Nature,Arcana,Thievery,Acrobatics</text:p>
          </table:table-cell>
          <table:table-cell table:formula="of:=MATCH([.D7];['BG+Class'.A$38:.A$50];0)+37" office:value-type="float" office:value="48" calcext:value-type="float">
            <text:p>48</text:p>
          </table:table-cell>
          <table:table-cell table:formula="of:=INDIRECT(&quot;'BG+Class'.B&quot;&amp;MATCH([.C7];['BG+Class'.A$1:.A$36];0))" office:value-type="string" office:string-value="Stealth,Lore (Underworld)" calcext:value-type="string">
            <text:p>Stealth,Lore (Underworld)</text:p>
          </table:table-cell>
          <table:table-cell table:formula="of:=IF([.D7]=&quot;Fighter&quot;;IF([.G7]&gt;[.H7];&quot;Athletics&quot;;&quot;Acrobatics&quot;);INDIRECT(&quot;'BG+Class'.B&quot;&amp;37+MATCH([.D7];['BG+Class'.A$38:.A$50];0)))" office:value-type="string" office:string-value="Stealth" calcext:value-type="string">
            <text:p>Stealth</text:p>
          </table:table-cell>
          <table:table-cell table:formula="of:=IF(LEN([.E7])&lt;2;0;INDIRECT(&quot;'BG+Class'.D&quot;&amp;52+MATCH([.E7];['BG+Class'.C$53:.C$300];0)))" office:value-type="string" office:string-value="Thievery" calcext:value-type="string">
            <text:p>Thievery</text:p>
          </table:table-cell>
          <table:table-cell table:formula="of:=IF(LEN([.F7])&lt;2;0;INDIRECT(&quot;'BG+Class'.D&quot;&amp;52+MATCH([.F7];['BG+Class'.C$53:.C$300];0)))" office:value-type="float" office:value="0" calcext:value-type="float">
            <text:p>0</text:p>
          </table:table-cell>
          <table:table-cell table:formula="of:=[.O7]&amp;IF([.P7]=0;&quot;&quot;;&quot;,&quot;&amp;[.P7])&amp;IF([.Q7]=0;&quot;&quot;;&quot;,&quot;&amp;[.Q7])&amp;IF([.R7]=0;&quot;&quot;;&quot;,&quot;&amp;[.R7])" office:value-type="string" office:string-value="Stealth,Lore (Underworld),Stealth,Thievery" calcext:value-type="string">
            <text:p>Stealth,Lore (Underworld),Stealth,Thievery</text:p>
          </table:table-cell>
          <table:table-cell table:formula="of:=(([.H7]-10)/2)+INDIRECT(&quot;'BG+Class'.E&quot;&amp;[.N7])" office:value-type="float" office:value="11" calcext:value-type="float">
            <text:p>11</text:p>
          </table:table-cell>
          <table:table-cell table:formula="of:=INDIRECT(&quot;R1C&quot;&amp;6+MATCH(MAX([.G7:.L7]);[.G7:.L7];0);0)" office:value-type="string" office:string-value="DEX" calcext:value-type="string">
            <text:p>DEX</text:p>
          </table:table-cell>
          <table:table-cell table:formula="of:=1+MATCH([.U7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7]);INDIRECT(&quot;Skills.G&quot;&amp;[.V7])-1+INDIRECT(&quot;Skills.H&quot;&amp;[.V7])))&amp;IF([.T7]&gt;2;&quot;,&quot;&amp;INDIRECT(&quot;'Skills'.A&quot;&amp;RANDBETWEEN(2;18));&quot;&quot;)&amp;IF([.T7]&gt;3;&quot;,&quot;&amp;INDIRECT(&quot;'Skills'.A&quot;&amp;RANDBETWEEN(2;18));&quot;&quot;)&amp;IF([.T7]&gt;4;&quot;,&quot;&amp;INDIRECT(&quot;'Skills'.A&quot;&amp;RANDBETWEEN(2;18));&quot;&quot;)&amp;IF([.T7]&gt;5;&quot;,&quot;&amp;INDIRECT(&quot;'Skills'.A&quot;&amp;RANDBETWEEN(2;18));&quot;&quot;)&amp;IF([.T7]&gt;6;&quot;,&quot;&amp;INDIRECT(&quot;'Skills'.A&quot;&amp;RANDBETWEEN(2;18));&quot;&quot;)&amp;IF([.T7]&gt;7;&quot;,&quot;&amp;INDIRECT(&quot;'Skills'.A&quot;&amp;RANDBETWEEN(2;18));&quot;&quot;)&amp;IF([.T7]&gt;8;&quot;,&quot;&amp;INDIRECT(&quot;'Skills'.A&quot;&amp;RANDBETWEEN(2;18));&quot;&quot;)&amp;IF([.T7]&gt;9;&quot;,&quot;&amp;INDIRECT(&quot;'Skills'.A&quot;&amp;RANDBETWEEN(2;18));&quot;&quot;)&amp;IF([.T7]&gt;10;&quot;,&quot;&amp;INDIRECT(&quot;'Skills'.A&quot;&amp;RANDBETWEEN(2;18));&quot;&quot;)&amp;IF([.T7]&gt;11;&quot;,&quot;&amp;INDIRECT(&quot;'Skills'.A&quot;&amp;RANDBETWEEN(2;18));&quot;&quot;)&amp;IF([.B7]=&quot;Skilled&quot;;&quot;,&quot;&amp;INDIRECT(&quot;'Skills'.A&quot;&amp;RANDBETWEEN(2;18));&quot;&quot;)" office:value-type="string" office:string-value="Athletics,Acrobatics,Lore,Arcana,Religion,Society,Lore,Nature,Arcana,Thievery,Acrobatics" calcext:value-type="string">
            <text:p>Athletics,Acrobatics,Lore,Arcana,Religion,Society,Lore,Nature,Arcana,Thievery,Acrobatics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Herbalist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i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8]&amp;&quot;,&quot;&amp;[.W8]" office:value-type="string" office:string-value="Nature,Lore (Herbalism),Nature,Intimidation,Athletics,Medicine,Diplomacy" calcext:value-type="string">
            <text:p>Nature,Lore (Herbalism),Nature,Intimidation,Athletics,Medicine,Diplomacy</text:p>
          </table:table-cell>
          <table:table-cell table:formula="of:=MATCH([.D8];['BG+Class'.A$38:.A$50];0)+37" office:value-type="float" office:value="44" calcext:value-type="float">
            <text:p>44</text:p>
          </table:table-cell>
          <table:table-cell table:formula="of:=INDIRECT(&quot;'BG+Class'.B&quot;&amp;MATCH([.C8];['BG+Class'.A$1:.A$36];0))" office:value-type="string" office:string-value="Nature,Lore (Herbalism)" calcext:value-type="string">
            <text:p>Nature,Lore (Herbalism)</text:p>
          </table:table-cell>
          <table:table-cell table:formula="of:=IF([.D8]=&quot;Fighter&quot;;IF([.G8]&gt;[.H8];&quot;Athletics&quot;;&quot;Acrobatics&quot;);INDIRECT(&quot;'BG+Class'.B&quot;&amp;37+MATCH([.D8];['BG+Class'.A$38:.A$50];0)))" office:value-type="string" office:string-value="Nature" calcext:value-type="string">
            <text:p>Nature</text:p>
          </table:table-cell>
          <table:table-cell table:formula="of:=IF(LEN([.E8])&lt;2;0;INDIRECT(&quot;'BG+Class'.D&quot;&amp;52+MATCH([.E8];['BG+Class'.C$53:.C$300];0)))" office:value-type="string" office:string-value="Intimidation" calcext:value-type="string">
            <text:p>Intimidation</text:p>
          </table:table-cell>
          <table:table-cell table:formula="of:=IF(LEN([.F8])&lt;2;0;INDIRECT(&quot;'BG+Class'.D&quot;&amp;52+MATCH([.F8];['BG+Class'.C$53:.C$300];0)))" office:value-type="float" office:value="0" calcext:value-type="float">
            <text:p>0</text:p>
          </table:table-cell>
          <table:table-cell table:formula="of:=[.O8]&amp;IF([.P8]=0;&quot;&quot;;&quot;,&quot;&amp;[.P8])&amp;IF([.Q8]=0;&quot;&quot;;&quot;,&quot;&amp;[.Q8])&amp;IF([.R8]=0;&quot;&quot;;&quot;,&quot;&amp;[.R8])" office:value-type="string" office:string-value="Nature,Lore (Herbalism),Nature,Intimidation" calcext:value-type="string">
            <text:p>Nature,Lore (Herbalism),Nature,Intimidation</text:p>
          </table:table-cell>
          <table:table-cell table:formula="of:=(([.H8]-10)/2)+INDIRECT(&quot;'BG+Class'.E&quot;&amp;[.N8])" office:value-type="float" office:value="3" calcext:value-type="float">
            <text:p>3</text:p>
          </table:table-cell>
          <table:table-cell table:formula="of:=INDIRECT(&quot;R1C&quot;&amp;6+MATCH(MAX([.G8:.L8]);[.G8:.L8];0);0)" office:value-type="string" office:string-value="WIS" calcext:value-type="string">
            <text:p>WIS</text:p>
          </table:table-cell>
          <table:table-cell table:formula="of:=1+MATCH([.U8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8]);INDIRECT(&quot;Skills.G&quot;&amp;[.V8])-1+INDIRECT(&quot;Skills.H&quot;&amp;[.V8])))&amp;IF([.T8]&gt;2;&quot;,&quot;&amp;INDIRECT(&quot;'Skills'.A&quot;&amp;RANDBETWEEN(2;18));&quot;&quot;)&amp;IF([.T8]&gt;3;&quot;,&quot;&amp;INDIRECT(&quot;'Skills'.A&quot;&amp;RANDBETWEEN(2;18));&quot;&quot;)&amp;IF([.T8]&gt;4;&quot;,&quot;&amp;INDIRECT(&quot;'Skills'.A&quot;&amp;RANDBETWEEN(2;18));&quot;&quot;)&amp;IF([.T8]&gt;5;&quot;,&quot;&amp;INDIRECT(&quot;'Skills'.A&quot;&amp;RANDBETWEEN(2;18));&quot;&quot;)&amp;IF([.T8]&gt;6;&quot;,&quot;&amp;INDIRECT(&quot;'Skills'.A&quot;&amp;RANDBETWEEN(2;18));&quot;&quot;)&amp;IF([.T8]&gt;7;&quot;,&quot;&amp;INDIRECT(&quot;'Skills'.A&quot;&amp;RANDBETWEEN(2;18));&quot;&quot;)&amp;IF([.T8]&gt;8;&quot;,&quot;&amp;INDIRECT(&quot;'Skills'.A&quot;&amp;RANDBETWEEN(2;18));&quot;&quot;)&amp;IF([.T8]&gt;9;&quot;,&quot;&amp;INDIRECT(&quot;'Skills'.A&quot;&amp;RANDBETWEEN(2;18));&quot;&quot;)&amp;IF([.T8]&gt;10;&quot;,&quot;&amp;INDIRECT(&quot;'Skills'.A&quot;&amp;RANDBETWEEN(2;18));&quot;&quot;)&amp;IF([.T8]&gt;11;&quot;,&quot;&amp;INDIRECT(&quot;'Skills'.A&quot;&amp;RANDBETWEEN(2;18));&quot;&quot;)&amp;IF([.B8]=&quot;Skilled&quot;;&quot;,&quot;&amp;INDIRECT(&quot;'Skills'.A&quot;&amp;RANDBETWEEN(2;18));&quot;&quot;)" office:value-type="string" office:string-value="Athletics,Medicine,Diplomacy" calcext:value-type="string">
            <text:p>Athletics,Medicine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il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S9]&amp;&quot;,&quot;&amp;[.W9]" office:value-type="string" office:string-value="Performance,Lore (Theater),Nature,Intimidation,Intimidation,Medicine,Nature" calcext:value-type="string">
            <text:p>Performance,Lore (Theater),Nature,Intimidation,Intimidation,Medicine,Nature</text:p>
          </table:table-cell>
          <table:table-cell table:formula="of:=MATCH([.D9];['BG+Class'.A$38:.A$50];0)+37" office:value-type="float" office:value="44" calcext:value-type="float">
            <text:p>44</text:p>
          </table:table-cell>
          <table:table-cell table:formula="of:=INDIRECT(&quot;'BG+Class'.B&quot;&amp;MATCH([.C9];['BG+Class'.A$1:.A$36];0))" office:value-type="string" office:string-value="Performance,Lore (Theater)" calcext:value-type="string">
            <text:p>Performance,Lore (Theater)</text:p>
          </table:table-cell>
          <table:table-cell table:formula="of:=IF([.D9]=&quot;Fighter&quot;;IF([.G9]&gt;[.H9];&quot;Athletics&quot;;&quot;Acrobatics&quot;);INDIRECT(&quot;'BG+Class'.B&quot;&amp;37+MATCH([.D9];['BG+Class'.A$38:.A$50];0)))" office:value-type="string" office:string-value="Nature" calcext:value-type="string">
            <text:p>Nature</text:p>
          </table:table-cell>
          <table:table-cell table:formula="of:=IF(LEN([.E9])&lt;2;0;INDIRECT(&quot;'BG+Class'.D&quot;&amp;52+MATCH([.E9];['BG+Class'.C$53:.C$300];0)))" office:value-type="string" office:string-value="Intimidation" calcext:value-type="string">
            <text:p>Intimidation</text:p>
          </table:table-cell>
          <table:table-cell table:formula="of:=IF(LEN([.F9])&lt;2;0;INDIRECT(&quot;'BG+Class'.D&quot;&amp;52+MATCH([.F9];['BG+Class'.C$53:.C$300];0)))" office:value-type="float" office:value="0" calcext:value-type="float">
            <text:p>0</text:p>
          </table:table-cell>
          <table:table-cell table:formula="of:=[.O9]&amp;IF([.P9]=0;&quot;&quot;;&quot;,&quot;&amp;[.P9])&amp;IF([.Q9]=0;&quot;&quot;;&quot;,&quot;&amp;[.Q9])&amp;IF([.R9]=0;&quot;&quot;;&quot;,&quot;&amp;[.R9])" office:value-type="string" office:string-value="Performance,Lore (Theater),Nature,Intimidation" calcext:value-type="string">
            <text:p>Performance,Lore (Theater),Nature,Intimidation</text:p>
          </table:table-cell>
          <table:table-cell table:formula="of:=(([.H9]-10)/2)+INDIRECT(&quot;'BG+Class'.E&quot;&amp;[.N9])" office:value-type="float" office:value="3" calcext:value-type="float">
            <text:p>3</text:p>
          </table:table-cell>
          <table:table-cell table:formula="of:=INDIRECT(&quot;R1C&quot;&amp;6+MATCH(MAX([.G9:.L9]);[.G9:.L9];0);0)" office:value-type="string" office:string-value="WIS" calcext:value-type="string">
            <text:p>WIS</text:p>
          </table:table-cell>
          <table:table-cell table:formula="of:=1+MATCH([.U9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9]);INDIRECT(&quot;Skills.G&quot;&amp;[.V9])-1+INDIRECT(&quot;Skills.H&quot;&amp;[.V9])))&amp;IF([.T9]&gt;2;&quot;,&quot;&amp;INDIRECT(&quot;'Skills'.A&quot;&amp;RANDBETWEEN(2;18));&quot;&quot;)&amp;IF([.T9]&gt;3;&quot;,&quot;&amp;INDIRECT(&quot;'Skills'.A&quot;&amp;RANDBETWEEN(2;18));&quot;&quot;)&amp;IF([.T9]&gt;4;&quot;,&quot;&amp;INDIRECT(&quot;'Skills'.A&quot;&amp;RANDBETWEEN(2;18));&quot;&quot;)&amp;IF([.T9]&gt;5;&quot;,&quot;&amp;INDIRECT(&quot;'Skills'.A&quot;&amp;RANDBETWEEN(2;18));&quot;&quot;)&amp;IF([.T9]&gt;6;&quot;,&quot;&amp;INDIRECT(&quot;'Skills'.A&quot;&amp;RANDBETWEEN(2;18));&quot;&quot;)&amp;IF([.T9]&gt;7;&quot;,&quot;&amp;INDIRECT(&quot;'Skills'.A&quot;&amp;RANDBETWEEN(2;18));&quot;&quot;)&amp;IF([.T9]&gt;8;&quot;,&quot;&amp;INDIRECT(&quot;'Skills'.A&quot;&amp;RANDBETWEEN(2;18));&quot;&quot;)&amp;IF([.T9]&gt;9;&quot;,&quot;&amp;INDIRECT(&quot;'Skills'.A&quot;&amp;RANDBETWEEN(2;18));&quot;&quot;)&amp;IF([.T9]&gt;10;&quot;,&quot;&amp;INDIRECT(&quot;'Skills'.A&quot;&amp;RANDBETWEEN(2;18));&quot;&quot;)&amp;IF([.T9]&gt;11;&quot;,&quot;&amp;INDIRECT(&quot;'Skills'.A&quot;&amp;RANDBETWEEN(2;18));&quot;&quot;)&amp;IF([.B9]=&quot;Skilled&quot;;&quot;,&quot;&amp;INDIRECT(&quot;'Skills'.A&quot;&amp;RANDBETWEEN(2;18));&quot;&quot;)" office:value-type="string" office:string-value="Intimidation,Medicine,Nature" calcext:value-type="string">
            <text:p>Intimidation,Medicine,Natu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S10]&amp;&quot;,&quot;&amp;[.W10]" office:value-type="string" office:string-value="Deception,Lore (Games),Stealth,Deception,Diplomacy,Intimidation,Stealth,Stealth,Intimidation,Performance,Diplomacy,Occultism,Medicine,Intimidation,Occultism,Thievery" calcext:value-type="string">
            <text:p>Deception,Lore (Games),Stealth,Deception,Diplomacy,Intimidation,Stealth,Stealth,Intimidation,Performance,Diplomacy,Occultism,Medicine,Intimidation,Occultism,Thievery</text:p>
          </table:table-cell>
          <table:table-cell table:formula="of:=MATCH([.D10];['BG+Class'.A$38:.A$50];0)+37" office:value-type="float" office:value="48" calcext:value-type="float">
            <text:p>48</text:p>
          </table:table-cell>
          <table:table-cell table:formula="of:=INDIRECT(&quot;'BG+Class'.B&quot;&amp;MATCH([.C10];['BG+Class'.A$1:.A$36];0))" office:value-type="string" office:string-value="Deception,Lore (Games)" calcext:value-type="string">
            <text:p>Deception,Lore (Games)</text:p>
          </table:table-cell>
          <table:table-cell table:formula="of:=IF([.D10]=&quot;Fighter&quot;;IF([.G10]&gt;[.H10];&quot;Athletics&quot;;&quot;Acrobatics&quot;);INDIRECT(&quot;'BG+Class'.B&quot;&amp;37+MATCH([.D10];['BG+Class'.A$38:.A$50];0)))" office:value-type="string" office:string-value="Stealth" calcext:value-type="string">
            <text:p>Stealth</text:p>
          </table:table-cell>
          <table:table-cell table:formula="of:=IF(LEN([.E10])&lt;2;0;INDIRECT(&quot;'BG+Class'.D&quot;&amp;52+MATCH([.E10];['BG+Class'.C$53:.C$300];0)))" office:value-type="string" office:string-value="Deception,Diplomacy" calcext:value-type="string">
            <text:p>Deception,Diplomacy</text:p>
          </table:table-cell>
          <table:table-cell table:formula="of:=IF(LEN([.F10])&lt;2;0;INDIRECT(&quot;'BG+Class'.D&quot;&amp;52+MATCH([.F10];['BG+Class'.C$53:.C$300];0)))" office:value-type="float" office:value="0" calcext:value-type="float">
            <text:p>0</text:p>
          </table:table-cell>
          <table:table-cell table:formula="of:=[.O10]&amp;IF([.P10]=0;&quot;&quot;;&quot;,&quot;&amp;[.P10])&amp;IF([.Q10]=0;&quot;&quot;;&quot;,&quot;&amp;[.Q10])&amp;IF([.R10]=0;&quot;&quot;;&quot;,&quot;&amp;[.R10])" office:value-type="string" office:string-value="Deception,Lore (Games),Stealth,Deception,Diplomacy" calcext:value-type="string">
            <text:p>Deception,Lore (Games),Stealth,Deception,Diplomacy</text:p>
          </table:table-cell>
          <table:table-cell table:formula="of:=(([.H10]-10)/2)+INDIRECT(&quot;'BG+Class'.E&quot;&amp;[.N10])" office:value-type="float" office:value="11" calcext:value-type="float">
            <text:p>11</text:p>
          </table:table-cell>
          <table:table-cell table:formula="of:=INDIRECT(&quot;R1C&quot;&amp;6+MATCH(MAX([.G10:.L10]);[.G10:.L10];0);0)" office:value-type="string" office:string-value="DEX" calcext:value-type="string">
            <text:p>DEX</text:p>
          </table:table-cell>
          <table:table-cell table:formula="of:=1+MATCH([.U10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0]);INDIRECT(&quot;Skills.G&quot;&amp;[.V10])-1+INDIRECT(&quot;Skills.H&quot;&amp;[.V10])))&amp;IF([.T10]&gt;2;&quot;,&quot;&amp;INDIRECT(&quot;'Skills'.A&quot;&amp;RANDBETWEEN(2;18));&quot;&quot;)&amp;IF([.T10]&gt;3;&quot;,&quot;&amp;INDIRECT(&quot;'Skills'.A&quot;&amp;RANDBETWEEN(2;18));&quot;&quot;)&amp;IF([.T10]&gt;4;&quot;,&quot;&amp;INDIRECT(&quot;'Skills'.A&quot;&amp;RANDBETWEEN(2;18));&quot;&quot;)&amp;IF([.T10]&gt;5;&quot;,&quot;&amp;INDIRECT(&quot;'Skills'.A&quot;&amp;RANDBETWEEN(2;18));&quot;&quot;)&amp;IF([.T10]&gt;6;&quot;,&quot;&amp;INDIRECT(&quot;'Skills'.A&quot;&amp;RANDBETWEEN(2;18));&quot;&quot;)&amp;IF([.T10]&gt;7;&quot;,&quot;&amp;INDIRECT(&quot;'Skills'.A&quot;&amp;RANDBETWEEN(2;18));&quot;&quot;)&amp;IF([.T10]&gt;8;&quot;,&quot;&amp;INDIRECT(&quot;'Skills'.A&quot;&amp;RANDBETWEEN(2;18));&quot;&quot;)&amp;IF([.T10]&gt;9;&quot;,&quot;&amp;INDIRECT(&quot;'Skills'.A&quot;&amp;RANDBETWEEN(2;18));&quot;&quot;)&amp;IF([.T10]&gt;10;&quot;,&quot;&amp;INDIRECT(&quot;'Skills'.A&quot;&amp;RANDBETWEEN(2;18));&quot;&quot;)&amp;IF([.T10]&gt;11;&quot;,&quot;&amp;INDIRECT(&quot;'Skills'.A&quot;&amp;RANDBETWEEN(2;18));&quot;&quot;)&amp;IF([.B10]=&quot;Skilled&quot;;&quot;,&quot;&amp;INDIRECT(&quot;'Skills'.A&quot;&amp;RANDBETWEEN(2;18));&quot;&quot;)" office:value-type="string" office:string-value="Intimidation,Stealth,Stealth,Intimidation,Performance,Diplomacy,Occultism,Medicine,Intimidation,Occultism,Thievery" calcext:value-type="string">
            <text:p>Intimidation,Stealth,Stealth,Intimidation,Performance,Diplomacy,Occultism,Medicine,Intimidation,Occultism,Thiever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lf-orc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uffia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S11]&amp;&quot;,&quot;&amp;[.W11]" office:value-type="string" office:string-value="Stealth,Lore (Underworld),Stealth,Intimidation,Stealth,Athletics,Athletics,Medicine,Performance,Acrobatics,Diplomacy,Crafting,Diplomacy,Lore" calcext:value-type="string">
            <text:p>Stealth,Lore (Underworld),Stealth,Intimidation,Stealth,Athletics,Athletics,Medicine,Performance,Acrobatics,Diplomacy,Crafting,Diplomacy,Lore</text:p>
          </table:table-cell>
          <table:table-cell table:formula="of:=MATCH([.D11];['BG+Class'.A$38:.A$50];0)+37" office:value-type="float" office:value="48" calcext:value-type="float">
            <text:p>48</text:p>
          </table:table-cell>
          <table:table-cell table:formula="of:=INDIRECT(&quot;'BG+Class'.B&quot;&amp;MATCH([.C11];['BG+Class'.A$1:.A$36];0))" office:value-type="string" office:string-value="Stealth,Lore (Underworld)" calcext:value-type="string">
            <text:p>Stealth,Lore (Underworld)</text:p>
          </table:table-cell>
          <table:table-cell table:formula="of:=IF([.D11]=&quot;Fighter&quot;;IF([.G11]&gt;[.H11];&quot;Athletics&quot;;&quot;Acrobatics&quot;);INDIRECT(&quot;'BG+Class'.B&quot;&amp;37+MATCH([.D11];['BG+Class'.A$38:.A$50];0)))" office:value-type="string" office:string-value="Stealth" calcext:value-type="string">
            <text:p>Stealth</text:p>
          </table:table-cell>
          <table:table-cell table:formula="of:=IF(LEN([.E11])&lt;2;0;INDIRECT(&quot;'BG+Class'.D&quot;&amp;52+MATCH([.E11];['BG+Class'.C$53:.C$300];0)))" office:value-type="string" office:string-value="Intimidation" calcext:value-type="string">
            <text:p>Intimidation</text:p>
          </table:table-cell>
          <table:table-cell table:formula="of:=IF(LEN([.F11])&lt;2;0;INDIRECT(&quot;'BG+Class'.D&quot;&amp;52+MATCH([.F11];['BG+Class'.C$53:.C$300];0)))" office:value-type="float" office:value="0" calcext:value-type="float">
            <text:p>0</text:p>
          </table:table-cell>
          <table:table-cell table:formula="of:=[.O11]&amp;IF([.P11]=0;&quot;&quot;;&quot;,&quot;&amp;[.P11])&amp;IF([.Q11]=0;&quot;&quot;;&quot;,&quot;&amp;[.Q11])&amp;IF([.R11]=0;&quot;&quot;;&quot;,&quot;&amp;[.R11])" office:value-type="string" office:string-value="Stealth,Lore (Underworld),Stealth,Intimidation" calcext:value-type="string">
            <text:p>Stealth,Lore (Underworld),Stealth,Intimidation</text:p>
          </table:table-cell>
          <table:table-cell table:formula="of:=(([.H11]-10)/2)+INDIRECT(&quot;'BG+Class'.E&quot;&amp;[.N11])" office:value-type="float" office:value="10" calcext:value-type="float">
            <text:p>10</text:p>
          </table:table-cell>
          <table:table-cell table:formula="of:=INDIRECT(&quot;R1C&quot;&amp;6+MATCH(MAX([.G11:.L11]);[.G11:.L11];0);0)" office:value-type="string" office:string-value="STR" calcext:value-type="string">
            <text:p>STR</text:p>
          </table:table-cell>
          <table:table-cell table:formula="of:=1+MATCH([.U11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1]);INDIRECT(&quot;Skills.G&quot;&amp;[.V11])-1+INDIRECT(&quot;Skills.H&quot;&amp;[.V11])))&amp;IF([.T11]&gt;2;&quot;,&quot;&amp;INDIRECT(&quot;'Skills'.A&quot;&amp;RANDBETWEEN(2;18));&quot;&quot;)&amp;IF([.T11]&gt;3;&quot;,&quot;&amp;INDIRECT(&quot;'Skills'.A&quot;&amp;RANDBETWEEN(2;18));&quot;&quot;)&amp;IF([.T11]&gt;4;&quot;,&quot;&amp;INDIRECT(&quot;'Skills'.A&quot;&amp;RANDBETWEEN(2;18));&quot;&quot;)&amp;IF([.T11]&gt;5;&quot;,&quot;&amp;INDIRECT(&quot;'Skills'.A&quot;&amp;RANDBETWEEN(2;18));&quot;&quot;)&amp;IF([.T11]&gt;6;&quot;,&quot;&amp;INDIRECT(&quot;'Skills'.A&quot;&amp;RANDBETWEEN(2;18));&quot;&quot;)&amp;IF([.T11]&gt;7;&quot;,&quot;&amp;INDIRECT(&quot;'Skills'.A&quot;&amp;RANDBETWEEN(2;18));&quot;&quot;)&amp;IF([.T11]&gt;8;&quot;,&quot;&amp;INDIRECT(&quot;'Skills'.A&quot;&amp;RANDBETWEEN(2;18));&quot;&quot;)&amp;IF([.T11]&gt;9;&quot;,&quot;&amp;INDIRECT(&quot;'Skills'.A&quot;&amp;RANDBETWEEN(2;18));&quot;&quot;)&amp;IF([.T11]&gt;10;&quot;,&quot;&amp;INDIRECT(&quot;'Skills'.A&quot;&amp;RANDBETWEEN(2;18));&quot;&quot;)&amp;IF([.T11]&gt;11;&quot;,&quot;&amp;INDIRECT(&quot;'Skills'.A&quot;&amp;RANDBETWEEN(2;18));&quot;&quot;)&amp;IF([.B11]=&quot;Skilled&quot;;&quot;,&quot;&amp;INDIRECT(&quot;'Skills'.A&quot;&amp;RANDBETWEEN(2;18));&quot;&quot;)" office:value-type="string" office:string-value="Stealth,Athletics,Athletics,Medicine,Performance,Acrobatics,Diplomacy,Crafting,Diplomacy,Lore" calcext:value-type="string">
            <text:p>Stealth,Athletics,Athletics,Medicine,Performance,Acrobatics,Diplomacy,Crafting,Diplomacy,Lo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[.S12]&amp;&quot;,&quot;&amp;[.W12]" office:value-type="string" office:string-value="Deception,Lore (Games),Athletics,Medicine,Athletics,Nature,Intimidation" calcext:value-type="string">
            <text:p>Deception,Lore (Games),Athletics,Medicine,Athletics,Nature,Intimidation</text:p>
          </table:table-cell>
          <table:table-cell table:formula="of:=MATCH([.D12];['BG+Class'.A$38:.A$50];0)+37" office:value-type="float" office:value="40" calcext:value-type="float">
            <text:p>40</text:p>
          </table:table-cell>
          <table:table-cell table:formula="of:=INDIRECT(&quot;'BG+Class'.B&quot;&amp;MATCH([.C12];['BG+Class'.A$1:.A$36];0))" office:value-type="string" office:string-value="Deception,Lore (Games)" calcext:value-type="string">
            <text:p>Deception,Lore (Games)</text:p>
          </table:table-cell>
          <table:table-cell table:formula="of:=IF([.D12]=&quot;Fighter&quot;;IF([.G12]&gt;[.H12];&quot;Athletics&quot;;&quot;Acrobatics&quot;);INDIRECT(&quot;'BG+Class'.B&quot;&amp;37+MATCH([.D12];['BG+Class'.A$38:.A$50];0)))" office:value-type="string" office:string-value="Athletics" calcext:value-type="string">
            <text:p>Athletics</text:p>
          </table:table-cell>
          <table:table-cell table:formula="of:=IF(LEN([.E12])&lt;2;0;INDIRECT(&quot;'BG+Class'.D&quot;&amp;52+MATCH([.E12];['BG+Class'.C$53:.C$300];0)))" office:value-type="float" office:value="0" calcext:value-type="float">
            <text:p>0</text:p>
          </table:table-cell>
          <table:table-cell table:formula="of:=IF(LEN([.F12])&lt;2;0;INDIRECT(&quot;'BG+Class'.D&quot;&amp;52+MATCH([.F12];['BG+Class'.C$53:.C$300];0)))" office:value-type="float" office:value="0" calcext:value-type="float">
            <text:p>0</text:p>
          </table:table-cell>
          <table:table-cell table:formula="of:=[.O12]&amp;IF([.P12]=0;&quot;&quot;;&quot;,&quot;&amp;[.P12])&amp;IF([.Q12]=0;&quot;&quot;;&quot;,&quot;&amp;[.Q12])&amp;IF([.R12]=0;&quot;&quot;;&quot;,&quot;&amp;[.R12])" office:value-type="string" office:string-value="Deception,Lore (Games),Athletics" calcext:value-type="string">
            <text:p>Deception,Lore (Games),Athletics</text:p>
          </table:table-cell>
          <table:table-cell table:formula="of:=(([.H12]-10)/2)+INDIRECT(&quot;'BG+Class'.E&quot;&amp;[.N12])" office:value-type="float" office:value="4" calcext:value-type="float">
            <text:p>4</text:p>
          </table:table-cell>
          <table:table-cell table:formula="of:=INDIRECT(&quot;R1C&quot;&amp;6+MATCH(MAX([.G12:.L12]);[.G12:.L12];0);0)" office:value-type="string" office:string-value="STR" calcext:value-type="string">
            <text:p>STR</text:p>
          </table:table-cell>
          <table:table-cell table:formula="of:=1+MATCH([.U12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2]);INDIRECT(&quot;Skills.G&quot;&amp;[.V12])-1+INDIRECT(&quot;Skills.H&quot;&amp;[.V12])))&amp;IF([.T12]&gt;2;&quot;,&quot;&amp;INDIRECT(&quot;'Skills'.A&quot;&amp;RANDBETWEEN(2;18));&quot;&quot;)&amp;IF([.T12]&gt;3;&quot;,&quot;&amp;INDIRECT(&quot;'Skills'.A&quot;&amp;RANDBETWEEN(2;18));&quot;&quot;)&amp;IF([.T12]&gt;4;&quot;,&quot;&amp;INDIRECT(&quot;'Skills'.A&quot;&amp;RANDBETWEEN(2;18));&quot;&quot;)&amp;IF([.T12]&gt;5;&quot;,&quot;&amp;INDIRECT(&quot;'Skills'.A&quot;&amp;RANDBETWEEN(2;18));&quot;&quot;)&amp;IF([.T12]&gt;6;&quot;,&quot;&amp;INDIRECT(&quot;'Skills'.A&quot;&amp;RANDBETWEEN(2;18));&quot;&quot;)&amp;IF([.T12]&gt;7;&quot;,&quot;&amp;INDIRECT(&quot;'Skills'.A&quot;&amp;RANDBETWEEN(2;18));&quot;&quot;)&amp;IF([.T12]&gt;8;&quot;,&quot;&amp;INDIRECT(&quot;'Skills'.A&quot;&amp;RANDBETWEEN(2;18));&quot;&quot;)&amp;IF([.T12]&gt;9;&quot;,&quot;&amp;INDIRECT(&quot;'Skills'.A&quot;&amp;RANDBETWEEN(2;18));&quot;&quot;)&amp;IF([.T12]&gt;10;&quot;,&quot;&amp;INDIRECT(&quot;'Skills'.A&quot;&amp;RANDBETWEEN(2;18));&quot;&quot;)&amp;IF([.T12]&gt;11;&quot;,&quot;&amp;INDIRECT(&quot;'Skills'.A&quot;&amp;RANDBETWEEN(2;18));&quot;&quot;)&amp;IF([.B12]=&quot;Skilled&quot;;&quot;,&quot;&amp;INDIRECT(&quot;'Skills'.A&quot;&amp;RANDBETWEEN(2;18));&quot;&quot;)" office:value-type="string" office:string-value="Medicine,Athletics,Nature,Intimidation" calcext:value-type="string">
            <text:p>Medicine,Athletics,Nature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nimal Whisperer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S13]&amp;&quot;,&quot;&amp;[.W13]" office:value-type="string" office:string-value="Nature,Lore (pick a terrain),Acrobatics,Crafting,Acrobatics,Athletics,Lore,Nature,Diplomacy,Stealth" calcext:value-type="string">
            <text:p>Nature,Lore (pick a terrain),Acrobatics,Crafting,Acrobatics,Athletics,Lore,Nature,Diplomacy,Stealth</text:p>
          </table:table-cell>
          <table:table-cell table:formula="of:=MATCH([.D13];['BG+Class'.A$38:.A$50];0)+37" office:value-type="float" office:value="45" calcext:value-type="float">
            <text:p>45</text:p>
          </table:table-cell>
          <table:table-cell table:formula="of:=INDIRECT(&quot;'BG+Class'.B&quot;&amp;MATCH([.C13];['BG+Class'.A$1:.A$36];0))" office:value-type="string" office:string-value="Nature,Lore (pick a terrain)" calcext:value-type="string">
            <text:p>Nature,Lore (pick a terrain)</text:p>
          </table:table-cell>
          <table:table-cell table:formula="of:=IF([.D13]=&quot;Fighter&quot;;IF([.G13]&gt;[.H13];&quot;Athletics&quot;;&quot;Acrobatics&quot;);INDIRECT(&quot;'BG+Class'.B&quot;&amp;37+MATCH([.D13];['BG+Class'.A$38:.A$50];0)))" office:value-type="string" office:string-value="Acrobatics" calcext:value-type="string">
            <text:p>Acrobatics</text:p>
          </table:table-cell>
          <table:table-cell table:formula="of:=IF(LEN([.E13])&lt;2;0;INDIRECT(&quot;'BG+Class'.D&quot;&amp;52+MATCH([.E13];['BG+Class'.C$53:.C$300];0)))" office:value-type="float" office:value="0" calcext:value-type="float">
            <text:p>0</text:p>
          </table:table-cell>
          <table:table-cell table:formula="of:=IF(LEN([.F13])&lt;2;0;INDIRECT(&quot;'BG+Class'.D&quot;&amp;52+MATCH([.F13];['BG+Class'.C$53:.C$300];0)))" office:value-type="float" office:value="0" calcext:value-type="float">
            <text:p>0</text:p>
          </table:table-cell>
          <table:table-cell table:formula="of:=[.O13]&amp;IF([.P13]=0;&quot;&quot;;&quot;,&quot;&amp;[.P13])&amp;IF([.Q13]=0;&quot;&quot;;&quot;,&quot;&amp;[.Q13])&amp;IF([.R13]=0;&quot;&quot;;&quot;,&quot;&amp;[.R13])" office:value-type="string" office:string-value="Nature,Lore (pick a terrain),Acrobatics" calcext:value-type="string">
            <text:p>Nature,Lore (pick a terrain),Acrobatics</text:p>
          </table:table-cell>
          <table:table-cell table:formula="of:=(([.H13]-10)/2)+INDIRECT(&quot;'BG+Class'.E&quot;&amp;[.N13])" office:value-type="float" office:value="7" calcext:value-type="float">
            <text:p>7</text:p>
          </table:table-cell>
          <table:table-cell table:formula="of:=INDIRECT(&quot;R1C&quot;&amp;6+MATCH(MAX([.G13:.L13]);[.G13:.L13];0);0)" office:value-type="string" office:string-value="DEX" calcext:value-type="string">
            <text:p>DEX</text:p>
          </table:table-cell>
          <table:table-cell table:formula="of:=1+MATCH([.U13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3]);INDIRECT(&quot;Skills.G&quot;&amp;[.V13])-1+INDIRECT(&quot;Skills.H&quot;&amp;[.V13])))&amp;IF([.T13]&gt;2;&quot;,&quot;&amp;INDIRECT(&quot;'Skills'.A&quot;&amp;RANDBETWEEN(2;18));&quot;&quot;)&amp;IF([.T13]&gt;3;&quot;,&quot;&amp;INDIRECT(&quot;'Skills'.A&quot;&amp;RANDBETWEEN(2;18));&quot;&quot;)&amp;IF([.T13]&gt;4;&quot;,&quot;&amp;INDIRECT(&quot;'Skills'.A&quot;&amp;RANDBETWEEN(2;18));&quot;&quot;)&amp;IF([.T13]&gt;5;&quot;,&quot;&amp;INDIRECT(&quot;'Skills'.A&quot;&amp;RANDBETWEEN(2;18));&quot;&quot;)&amp;IF([.T13]&gt;6;&quot;,&quot;&amp;INDIRECT(&quot;'Skills'.A&quot;&amp;RANDBETWEEN(2;18));&quot;&quot;)&amp;IF([.T13]&gt;7;&quot;,&quot;&amp;INDIRECT(&quot;'Skills'.A&quot;&amp;RANDBETWEEN(2;18));&quot;&quot;)&amp;IF([.T13]&gt;8;&quot;,&quot;&amp;INDIRECT(&quot;'Skills'.A&quot;&amp;RANDBETWEEN(2;18));&quot;&quot;)&amp;IF([.T13]&gt;9;&quot;,&quot;&amp;INDIRECT(&quot;'Skills'.A&quot;&amp;RANDBETWEEN(2;18));&quot;&quot;)&amp;IF([.T13]&gt;10;&quot;,&quot;&amp;INDIRECT(&quot;'Skills'.A&quot;&amp;RANDBETWEEN(2;18));&quot;&quot;)&amp;IF([.T13]&gt;11;&quot;,&quot;&amp;INDIRECT(&quot;'Skills'.A&quot;&amp;RANDBETWEEN(2;18));&quot;&quot;)&amp;IF([.B13]=&quot;Skilled&quot;;&quot;,&quot;&amp;INDIRECT(&quot;'Skills'.A&quot;&amp;RANDBETWEEN(2;18));&quot;&quot;)" office:value-type="string" office:string-value="Crafting,Acrobatics,Athletics,Lore,Nature,Diplomacy,Stealth" calcext:value-type="string">
            <text:p>Crafting,Acrobatics,Athletics,Lore,Nature,Diplomacy,Stealth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Leaf</text:p>
          </table:table-cell>
          <table:table-cell/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14]&amp;&quot;,&quot;&amp;[.W14]" office:value-type="string" office:string-value="Survival,Lore (Tanning),Nature,Diplomacy,Survival,Religion,Medicine" calcext:value-type="string">
            <text:p>Survival,Lore (Tanning),Nature,Diplomacy,Survival,Religion,Medicine</text:p>
          </table:table-cell>
          <table:table-cell table:formula="of:=MATCH([.D14];['BG+Class'.A$38:.A$50];0)+37" office:value-type="float" office:value="44" calcext:value-type="float">
            <text:p>44</text:p>
          </table:table-cell>
          <table:table-cell table:formula="of:=INDIRECT(&quot;'BG+Class'.B&quot;&amp;MATCH([.C14];['BG+Class'.A$1:.A$36];0))" office:value-type="string" office:string-value="Survival,Lore (Tanning)" calcext:value-type="string">
            <text:p>Survival,Lore (Tanning)</text:p>
          </table:table-cell>
          <table:table-cell table:formula="of:=IF([.D14]=&quot;Fighter&quot;;IF([.G14]&gt;[.H14];&quot;Athletics&quot;;&quot;Acrobatics&quot;);INDIRECT(&quot;'BG+Class'.B&quot;&amp;37+MATCH([.D14];['BG+Class'.A$38:.A$50];0)))" office:value-type="string" office:string-value="Nature" calcext:value-type="string">
            <text:p>Nature</text:p>
          </table:table-cell>
          <table:table-cell table:formula="of:=IF(LEN([.E14])&lt;2;0;INDIRECT(&quot;'BG+Class'.D&quot;&amp;52+MATCH([.E14];['BG+Class'.C$53:.C$300];0)))" office:value-type="string" office:string-value="Diplomacy" calcext:value-type="string">
            <text:p>Diplomacy</text:p>
          </table:table-cell>
          <table:table-cell table:formula="of:=IF(LEN([.F14])&lt;2;0;INDIRECT(&quot;'BG+Class'.D&quot;&amp;52+MATCH([.F14];['BG+Class'.C$53:.C$300];0)))" office:value-type="float" office:value="0" calcext:value-type="float">
            <text:p>0</text:p>
          </table:table-cell>
          <table:table-cell table:formula="of:=[.O14]&amp;IF([.P14]=0;&quot;&quot;;&quot;,&quot;&amp;[.P14])&amp;IF([.Q14]=0;&quot;&quot;;&quot;,&quot;&amp;[.Q14])&amp;IF([.R14]=0;&quot;&quot;;&quot;,&quot;&amp;[.R14])" office:value-type="string" office:string-value="Survival,Lore (Tanning),Nature,Diplomacy" calcext:value-type="string">
            <text:p>Survival,Lore (Tanning),Nature,Diplomacy</text:p>
          </table:table-cell>
          <table:table-cell table:formula="of:=(([.H14]-10)/2)+INDIRECT(&quot;'BG+Class'.E&quot;&amp;[.N14])" office:value-type="float" office:value="3" calcext:value-type="float">
            <text:p>3</text:p>
          </table:table-cell>
          <table:table-cell table:formula="of:=INDIRECT(&quot;R1C&quot;&amp;6+MATCH(MAX([.G14:.L14]);[.G14:.L14];0);0)" office:value-type="string" office:string-value="WIS" calcext:value-type="string">
            <text:p>WIS</text:p>
          </table:table-cell>
          <table:table-cell table:formula="of:=1+MATCH([.U14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4]);INDIRECT(&quot;Skills.G&quot;&amp;[.V14])-1+INDIRECT(&quot;Skills.H&quot;&amp;[.V14])))&amp;IF([.T14]&gt;2;&quot;,&quot;&amp;INDIRECT(&quot;'Skills'.A&quot;&amp;RANDBETWEEN(2;18));&quot;&quot;)&amp;IF([.T14]&gt;3;&quot;,&quot;&amp;INDIRECT(&quot;'Skills'.A&quot;&amp;RANDBETWEEN(2;18));&quot;&quot;)&amp;IF([.T14]&gt;4;&quot;,&quot;&amp;INDIRECT(&quot;'Skills'.A&quot;&amp;RANDBETWEEN(2;18));&quot;&quot;)&amp;IF([.T14]&gt;5;&quot;,&quot;&amp;INDIRECT(&quot;'Skills'.A&quot;&amp;RANDBETWEEN(2;18));&quot;&quot;)&amp;IF([.T14]&gt;6;&quot;,&quot;&amp;INDIRECT(&quot;'Skills'.A&quot;&amp;RANDBETWEEN(2;18));&quot;&quot;)&amp;IF([.T14]&gt;7;&quot;,&quot;&amp;INDIRECT(&quot;'Skills'.A&quot;&amp;RANDBETWEEN(2;18));&quot;&quot;)&amp;IF([.T14]&gt;8;&quot;,&quot;&amp;INDIRECT(&quot;'Skills'.A&quot;&amp;RANDBETWEEN(2;18));&quot;&quot;)&amp;IF([.T14]&gt;9;&quot;,&quot;&amp;INDIRECT(&quot;'Skills'.A&quot;&amp;RANDBETWEEN(2;18));&quot;&quot;)&amp;IF([.T14]&gt;10;&quot;,&quot;&amp;INDIRECT(&quot;'Skills'.A&quot;&amp;RANDBETWEEN(2;18));&quot;&quot;)&amp;IF([.T14]&gt;11;&quot;,&quot;&amp;INDIRECT(&quot;'Skills'.A&quot;&amp;RANDBETWEEN(2;18));&quot;&quot;)&amp;IF([.B14]=&quot;Skilled&quot;;&quot;,&quot;&amp;INDIRECT(&quot;'Skills'.A&quot;&amp;RANDBETWEEN(2;18));&quot;&quot;)" office:value-type="string" office:string-value="Survival,Religion,Medicine" calcext:value-type="string">
            <text:p>Survival,Religion,Medicin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S15]&amp;&quot;,&quot;&amp;[.W15]" office:value-type="string" office:string-value="Survival,Lore (Mining),Stealth,Deception,Diplomacy,Athletics,Deception,Medicine,Society,Medicine,Stealth,Occultism" calcext:value-type="string">
            <text:p>Survival,Lore (Mining),Stealth,Deception,Diplomacy,Athletics,Deception,Medicine,Society,Medicine,Stealth,Occultism</text:p>
          </table:table-cell>
          <table:table-cell table:formula="of:=MATCH([.D15];['BG+Class'.A$38:.A$50];0)+37" office:value-type="float" office:value="48" calcext:value-type="float">
            <text:p>48</text:p>
          </table:table-cell>
          <table:table-cell table:formula="of:=INDIRECT(&quot;'BG+Class'.B&quot;&amp;MATCH([.C15];['BG+Class'.A$1:.A$36];0))" office:value-type="string" office:string-value="Survival,Lore (Mining)" calcext:value-type="string">
            <text:p>Survival,Lore (Mining)</text:p>
          </table:table-cell>
          <table:table-cell table:formula="of:=IF([.D15]=&quot;Fighter&quot;;IF([.G15]&gt;[.H15];&quot;Athletics&quot;;&quot;Acrobatics&quot;);INDIRECT(&quot;'BG+Class'.B&quot;&amp;37+MATCH([.D15];['BG+Class'.A$38:.A$50];0)))" office:value-type="string" office:string-value="Stealth" calcext:value-type="string">
            <text:p>Stealth</text:p>
          </table:table-cell>
          <table:table-cell table:formula="of:=IF(LEN([.E15])&lt;2;0;INDIRECT(&quot;'BG+Class'.D&quot;&amp;52+MATCH([.E15];['BG+Class'.C$53:.C$300];0)))" office:value-type="string" office:string-value="Deception,Diplomacy" calcext:value-type="string">
            <text:p>Deception,Diplomacy</text:p>
          </table:table-cell>
          <table:table-cell table:formula="of:=IF(LEN([.F15])&lt;2;0;INDIRECT(&quot;'BG+Class'.D&quot;&amp;52+MATCH([.F15];['BG+Class'.C$53:.C$300];0)))" office:value-type="float" office:value="0" calcext:value-type="float">
            <text:p>0</text:p>
          </table:table-cell>
          <table:table-cell table:formula="of:=[.O15]&amp;IF([.P15]=0;&quot;&quot;;&quot;,&quot;&amp;[.P15])&amp;IF([.Q15]=0;&quot;&quot;;&quot;,&quot;&amp;[.Q15])&amp;IF([.R15]=0;&quot;&quot;;&quot;,&quot;&amp;[.R15])" office:value-type="string" office:string-value="Survival,Lore (Mining),Stealth,Deception,Diplomacy" calcext:value-type="string">
            <text:p>Survival,Lore (Mining),Stealth,Deception,Diplomacy</text:p>
          </table:table-cell>
          <table:table-cell table:formula="of:=(([.H15]-10)/2)+INDIRECT(&quot;'BG+Class'.E&quot;&amp;[.N15])" office:value-type="float" office:value="7" calcext:value-type="float">
            <text:p>7</text:p>
          </table:table-cell>
          <table:table-cell table:formula="of:=INDIRECT(&quot;R1C&quot;&amp;6+MATCH(MAX([.G15:.L15]);[.G15:.L15];0);0)" office:value-type="string" office:string-value="CHA" calcext:value-type="string">
            <text:p>CHA</text:p>
          </table:table-cell>
          <table:table-cell table:formula="of:=1+MATCH([.U15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5]);INDIRECT(&quot;Skills.G&quot;&amp;[.V15])-1+INDIRECT(&quot;Skills.H&quot;&amp;[.V15])))&amp;IF([.T15]&gt;2;&quot;,&quot;&amp;INDIRECT(&quot;'Skills'.A&quot;&amp;RANDBETWEEN(2;18));&quot;&quot;)&amp;IF([.T15]&gt;3;&quot;,&quot;&amp;INDIRECT(&quot;'Skills'.A&quot;&amp;RANDBETWEEN(2;18));&quot;&quot;)&amp;IF([.T15]&gt;4;&quot;,&quot;&amp;INDIRECT(&quot;'Skills'.A&quot;&amp;RANDBETWEEN(2;18));&quot;&quot;)&amp;IF([.T15]&gt;5;&quot;,&quot;&amp;INDIRECT(&quot;'Skills'.A&quot;&amp;RANDBETWEEN(2;18));&quot;&quot;)&amp;IF([.T15]&gt;6;&quot;,&quot;&amp;INDIRECT(&quot;'Skills'.A&quot;&amp;RANDBETWEEN(2;18));&quot;&quot;)&amp;IF([.T15]&gt;7;&quot;,&quot;&amp;INDIRECT(&quot;'Skills'.A&quot;&amp;RANDBETWEEN(2;18));&quot;&quot;)&amp;IF([.T15]&gt;8;&quot;,&quot;&amp;INDIRECT(&quot;'Skills'.A&quot;&amp;RANDBETWEEN(2;18));&quot;&quot;)&amp;IF([.T15]&gt;9;&quot;,&quot;&amp;INDIRECT(&quot;'Skills'.A&quot;&amp;RANDBETWEEN(2;18));&quot;&quot;)&amp;IF([.T15]&gt;10;&quot;,&quot;&amp;INDIRECT(&quot;'Skills'.A&quot;&amp;RANDBETWEEN(2;18));&quot;&quot;)&amp;IF([.T15]&gt;11;&quot;,&quot;&amp;INDIRECT(&quot;'Skills'.A&quot;&amp;RANDBETWEEN(2;18));&quot;&quot;)&amp;IF([.B15]=&quot;Skilled&quot;;&quot;,&quot;&amp;INDIRECT(&quot;'Skills'.A&quot;&amp;RANDBETWEEN(2;18));&quot;&quot;)" office:value-type="string" office:string-value="Athletics,Deception,Medicine,Society,Medicine,Stealth,Occultism" calcext:value-type="string">
            <text:p>Athletics,Deception,Medicine,Society,Medicine,Stealth,Occultism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Laborer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Enigm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S16]&amp;&quot;,&quot;&amp;[.W16]" office:value-type="string" office:string-value="Athletics,Lore (Labor),Occultism,Performance,Lore,Deception,Thievery,Survival,Intimidation" calcext:value-type="string">
            <text:p>Athletics,Lore (Labor),Occultism,Performance,Lore,Deception,Thievery,Survival,Intimidation</text:p>
          </table:table-cell>
          <table:table-cell table:formula="of:=MATCH([.D16];['BG+Class'.A$38:.A$50];0)+37" office:value-type="float" office:value="41" calcext:value-type="float">
            <text:p>41</text:p>
          </table:table-cell>
          <table:table-cell table:formula="of:=INDIRECT(&quot;'BG+Class'.B&quot;&amp;MATCH([.C16];['BG+Class'.A$1:.A$36];0))" office:value-type="string" office:string-value="Athletics,Lore (Labor)" calcext:value-type="string">
            <text:p>Athletics,Lore (Labor)</text:p>
          </table:table-cell>
          <table:table-cell table:formula="of:=IF([.D16]=&quot;Fighter&quot;;IF([.G16]&gt;[.H16];&quot;Athletics&quot;;&quot;Acrobatics&quot;);INDIRECT(&quot;'BG+Class'.B&quot;&amp;37+MATCH([.D16];['BG+Class'.A$38:.A$50];0)))" office:value-type="string" office:string-value="Occultism,Performance" calcext:value-type="string">
            <text:p>Occultism,Performance</text:p>
          </table:table-cell>
          <table:table-cell table:formula="of:=IF(LEN([.E16])&lt;2;0;INDIRECT(&quot;'BG+Class'.D&quot;&amp;52+MATCH([.E16];['BG+Class'.C$53:.C$300];0)))" office:value-type="float" office:value="0" calcext:value-type="float">
            <text:p>0</text:p>
          </table:table-cell>
          <table:table-cell table:formula="of:=IF(LEN([.F16])&lt;2;0;INDIRECT(&quot;'BG+Class'.D&quot;&amp;52+MATCH([.F16];['BG+Class'.C$53:.C$300];0)))" office:value-type="float" office:value="0" calcext:value-type="float">
            <text:p>0</text:p>
          </table:table-cell>
          <table:table-cell table:formula="of:=[.O16]&amp;IF([.P16]=0;&quot;&quot;;&quot;,&quot;&amp;[.P16])&amp;IF([.Q16]=0;&quot;&quot;;&quot;,&quot;&amp;[.Q16])&amp;IF([.R16]=0;&quot;&quot;;&quot;,&quot;&amp;[.R16])" office:value-type="string" office:string-value="Athletics,Lore (Labor),Occultism,Performance" calcext:value-type="string">
            <text:p>Athletics,Lore (Labor),Occultism,Performance</text:p>
          </table:table-cell>
          <table:table-cell table:formula="of:=(([.H16]-10)/2)+INDIRECT(&quot;'BG+Class'.E&quot;&amp;[.N16])" office:value-type="float" office:value="5" calcext:value-type="float">
            <text:p>5</text:p>
          </table:table-cell>
          <table:table-cell table:formula="of:=INDIRECT(&quot;R1C&quot;&amp;6+MATCH(MAX([.G16:.L16]);[.G16:.L16];0);0)" office:value-type="string" office:string-value="CHA" calcext:value-type="string">
            <text:p>CHA</text:p>
          </table:table-cell>
          <table:table-cell table:formula="of:=1+MATCH([.U16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6]);INDIRECT(&quot;Skills.G&quot;&amp;[.V16])-1+INDIRECT(&quot;Skills.H&quot;&amp;[.V16])))&amp;IF([.T16]&gt;2;&quot;,&quot;&amp;INDIRECT(&quot;'Skills'.A&quot;&amp;RANDBETWEEN(2;18));&quot;&quot;)&amp;IF([.T16]&gt;3;&quot;,&quot;&amp;INDIRECT(&quot;'Skills'.A&quot;&amp;RANDBETWEEN(2;18));&quot;&quot;)&amp;IF([.T16]&gt;4;&quot;,&quot;&amp;INDIRECT(&quot;'Skills'.A&quot;&amp;RANDBETWEEN(2;18));&quot;&quot;)&amp;IF([.T16]&gt;5;&quot;,&quot;&amp;INDIRECT(&quot;'Skills'.A&quot;&amp;RANDBETWEEN(2;18));&quot;&quot;)&amp;IF([.T16]&gt;6;&quot;,&quot;&amp;INDIRECT(&quot;'Skills'.A&quot;&amp;RANDBETWEEN(2;18));&quot;&quot;)&amp;IF([.T16]&gt;7;&quot;,&quot;&amp;INDIRECT(&quot;'Skills'.A&quot;&amp;RANDBETWEEN(2;18));&quot;&quot;)&amp;IF([.T16]&gt;8;&quot;,&quot;&amp;INDIRECT(&quot;'Skills'.A&quot;&amp;RANDBETWEEN(2;18));&quot;&quot;)&amp;IF([.T16]&gt;9;&quot;,&quot;&amp;INDIRECT(&quot;'Skills'.A&quot;&amp;RANDBETWEEN(2;18));&quot;&quot;)&amp;IF([.T16]&gt;10;&quot;,&quot;&amp;INDIRECT(&quot;'Skills'.A&quot;&amp;RANDBETWEEN(2;18));&quot;&quot;)&amp;IF([.T16]&gt;11;&quot;,&quot;&amp;INDIRECT(&quot;'Skills'.A&quot;&amp;RANDBETWEEN(2;18));&quot;&quot;)&amp;IF([.B16]=&quot;Skilled&quot;;&quot;,&quot;&amp;INDIRECT(&quot;'Skills'.A&quot;&amp;RANDBETWEEN(2;18));&quot;&quot;)" office:value-type="string" office:string-value="Lore,Deception,Thievery,Survival,Intimidation" calcext:value-type="string">
            <text:p>Lore,Deception,Thievery,Survival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u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S17]&amp;&quot;,&quot;&amp;[.W17]" office:value-type="string" office:string-value="Diplomacy,Lore (Alcohol),Athletics,Crafting,Athletics,Medicine,Religion" calcext:value-type="string">
            <text:p>Diplomacy,Lore (Alcohol),Athletics,Crafting,Athletics,Medicine,Religion</text:p>
          </table:table-cell>
          <table:table-cell table:formula="of:=MATCH([.D17];['BG+Class'.A$38:.A$50];0)+37" office:value-type="float" office:value="40" calcext:value-type="float">
            <text:p>40</text:p>
          </table:table-cell>
          <table:table-cell table:formula="of:=INDIRECT(&quot;'BG+Class'.B&quot;&amp;MATCH([.C17];['BG+Class'.A$1:.A$36];0))" office:value-type="string" office:string-value="Diplomacy,Lore (Alcohol)" calcext:value-type="string">
            <text:p>Diplomacy,Lore (Alcohol)</text:p>
          </table:table-cell>
          <table:table-cell table:formula="of:=IF([.D17]=&quot;Fighter&quot;;IF([.G17]&gt;[.H17];&quot;Athletics&quot;;&quot;Acrobatics&quot;);INDIRECT(&quot;'BG+Class'.B&quot;&amp;37+MATCH([.D17];['BG+Class'.A$38:.A$50];0)))" office:value-type="string" office:string-value="Athletics" calcext:value-type="string">
            <text:p>Athletics</text:p>
          </table:table-cell>
          <table:table-cell table:formula="of:=IF(LEN([.E17])&lt;2;0;INDIRECT(&quot;'BG+Class'.D&quot;&amp;52+MATCH([.E17];['BG+Class'.C$53:.C$300];0)))" office:value-type="float" office:value="0" calcext:value-type="float">
            <text:p>0</text:p>
          </table:table-cell>
          <table:table-cell table:formula="of:=IF(LEN([.F17])&lt;2;0;INDIRECT(&quot;'BG+Class'.D&quot;&amp;52+MATCH([.F17];['BG+Class'.C$53:.C$300];0)))" office:value-type="float" office:value="0" calcext:value-type="float">
            <text:p>0</text:p>
          </table:table-cell>
          <table:table-cell table:formula="of:=[.O17]&amp;IF([.P17]=0;&quot;&quot;;&quot;,&quot;&amp;[.P17])&amp;IF([.Q17]=0;&quot;&quot;;&quot;,&quot;&amp;[.Q17])&amp;IF([.R17]=0;&quot;&quot;;&quot;,&quot;&amp;[.R17])" office:value-type="string" office:string-value="Diplomacy,Lore (Alcohol),Athletics" calcext:value-type="string">
            <text:p>Diplomacy,Lore (Alcohol),Athletics</text:p>
          </table:table-cell>
          <table:table-cell table:formula="of:=(([.H17]-10)/2)+INDIRECT(&quot;'BG+Class'.E&quot;&amp;[.N17])" office:value-type="float" office:value="4" calcext:value-type="float">
            <text:p>4</text:p>
          </table:table-cell>
          <table:table-cell table:formula="of:=INDIRECT(&quot;R1C&quot;&amp;6+MATCH(MAX([.G17:.L17]);[.G17:.L17];0);0)" office:value-type="string" office:string-value="STR" calcext:value-type="string">
            <text:p>STR</text:p>
          </table:table-cell>
          <table:table-cell table:formula="of:=1+MATCH([.U17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7]);INDIRECT(&quot;Skills.G&quot;&amp;[.V17])-1+INDIRECT(&quot;Skills.H&quot;&amp;[.V17])))&amp;IF([.T17]&gt;2;&quot;,&quot;&amp;INDIRECT(&quot;'Skills'.A&quot;&amp;RANDBETWEEN(2;18));&quot;&quot;)&amp;IF([.T17]&gt;3;&quot;,&quot;&amp;INDIRECT(&quot;'Skills'.A&quot;&amp;RANDBETWEEN(2;18));&quot;&quot;)&amp;IF([.T17]&gt;4;&quot;,&quot;&amp;INDIRECT(&quot;'Skills'.A&quot;&amp;RANDBETWEEN(2;18));&quot;&quot;)&amp;IF([.T17]&gt;5;&quot;,&quot;&amp;INDIRECT(&quot;'Skills'.A&quot;&amp;RANDBETWEEN(2;18));&quot;&quot;)&amp;IF([.T17]&gt;6;&quot;,&quot;&amp;INDIRECT(&quot;'Skills'.A&quot;&amp;RANDBETWEEN(2;18));&quot;&quot;)&amp;IF([.T17]&gt;7;&quot;,&quot;&amp;INDIRECT(&quot;'Skills'.A&quot;&amp;RANDBETWEEN(2;18));&quot;&quot;)&amp;IF([.T17]&gt;8;&quot;,&quot;&amp;INDIRECT(&quot;'Skills'.A&quot;&amp;RANDBETWEEN(2;18));&quot;&quot;)&amp;IF([.T17]&gt;9;&quot;,&quot;&amp;INDIRECT(&quot;'Skills'.A&quot;&amp;RANDBETWEEN(2;18));&quot;&quot;)&amp;IF([.T17]&gt;10;&quot;,&quot;&amp;INDIRECT(&quot;'Skills'.A&quot;&amp;RANDBETWEEN(2;18));&quot;&quot;)&amp;IF([.T17]&gt;11;&quot;,&quot;&amp;INDIRECT(&quot;'Skills'.A&quot;&amp;RANDBETWEEN(2;18));&quot;&quot;)&amp;IF([.B17]=&quot;Skilled&quot;;&quot;,&quot;&amp;INDIRECT(&quot;'Skills'.A&quot;&amp;RANDBETWEEN(2;18));&quot;&quot;)" office:value-type="string" office:string-value="Crafting,Athletics,Medicine,Religion" calcext:value-type="string">
            <text:p>Crafting,Athletics,Medicine,Relig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Metamagic Experimentation Reac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S18]&amp;&quot;,&quot;&amp;[.W18]" office:value-type="string" office:string-value="Diplomacy,Lore (Mercantile),Arcana,Deception,Lore" calcext:value-type="string">
            <text:p>Diplomacy,Lore (Mercantile),Arcana,Deception,Lore</text:p>
          </table:table-cell>
          <table:table-cell table:formula="of:=MATCH([.D18];['BG+Class'.A$38:.A$50];0)+37" office:value-type="float" office:value="50" calcext:value-type="float">
            <text:p>50</text:p>
          </table:table-cell>
          <table:table-cell table:formula="of:=INDIRECT(&quot;'BG+Class'.B&quot;&amp;MATCH([.C18];['BG+Class'.A$1:.A$36];0))" office:value-type="string" office:string-value="Diplomacy,Lore (Mercantile)" calcext:value-type="string">
            <text:p>Diplomacy,Lore (Mercantile)</text:p>
          </table:table-cell>
          <table:table-cell table:formula="of:=IF([.D18]=&quot;Fighter&quot;;IF([.G18]&gt;[.H18];&quot;Athletics&quot;;&quot;Acrobatics&quot;);INDIRECT(&quot;'BG+Class'.B&quot;&amp;37+MATCH([.D18];['BG+Class'.A$38:.A$50];0)))" office:value-type="string" office:string-value="Arcana" calcext:value-type="string">
            <text:p>Arcana</text:p>
          </table:table-cell>
          <table:table-cell table:formula="of:=IF(LEN([.E18])&lt;2;0;INDIRECT(&quot;'BG+Class'.D&quot;&amp;52+MATCH([.E18];['BG+Class'.C$53:.C$300];0)))" office:value-type="float" office:value="0" calcext:value-type="float">
            <text:p>0</text:p>
          </table:table-cell>
          <table:table-cell table:formula="of:=IF(LEN([.F18])&lt;2;0;INDIRECT(&quot;'BG+Class'.D&quot;&amp;52+MATCH([.F18];['BG+Class'.C$53:.C$300];0)))" office:value-type="float" office:value="0" calcext:value-type="float">
            <text:p>0</text:p>
          </table:table-cell>
          <table:table-cell table:formula="of:=[.O18]&amp;IF([.P18]=0;&quot;&quot;;&quot;,&quot;&amp;[.P18])&amp;IF([.Q18]=0;&quot;&quot;;&quot;,&quot;&amp;[.Q18])&amp;IF([.R18]=0;&quot;&quot;;&quot;,&quot;&amp;[.R18])" office:value-type="string" office:string-value="Diplomacy,Lore (Mercantile),Arcana" calcext:value-type="string">
            <text:p>Diplomacy,Lore (Mercantile),Arcana</text:p>
          </table:table-cell>
          <table:table-cell table:formula="of:=(([.H18]-10)/2)+INDIRECT(&quot;'BG+Class'.E&quot;&amp;[.N18])" office:value-type="float" office:value="2" calcext:value-type="float">
            <text:p>2</text:p>
          </table:table-cell>
          <table:table-cell table:formula="of:=INDIRECT(&quot;R1C&quot;&amp;6+MATCH(MAX([.G18:.L18]);[.G18:.L18];0);0)" office:value-type="string" office:string-value="INT" calcext:value-type="string">
            <text:p>INT</text:p>
          </table:table-cell>
          <table:table-cell table:formula="of:=1+MATCH([.U18];[Skills.F$2:.F$7];0)" office:value-type="float" office:value="5" calcext:value-type="float">
            <text:p>5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8]);INDIRECT(&quot;Skills.G&quot;&amp;[.V18])-1+INDIRECT(&quot;Skills.H&quot;&amp;[.V18])))&amp;IF([.T18]&gt;2;&quot;,&quot;&amp;INDIRECT(&quot;'Skills'.A&quot;&amp;RANDBETWEEN(2;18));&quot;&quot;)&amp;IF([.T18]&gt;3;&quot;,&quot;&amp;INDIRECT(&quot;'Skills'.A&quot;&amp;RANDBETWEEN(2;18));&quot;&quot;)&amp;IF([.T18]&gt;4;&quot;,&quot;&amp;INDIRECT(&quot;'Skills'.A&quot;&amp;RANDBETWEEN(2;18));&quot;&quot;)&amp;IF([.T18]&gt;5;&quot;,&quot;&amp;INDIRECT(&quot;'Skills'.A&quot;&amp;RANDBETWEEN(2;18));&quot;&quot;)&amp;IF([.T18]&gt;6;&quot;,&quot;&amp;INDIRECT(&quot;'Skills'.A&quot;&amp;RANDBETWEEN(2;18));&quot;&quot;)&amp;IF([.T18]&gt;7;&quot;,&quot;&amp;INDIRECT(&quot;'Skills'.A&quot;&amp;RANDBETWEEN(2;18));&quot;&quot;)&amp;IF([.T18]&gt;8;&quot;,&quot;&amp;INDIRECT(&quot;'Skills'.A&quot;&amp;RANDBETWEEN(2;18));&quot;&quot;)&amp;IF([.T18]&gt;9;&quot;,&quot;&amp;INDIRECT(&quot;'Skills'.A&quot;&amp;RANDBETWEEN(2;18));&quot;&quot;)&amp;IF([.T18]&gt;10;&quot;,&quot;&amp;INDIRECT(&quot;'Skills'.A&quot;&amp;RANDBETWEEN(2;18));&quot;&quot;)&amp;IF([.T18]&gt;11;&quot;,&quot;&amp;INDIRECT(&quot;'Skills'.A&quot;&amp;RANDBETWEEN(2;18));&quot;&quot;)&amp;IF([.B18]=&quot;Skilled&quot;;&quot;,&quot;&amp;INDIRECT(&quot;'Skills'.A&quot;&amp;RANDBETWEEN(2;18));&quot;&quot;)" office:value-type="string" office:string-value="Deception,Lore" calcext:value-type="string">
            <text:p>Deception,Lo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lement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S19]&amp;&quot;,&quot;&amp;[.W19]" office:value-type="string" office:string-value="Crafting,Lore (Guild),Intimidation,Nature,Survival,Deception,Survival" calcext:value-type="string">
            <text:p>Crafting,Lore (Guild),Intimidation,Nature,Survival,Deception,Survival</text:p>
          </table:table-cell>
          <table:table-cell table:formula="of:=MATCH([.D19];['BG+Class'.A$38:.A$50];0)+37" office:value-type="float" office:value="49" calcext:value-type="float">
            <text:p>49</text:p>
          </table:table-cell>
          <table:table-cell table:formula="of:=INDIRECT(&quot;'BG+Class'.B&quot;&amp;MATCH([.C19];['BG+Class'.A$1:.A$36];0))" office:value-type="string" office:string-value="Crafting,Lore (Guild)" calcext:value-type="string">
            <text:p>Crafting,Lore (Guild)</text:p>
          </table:table-cell>
          <table:table-cell table:formula="of:=IF([.D19]=&quot;Fighter&quot;;IF([.G19]&gt;[.H19];&quot;Athletics&quot;;&quot;Acrobatics&quot;);INDIRECT(&quot;'BG+Class'.B&quot;&amp;37+MATCH([.D19];['BG+Class'.A$38:.A$50];0)))" office:value-type="float" office:value="0" calcext:value-type="float">
            <text:p>0</text:p>
          </table:table-cell>
          <table:table-cell table:formula="of:=IF(LEN([.E19])&lt;2;0;INDIRECT(&quot;'BG+Class'.D&quot;&amp;52+MATCH([.E19];['BG+Class'.C$53:.C$300];0)))" office:value-type="string" office:string-value="Intimidation,Nature" calcext:value-type="string">
            <text:p>Intimidation,Nature</text:p>
          </table:table-cell>
          <table:table-cell table:formula="of:=IF(LEN([.F19])&lt;2;0;INDIRECT(&quot;'BG+Class'.D&quot;&amp;52+MATCH([.F19];['BG+Class'.C$53:.C$300];0)))" office:value-type="float" office:value="0" calcext:value-type="float">
            <text:p>0</text:p>
          </table:table-cell>
          <table:table-cell table:formula="of:=[.O19]&amp;IF([.P19]=0;&quot;&quot;;&quot;,&quot;&amp;[.P19])&amp;IF([.Q19]=0;&quot;&quot;;&quot;,&quot;&amp;[.Q19])&amp;IF([.R19]=0;&quot;&quot;;&quot;,&quot;&amp;[.R19])" office:value-type="string" office:string-value="Crafting,Lore (Guild),Intimidation,Nature" calcext:value-type="string">
            <text:p>Crafting,Lore (Guild),Intimidation,Nature</text:p>
          </table:table-cell>
          <table:table-cell table:formula="of:=(([.H19]-10)/2)+INDIRECT(&quot;'BG+Class'.E&quot;&amp;[.N19])" office:value-type="float" office:value="3" calcext:value-type="float">
            <text:p>3</text:p>
          </table:table-cell>
          <table:table-cell table:formula="of:=INDIRECT(&quot;R1C&quot;&amp;6+MATCH(MAX([.G19:.L19]);[.G19:.L19];0);0)" office:value-type="string" office:string-value="CHA" calcext:value-type="string">
            <text:p>CHA</text:p>
          </table:table-cell>
          <table:table-cell table:formula="of:=1+MATCH([.U19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19]);INDIRECT(&quot;Skills.G&quot;&amp;[.V19])-1+INDIRECT(&quot;Skills.H&quot;&amp;[.V19])))&amp;IF([.T19]&gt;2;&quot;,&quot;&amp;INDIRECT(&quot;'Skills'.A&quot;&amp;RANDBETWEEN(2;18));&quot;&quot;)&amp;IF([.T19]&gt;3;&quot;,&quot;&amp;INDIRECT(&quot;'Skills'.A&quot;&amp;RANDBETWEEN(2;18));&quot;&quot;)&amp;IF([.T19]&gt;4;&quot;,&quot;&amp;INDIRECT(&quot;'Skills'.A&quot;&amp;RANDBETWEEN(2;18));&quot;&quot;)&amp;IF([.T19]&gt;5;&quot;,&quot;&amp;INDIRECT(&quot;'Skills'.A&quot;&amp;RANDBETWEEN(2;18));&quot;&quot;)&amp;IF([.T19]&gt;6;&quot;,&quot;&amp;INDIRECT(&quot;'Skills'.A&quot;&amp;RANDBETWEEN(2;18));&quot;&quot;)&amp;IF([.T19]&gt;7;&quot;,&quot;&amp;INDIRECT(&quot;'Skills'.A&quot;&amp;RANDBETWEEN(2;18));&quot;&quot;)&amp;IF([.T19]&gt;8;&quot;,&quot;&amp;INDIRECT(&quot;'Skills'.A&quot;&amp;RANDBETWEEN(2;18));&quot;&quot;)&amp;IF([.T19]&gt;9;&quot;,&quot;&amp;INDIRECT(&quot;'Skills'.A&quot;&amp;RANDBETWEEN(2;18));&quot;&quot;)&amp;IF([.T19]&gt;10;&quot;,&quot;&amp;INDIRECT(&quot;'Skills'.A&quot;&amp;RANDBETWEEN(2;18));&quot;&quot;)&amp;IF([.T19]&gt;11;&quot;,&quot;&amp;INDIRECT(&quot;'Skills'.A&quot;&amp;RANDBETWEEN(2;18));&quot;&quot;)&amp;IF([.B19]=&quot;Skilled&quot;;&quot;,&quot;&amp;INDIRECT(&quot;'Skills'.A&quot;&amp;RANDBETWEEN(2;18));&quot;&quot;)" office:value-type="string" office:string-value="Survival,Deception,Survival" calcext:value-type="string">
            <text:p>Survival,Deception,Survival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Mutagenis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S20]&amp;&quot;,&quot;&amp;[.W20]" office:value-type="string" office:string-value="Society,Lore (Underworld),Crafting,Acrobatics,Arcana,Intimidation,Thievery,Crafting" calcext:value-type="string">
            <text:p>Society,Lore (Underworld),Crafting,Acrobatics,Arcana,Intimidation,Thievery,Crafting</text:p>
          </table:table-cell>
          <table:table-cell table:formula="of:=MATCH([.D20];['BG+Class'.A$38:.A$50];0)+37" office:value-type="float" office:value="39" calcext:value-type="float">
            <text:p>39</text:p>
          </table:table-cell>
          <table:table-cell table:formula="of:=INDIRECT(&quot;'BG+Class'.B&quot;&amp;MATCH([.C20];['BG+Class'.A$1:.A$36];0))" office:value-type="string" office:string-value="Society,Lore (Underworld)" calcext:value-type="string">
            <text:p>Society,Lore (Underworld)</text:p>
          </table:table-cell>
          <table:table-cell table:formula="of:=IF([.D20]=&quot;Fighter&quot;;IF([.G20]&gt;[.H20];&quot;Athletics&quot;;&quot;Acrobatics&quot;);INDIRECT(&quot;'BG+Class'.B&quot;&amp;37+MATCH([.D20];['BG+Class'.A$38:.A$50];0)))" office:value-type="string" office:string-value="Crafting" calcext:value-type="string">
            <text:p>Crafting</text:p>
          </table:table-cell>
          <table:table-cell table:formula="of:=IF(LEN([.E20])&lt;2;0;INDIRECT(&quot;'BG+Class'.D&quot;&amp;52+MATCH([.E20];['BG+Class'.C$53:.C$300];0)))" office:value-type="float" office:value="0" calcext:value-type="float">
            <text:p>0</text:p>
          </table:table-cell>
          <table:table-cell table:formula="of:=IF(LEN([.F20])&lt;2;0;INDIRECT(&quot;'BG+Class'.D&quot;&amp;52+MATCH([.F20];['BG+Class'.C$53:.C$300];0)))" office:value-type="float" office:value="0" calcext:value-type="float">
            <text:p>0</text:p>
          </table:table-cell>
          <table:table-cell table:formula="of:=[.O20]&amp;IF([.P20]=0;&quot;&quot;;&quot;,&quot;&amp;[.P20])&amp;IF([.Q20]=0;&quot;&quot;;&quot;,&quot;&amp;[.Q20])&amp;IF([.R20]=0;&quot;&quot;;&quot;,&quot;&amp;[.R20])" office:value-type="string" office:string-value="Society,Lore (Underworld),Crafting" calcext:value-type="string">
            <text:p>Society,Lore (Underworld),Crafting</text:p>
          </table:table-cell>
          <table:table-cell table:formula="of:=(([.H20]-10)/2)+INDIRECT(&quot;'BG+Class'.E&quot;&amp;[.N20])" office:value-type="float" office:value="4" calcext:value-type="float">
            <text:p>4</text:p>
          </table:table-cell>
          <table:table-cell table:formula="of:=INDIRECT(&quot;R1C&quot;&amp;6+MATCH(MAX([.G20:.L20]);[.G20:.L20];0);0)" office:value-type="string" office:string-value="INT" calcext:value-type="string">
            <text:p>INT</text:p>
          </table:table-cell>
          <table:table-cell table:formula="of:=1+MATCH([.U20];[Skills.F$2:.F$7];0)" office:value-type="float" office:value="5" calcext:value-type="float">
            <text:p>5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0]);INDIRECT(&quot;Skills.G&quot;&amp;[.V20])-1+INDIRECT(&quot;Skills.H&quot;&amp;[.V20])))&amp;IF([.T20]&gt;2;&quot;,&quot;&amp;INDIRECT(&quot;'Skills'.A&quot;&amp;RANDBETWEEN(2;18));&quot;&quot;)&amp;IF([.T20]&gt;3;&quot;,&quot;&amp;INDIRECT(&quot;'Skills'.A&quot;&amp;RANDBETWEEN(2;18));&quot;&quot;)&amp;IF([.T20]&gt;4;&quot;,&quot;&amp;INDIRECT(&quot;'Skills'.A&quot;&amp;RANDBETWEEN(2;18));&quot;&quot;)&amp;IF([.T20]&gt;5;&quot;,&quot;&amp;INDIRECT(&quot;'Skills'.A&quot;&amp;RANDBETWEEN(2;18));&quot;&quot;)&amp;IF([.T20]&gt;6;&quot;,&quot;&amp;INDIRECT(&quot;'Skills'.A&quot;&amp;RANDBETWEEN(2;18));&quot;&quot;)&amp;IF([.T20]&gt;7;&quot;,&quot;&amp;INDIRECT(&quot;'Skills'.A&quot;&amp;RANDBETWEEN(2;18));&quot;&quot;)&amp;IF([.T20]&gt;8;&quot;,&quot;&amp;INDIRECT(&quot;'Skills'.A&quot;&amp;RANDBETWEEN(2;18));&quot;&quot;)&amp;IF([.T20]&gt;9;&quot;,&quot;&amp;INDIRECT(&quot;'Skills'.A&quot;&amp;RANDBETWEEN(2;18));&quot;&quot;)&amp;IF([.T20]&gt;10;&quot;,&quot;&amp;INDIRECT(&quot;'Skills'.A&quot;&amp;RANDBETWEEN(2;18));&quot;&quot;)&amp;IF([.T20]&gt;11;&quot;,&quot;&amp;INDIRECT(&quot;'Skills'.A&quot;&amp;RANDBETWEEN(2;18));&quot;&quot;)&amp;IF([.B20]=&quot;Skilled&quot;;&quot;,&quot;&amp;INDIRECT(&quot;'Skills'.A&quot;&amp;RANDBETWEEN(2;18));&quot;&quot;)" office:value-type="string" office:string-value="Acrobatics,Arcana,Intimidation,Thievery,Crafting" calcext:value-type="string">
            <text:p>Acrobatics,Arcana,Intimidation,Thievery,Crafting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crobat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Lea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S21]&amp;&quot;,&quot;&amp;[.W21]" office:value-type="string" office:string-value="Acrobatics,Lore (Circus),Nature,Diplomacy,Survival,Religion,Society,Crafting,Intimidation" calcext:value-type="string">
            <text:p>Acrobatics,Lore (Circus),Nature,Diplomacy,Survival,Religion,Society,Crafting,Intimidation</text:p>
          </table:table-cell>
          <table:table-cell table:formula="of:=MATCH([.D21];['BG+Class'.A$38:.A$50];0)+37" office:value-type="float" office:value="44" calcext:value-type="float">
            <text:p>44</text:p>
          </table:table-cell>
          <table:table-cell table:formula="of:=INDIRECT(&quot;'BG+Class'.B&quot;&amp;MATCH([.C21];['BG+Class'.A$1:.A$36];0))" office:value-type="string" office:string-value="Acrobatics,Lore (Circus)" calcext:value-type="string">
            <text:p>Acrobatics,Lore (Circus)</text:p>
          </table:table-cell>
          <table:table-cell table:formula="of:=IF([.D21]=&quot;Fighter&quot;;IF([.G21]&gt;[.H21];&quot;Athletics&quot;;&quot;Acrobatics&quot;);INDIRECT(&quot;'BG+Class'.B&quot;&amp;37+MATCH([.D21];['BG+Class'.A$38:.A$50];0)))" office:value-type="string" office:string-value="Nature" calcext:value-type="string">
            <text:p>Nature</text:p>
          </table:table-cell>
          <table:table-cell table:formula="of:=IF(LEN([.E21])&lt;2;0;INDIRECT(&quot;'BG+Class'.D&quot;&amp;52+MATCH([.E21];['BG+Class'.C$53:.C$300];0)))" office:value-type="string" office:string-value="Diplomacy" calcext:value-type="string">
            <text:p>Diplomacy</text:p>
          </table:table-cell>
          <table:table-cell table:formula="of:=IF(LEN([.F21])&lt;2;0;INDIRECT(&quot;'BG+Class'.D&quot;&amp;52+MATCH([.F21];['BG+Class'.C$53:.C$300];0)))" office:value-type="float" office:value="0" calcext:value-type="float">
            <text:p>0</text:p>
          </table:table-cell>
          <table:table-cell table:formula="of:=[.O21]&amp;IF([.P21]=0;&quot;&quot;;&quot;,&quot;&amp;[.P21])&amp;IF([.Q21]=0;&quot;&quot;;&quot;,&quot;&amp;[.Q21])&amp;IF([.R21]=0;&quot;&quot;;&quot;,&quot;&amp;[.R21])" office:value-type="string" office:string-value="Acrobatics,Lore (Circus),Nature,Diplomacy" calcext:value-type="string">
            <text:p>Acrobatics,Lore (Circus),Nature,Diplomacy</text:p>
          </table:table-cell>
          <table:table-cell table:formula="of:=(([.H21]-10)/2)+INDIRECT(&quot;'BG+Class'.E&quot;&amp;[.N21])" office:value-type="float" office:value="5" calcext:value-type="float">
            <text:p>5</text:p>
          </table:table-cell>
          <table:table-cell table:formula="of:=INDIRECT(&quot;R1C&quot;&amp;6+MATCH(MAX([.G21:.L21]);[.G21:.L21];0);0)" office:value-type="string" office:string-value="WIS" calcext:value-type="string">
            <text:p>WIS</text:p>
          </table:table-cell>
          <table:table-cell table:formula="of:=1+MATCH([.U21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1]);INDIRECT(&quot;Skills.G&quot;&amp;[.V21])-1+INDIRECT(&quot;Skills.H&quot;&amp;[.V21])))&amp;IF([.T21]&gt;2;&quot;,&quot;&amp;INDIRECT(&quot;'Skills'.A&quot;&amp;RANDBETWEEN(2;18));&quot;&quot;)&amp;IF([.T21]&gt;3;&quot;,&quot;&amp;INDIRECT(&quot;'Skills'.A&quot;&amp;RANDBETWEEN(2;18));&quot;&quot;)&amp;IF([.T21]&gt;4;&quot;,&quot;&amp;INDIRECT(&quot;'Skills'.A&quot;&amp;RANDBETWEEN(2;18));&quot;&quot;)&amp;IF([.T21]&gt;5;&quot;,&quot;&amp;INDIRECT(&quot;'Skills'.A&quot;&amp;RANDBETWEEN(2;18));&quot;&quot;)&amp;IF([.T21]&gt;6;&quot;,&quot;&amp;INDIRECT(&quot;'Skills'.A&quot;&amp;RANDBETWEEN(2;18));&quot;&quot;)&amp;IF([.T21]&gt;7;&quot;,&quot;&amp;INDIRECT(&quot;'Skills'.A&quot;&amp;RANDBETWEEN(2;18));&quot;&quot;)&amp;IF([.T21]&gt;8;&quot;,&quot;&amp;INDIRECT(&quot;'Skills'.A&quot;&amp;RANDBETWEEN(2;18));&quot;&quot;)&amp;IF([.T21]&gt;9;&quot;,&quot;&amp;INDIRECT(&quot;'Skills'.A&quot;&amp;RANDBETWEEN(2;18));&quot;&quot;)&amp;IF([.T21]&gt;10;&quot;,&quot;&amp;INDIRECT(&quot;'Skills'.A&quot;&amp;RANDBETWEEN(2;18));&quot;&quot;)&amp;IF([.T21]&gt;11;&quot;,&quot;&amp;INDIRECT(&quot;'Skills'.A&quot;&amp;RANDBETWEEN(2;18));&quot;&quot;)&amp;IF([.B21]=&quot;Skilled&quot;;&quot;,&quot;&amp;INDIRECT(&quot;'Skills'.A&quot;&amp;RANDBETWEEN(2;18));&quot;&quot;)" office:value-type="string" office:string-value="Survival,Religion,Society,Crafting,Intimidation" calcext:value-type="string">
            <text:p>Survival,Religion,Society,Crafting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olyma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S22]&amp;&quot;,&quot;&amp;[.W22]" office:value-type="string" office:string-value="Deception,Lore (Games),Occultism,Performance,Medicine,Performance,Deception,Medicine,Lore,Diplomacy" calcext:value-type="string">
            <text:p>Deception,Lore (Games),Occultism,Performance,Medicine,Performance,Deception,Medicine,Lore,Diplomacy</text:p>
          </table:table-cell>
          <table:table-cell table:formula="of:=MATCH([.D22];['BG+Class'.A$38:.A$50];0)+37" office:value-type="float" office:value="41" calcext:value-type="float">
            <text:p>41</text:p>
          </table:table-cell>
          <table:table-cell table:formula="of:=INDIRECT(&quot;'BG+Class'.B&quot;&amp;MATCH([.C22];['BG+Class'.A$1:.A$36];0))" office:value-type="string" office:string-value="Deception,Lore (Games)" calcext:value-type="string">
            <text:p>Deception,Lore (Games)</text:p>
          </table:table-cell>
          <table:table-cell table:formula="of:=IF([.D22]=&quot;Fighter&quot;;IF([.G22]&gt;[.H22];&quot;Athletics&quot;;&quot;Acrobatics&quot;);INDIRECT(&quot;'BG+Class'.B&quot;&amp;37+MATCH([.D22];['BG+Class'.A$38:.A$50];0)))" office:value-type="string" office:string-value="Occultism,Performance" calcext:value-type="string">
            <text:p>Occultism,Performance</text:p>
          </table:table-cell>
          <table:table-cell table:formula="of:=IF(LEN([.E22])&lt;2;0;INDIRECT(&quot;'BG+Class'.D&quot;&amp;52+MATCH([.E22];['BG+Class'.C$53:.C$300];0)))" office:value-type="float" office:value="0" calcext:value-type="float">
            <text:p>0</text:p>
          </table:table-cell>
          <table:table-cell table:formula="of:=IF(LEN([.F22])&lt;2;0;INDIRECT(&quot;'BG+Class'.D&quot;&amp;52+MATCH([.F22];['BG+Class'.C$53:.C$300];0)))" office:value-type="float" office:value="0" calcext:value-type="float">
            <text:p>0</text:p>
          </table:table-cell>
          <table:table-cell table:formula="of:=[.O22]&amp;IF([.P22]=0;&quot;&quot;;&quot;,&quot;&amp;[.P22])&amp;IF([.Q22]=0;&quot;&quot;;&quot;,&quot;&amp;[.Q22])&amp;IF([.R22]=0;&quot;&quot;;&quot;,&quot;&amp;[.R22])" office:value-type="string" office:string-value="Deception,Lore (Games),Occultism,Performance" calcext:value-type="string">
            <text:p>Deception,Lore (Games),Occultism,Performance</text:p>
          </table:table-cell>
          <table:table-cell table:formula="of:=(([.H22]-10)/2)+INDIRECT(&quot;'BG+Class'.E&quot;&amp;[.N22])" office:value-type="float" office:value="6" calcext:value-type="float">
            <text:p>6</text:p>
          </table:table-cell>
          <table:table-cell table:formula="of:=INDIRECT(&quot;R1C&quot;&amp;6+MATCH(MAX([.G22:.L22]);[.G22:.L22];0);0)" office:value-type="string" office:string-value="CHA" calcext:value-type="string">
            <text:p>CHA</text:p>
          </table:table-cell>
          <table:table-cell table:formula="of:=1+MATCH([.U22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2]);INDIRECT(&quot;Skills.G&quot;&amp;[.V22])-1+INDIRECT(&quot;Skills.H&quot;&amp;[.V22])))&amp;IF([.T22]&gt;2;&quot;,&quot;&amp;INDIRECT(&quot;'Skills'.A&quot;&amp;RANDBETWEEN(2;18));&quot;&quot;)&amp;IF([.T22]&gt;3;&quot;,&quot;&amp;INDIRECT(&quot;'Skills'.A&quot;&amp;RANDBETWEEN(2;18));&quot;&quot;)&amp;IF([.T22]&gt;4;&quot;,&quot;&amp;INDIRECT(&quot;'Skills'.A&quot;&amp;RANDBETWEEN(2;18));&quot;&quot;)&amp;IF([.T22]&gt;5;&quot;,&quot;&amp;INDIRECT(&quot;'Skills'.A&quot;&amp;RANDBETWEEN(2;18));&quot;&quot;)&amp;IF([.T22]&gt;6;&quot;,&quot;&amp;INDIRECT(&quot;'Skills'.A&quot;&amp;RANDBETWEEN(2;18));&quot;&quot;)&amp;IF([.T22]&gt;7;&quot;,&quot;&amp;INDIRECT(&quot;'Skills'.A&quot;&amp;RANDBETWEEN(2;18));&quot;&quot;)&amp;IF([.T22]&gt;8;&quot;,&quot;&amp;INDIRECT(&quot;'Skills'.A&quot;&amp;RANDBETWEEN(2;18));&quot;&quot;)&amp;IF([.T22]&gt;9;&quot;,&quot;&amp;INDIRECT(&quot;'Skills'.A&quot;&amp;RANDBETWEEN(2;18));&quot;&quot;)&amp;IF([.T22]&gt;10;&quot;,&quot;&amp;INDIRECT(&quot;'Skills'.A&quot;&amp;RANDBETWEEN(2;18));&quot;&quot;)&amp;IF([.T22]&gt;11;&quot;,&quot;&amp;INDIRECT(&quot;'Skills'.A&quot;&amp;RANDBETWEEN(2;18));&quot;&quot;)&amp;IF([.B22]=&quot;Skilled&quot;;&quot;,&quot;&amp;INDIRECT(&quot;'Skills'.A&quot;&amp;RANDBETWEEN(2;18));&quot;&quot;)" office:value-type="string" office:string-value="Medicine,Performance,Deception,Medicine,Lore,Diplomacy" calcext:value-type="string">
            <text:p>Medicine,Performance,Deception,Medicine,Lore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Enigm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S23]&amp;&quot;,&quot;&amp;[.W23]" office:value-type="string" office:string-value="Performance,Lore (Theater),Occultism,Performance,Acrobatics,Diplomacy,Nature,Society,Stealth,Occultism" calcext:value-type="string">
            <text:p>Performance,Lore (Theater),Occultism,Performance,Acrobatics,Diplomacy,Nature,Society,Stealth,Occultism</text:p>
          </table:table-cell>
          <table:table-cell table:formula="of:=MATCH([.D23];['BG+Class'.A$38:.A$50];0)+37" office:value-type="float" office:value="41" calcext:value-type="float">
            <text:p>41</text:p>
          </table:table-cell>
          <table:table-cell table:formula="of:=INDIRECT(&quot;'BG+Class'.B&quot;&amp;MATCH([.C23];['BG+Class'.A$1:.A$36];0))" office:value-type="string" office:string-value="Performance,Lore (Theater)" calcext:value-type="string">
            <text:p>Performance,Lore (Theater)</text:p>
          </table:table-cell>
          <table:table-cell table:formula="of:=IF([.D23]=&quot;Fighter&quot;;IF([.G23]&gt;[.H23];&quot;Athletics&quot;;&quot;Acrobatics&quot;);INDIRECT(&quot;'BG+Class'.B&quot;&amp;37+MATCH([.D23];['BG+Class'.A$38:.A$50];0)))" office:value-type="string" office:string-value="Occultism,Performance" calcext:value-type="string">
            <text:p>Occultism,Performance</text:p>
          </table:table-cell>
          <table:table-cell table:formula="of:=IF(LEN([.E23])&lt;2;0;INDIRECT(&quot;'BG+Class'.D&quot;&amp;52+MATCH([.E23];['BG+Class'.C$53:.C$300];0)))" office:value-type="float" office:value="0" calcext:value-type="float">
            <text:p>0</text:p>
          </table:table-cell>
          <table:table-cell table:formula="of:=IF(LEN([.F23])&lt;2;0;INDIRECT(&quot;'BG+Class'.D&quot;&amp;52+MATCH([.F23];['BG+Class'.C$53:.C$300];0)))" office:value-type="float" office:value="0" calcext:value-type="float">
            <text:p>0</text:p>
          </table:table-cell>
          <table:table-cell table:formula="of:=[.O23]&amp;IF([.P23]=0;&quot;&quot;;&quot;,&quot;&amp;[.P23])&amp;IF([.Q23]=0;&quot;&quot;;&quot;,&quot;&amp;[.Q23])&amp;IF([.R23]=0;&quot;&quot;;&quot;,&quot;&amp;[.R23])" office:value-type="string" office:string-value="Performance,Lore (Theater),Occultism,Performance" calcext:value-type="string">
            <text:p>Performance,Lore (Theater),Occultism,Performance</text:p>
          </table:table-cell>
          <table:table-cell table:formula="of:=(([.H23]-10)/2)+INDIRECT(&quot;'BG+Class'.E&quot;&amp;[.N23])" office:value-type="float" office:value="6" calcext:value-type="float">
            <text:p>6</text:p>
          </table:table-cell>
          <table:table-cell table:formula="of:=INDIRECT(&quot;R1C&quot;&amp;6+MATCH(MAX([.G23:.L23]);[.G23:.L23];0);0)" office:value-type="string" office:string-value="CHA" calcext:value-type="string">
            <text:p>CHA</text:p>
          </table:table-cell>
          <table:table-cell table:formula="of:=1+MATCH([.U23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3]);INDIRECT(&quot;Skills.G&quot;&amp;[.V23])-1+INDIRECT(&quot;Skills.H&quot;&amp;[.V23])))&amp;IF([.T23]&gt;2;&quot;,&quot;&amp;INDIRECT(&quot;'Skills'.A&quot;&amp;RANDBETWEEN(2;18));&quot;&quot;)&amp;IF([.T23]&gt;3;&quot;,&quot;&amp;INDIRECT(&quot;'Skills'.A&quot;&amp;RANDBETWEEN(2;18));&quot;&quot;)&amp;IF([.T23]&gt;4;&quot;,&quot;&amp;INDIRECT(&quot;'Skills'.A&quot;&amp;RANDBETWEEN(2;18));&quot;&quot;)&amp;IF([.T23]&gt;5;&quot;,&quot;&amp;INDIRECT(&quot;'Skills'.A&quot;&amp;RANDBETWEEN(2;18));&quot;&quot;)&amp;IF([.T23]&gt;6;&quot;,&quot;&amp;INDIRECT(&quot;'Skills'.A&quot;&amp;RANDBETWEEN(2;18));&quot;&quot;)&amp;IF([.T23]&gt;7;&quot;,&quot;&amp;INDIRECT(&quot;'Skills'.A&quot;&amp;RANDBETWEEN(2;18));&quot;&quot;)&amp;IF([.T23]&gt;8;&quot;,&quot;&amp;INDIRECT(&quot;'Skills'.A&quot;&amp;RANDBETWEEN(2;18));&quot;&quot;)&amp;IF([.T23]&gt;9;&quot;,&quot;&amp;INDIRECT(&quot;'Skills'.A&quot;&amp;RANDBETWEEN(2;18));&quot;&quot;)&amp;IF([.T23]&gt;10;&quot;,&quot;&amp;INDIRECT(&quot;'Skills'.A&quot;&amp;RANDBETWEEN(2;18));&quot;&quot;)&amp;IF([.T23]&gt;11;&quot;,&quot;&amp;INDIRECT(&quot;'Skills'.A&quot;&amp;RANDBETWEEN(2;18));&quot;&quot;)&amp;IF([.B23]=&quot;Skilled&quot;;&quot;,&quot;&amp;INDIRECT(&quot;'Skills'.A&quot;&amp;RANDBETWEEN(2;18));&quot;&quot;)" office:value-type="string" office:string-value="Acrobatics,Diplomacy,Nature,Society,Stealth,Occultism" calcext:value-type="string">
            <text:p>Acrobatics,Diplomacy,Nature,Society,Stealth,Occultism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u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S24]&amp;&quot;,&quot;&amp;[.W24]" office:value-type="string" office:string-value="Diplomacy,Lore (Mercantile),Athletics,Intimidation,Athletics,Lore,Crafting,Occultism" calcext:value-type="string">
            <text:p>Diplomacy,Lore (Mercantile),Athletics,Intimidation,Athletics,Lore,Crafting,Occultism</text:p>
          </table:table-cell>
          <table:table-cell table:formula="of:=MATCH([.D24];['BG+Class'.A$38:.A$50];0)+37" office:value-type="float" office:value="40" calcext:value-type="float">
            <text:p>40</text:p>
          </table:table-cell>
          <table:table-cell table:formula="of:=INDIRECT(&quot;'BG+Class'.B&quot;&amp;MATCH([.C24];['BG+Class'.A$1:.A$36];0))" office:value-type="string" office:string-value="Diplomacy,Lore (Mercantile)" calcext:value-type="string">
            <text:p>Diplomacy,Lore (Mercantile)</text:p>
          </table:table-cell>
          <table:table-cell table:formula="of:=IF([.D24]=&quot;Fighter&quot;;IF([.G24]&gt;[.H24];&quot;Athletics&quot;;&quot;Acrobatics&quot;);INDIRECT(&quot;'BG+Class'.B&quot;&amp;37+MATCH([.D24];['BG+Class'.A$38:.A$50];0)))" office:value-type="string" office:string-value="Athletics" calcext:value-type="string">
            <text:p>Athletics</text:p>
          </table:table-cell>
          <table:table-cell table:formula="of:=IF(LEN([.E24])&lt;2;0;INDIRECT(&quot;'BG+Class'.D&quot;&amp;52+MATCH([.E24];['BG+Class'.C$53:.C$300];0)))" office:value-type="float" office:value="0" calcext:value-type="float">
            <text:p>0</text:p>
          </table:table-cell>
          <table:table-cell table:formula="of:=IF(LEN([.F24])&lt;2;0;INDIRECT(&quot;'BG+Class'.D&quot;&amp;52+MATCH([.F24];['BG+Class'.C$53:.C$300];0)))" office:value-type="float" office:value="0" calcext:value-type="float">
            <text:p>0</text:p>
          </table:table-cell>
          <table:table-cell table:formula="of:=[.O24]&amp;IF([.P24]=0;&quot;&quot;;&quot;,&quot;&amp;[.P24])&amp;IF([.Q24]=0;&quot;&quot;;&quot;,&quot;&amp;[.Q24])&amp;IF([.R24]=0;&quot;&quot;;&quot;,&quot;&amp;[.R24])" office:value-type="string" office:string-value="Diplomacy,Lore (Mercantile),Athletics" calcext:value-type="string">
            <text:p>Diplomacy,Lore (Mercantile),Athletics</text:p>
          </table:table-cell>
          <table:table-cell table:formula="of:=(([.H24]-10)/2)+INDIRECT(&quot;'BG+Class'.E&quot;&amp;[.N24])" office:value-type="float" office:value="4" calcext:value-type="float">
            <text:p>4</text:p>
          </table:table-cell>
          <table:table-cell table:formula="of:=INDIRECT(&quot;R1C&quot;&amp;6+MATCH(MAX([.G24:.L24]);[.G24:.L24];0);0)" office:value-type="string" office:string-value="STR" calcext:value-type="string">
            <text:p>STR</text:p>
          </table:table-cell>
          <table:table-cell table:formula="of:=1+MATCH([.U24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4]);INDIRECT(&quot;Skills.G&quot;&amp;[.V24])-1+INDIRECT(&quot;Skills.H&quot;&amp;[.V24])))&amp;IF([.T24]&gt;2;&quot;,&quot;&amp;INDIRECT(&quot;'Skills'.A&quot;&amp;RANDBETWEEN(2;18));&quot;&quot;)&amp;IF([.T24]&gt;3;&quot;,&quot;&amp;INDIRECT(&quot;'Skills'.A&quot;&amp;RANDBETWEEN(2;18));&quot;&quot;)&amp;IF([.T24]&gt;4;&quot;,&quot;&amp;INDIRECT(&quot;'Skills'.A&quot;&amp;RANDBETWEEN(2;18));&quot;&quot;)&amp;IF([.T24]&gt;5;&quot;,&quot;&amp;INDIRECT(&quot;'Skills'.A&quot;&amp;RANDBETWEEN(2;18));&quot;&quot;)&amp;IF([.T24]&gt;6;&quot;,&quot;&amp;INDIRECT(&quot;'Skills'.A&quot;&amp;RANDBETWEEN(2;18));&quot;&quot;)&amp;IF([.T24]&gt;7;&quot;,&quot;&amp;INDIRECT(&quot;'Skills'.A&quot;&amp;RANDBETWEEN(2;18));&quot;&quot;)&amp;IF([.T24]&gt;8;&quot;,&quot;&amp;INDIRECT(&quot;'Skills'.A&quot;&amp;RANDBETWEEN(2;18));&quot;&quot;)&amp;IF([.T24]&gt;9;&quot;,&quot;&amp;INDIRECT(&quot;'Skills'.A&quot;&amp;RANDBETWEEN(2;18));&quot;&quot;)&amp;IF([.T24]&gt;10;&quot;,&quot;&amp;INDIRECT(&quot;'Skills'.A&quot;&amp;RANDBETWEEN(2;18));&quot;&quot;)&amp;IF([.T24]&gt;11;&quot;,&quot;&amp;INDIRECT(&quot;'Skills'.A&quot;&amp;RANDBETWEEN(2;18));&quot;&quot;)&amp;IF([.B24]=&quot;Skilled&quot;;&quot;,&quot;&amp;INDIRECT(&quot;'Skills'.A&quot;&amp;RANDBETWEEN(2;18));&quot;&quot;)" office:value-type="string" office:string-value="Intimidation,Athletics,Lore,Crafting,Occultism" calcext:value-type="string">
            <text:p>Intimidation,Athletics,Lore,Crafting,Occultism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mproved Familiar Attunemen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S25]&amp;&quot;,&quot;&amp;[.W25]" office:value-type="string" office:string-value="Nature or Occultism,Lore (pick a terrain),Arcana,Deception,Society,Athletics,Religion" calcext:value-type="string">
            <text:p>Nature or Occultism,Lore (pick a terrain),Arcana,Deception,Society,Athletics,Religion</text:p>
          </table:table-cell>
          <table:table-cell table:formula="of:=MATCH([.D25];['BG+Class'.A$38:.A$50];0)+37" office:value-type="float" office:value="50" calcext:value-type="float">
            <text:p>50</text:p>
          </table:table-cell>
          <table:table-cell table:formula="of:=INDIRECT(&quot;'BG+Class'.B&quot;&amp;MATCH([.C25];['BG+Class'.A$1:.A$36];0))" office:value-type="string" office:string-value="Nature or Occultism,Lore (pick a terrain)" calcext:value-type="string">
            <text:p>Nature or Occultism,Lore (pick a terrain)</text:p>
          </table:table-cell>
          <table:table-cell table:formula="of:=IF([.D25]=&quot;Fighter&quot;;IF([.G25]&gt;[.H25];&quot;Athletics&quot;;&quot;Acrobatics&quot;);INDIRECT(&quot;'BG+Class'.B&quot;&amp;37+MATCH([.D25];['BG+Class'.A$38:.A$50];0)))" office:value-type="string" office:string-value="Arcana" calcext:value-type="string">
            <text:p>Arcana</text:p>
          </table:table-cell>
          <table:table-cell table:formula="of:=IF(LEN([.E25])&lt;2;0;INDIRECT(&quot;'BG+Class'.D&quot;&amp;52+MATCH([.E25];['BG+Class'.C$53:.C$300];0)))" office:value-type="float" office:value="0" calcext:value-type="float">
            <text:p>0</text:p>
          </table:table-cell>
          <table:table-cell table:formula="of:=IF(LEN([.F25])&lt;2;0;INDIRECT(&quot;'BG+Class'.D&quot;&amp;52+MATCH([.F25];['BG+Class'.C$53:.C$300];0)))" office:value-type="float" office:value="0" calcext:value-type="float">
            <text:p>0</text:p>
          </table:table-cell>
          <table:table-cell table:formula="of:=[.O25]&amp;IF([.P25]=0;&quot;&quot;;&quot;,&quot;&amp;[.P25])&amp;IF([.Q25]=0;&quot;&quot;;&quot;,&quot;&amp;[.Q25])&amp;IF([.R25]=0;&quot;&quot;;&quot;,&quot;&amp;[.R25])" office:value-type="string" office:string-value="Nature or Occultism,Lore (pick a terrain),Arcana" calcext:value-type="string">
            <text:p>Nature or Occultism,Lore (pick a terrain),Arcana</text:p>
          </table:table-cell>
          <table:table-cell table:formula="of:=(([.H25]-10)/2)+INDIRECT(&quot;'BG+Class'.E&quot;&amp;[.N25])" office:value-type="float" office:value="4" calcext:value-type="float">
            <text:p>4</text:p>
          </table:table-cell>
          <table:table-cell table:formula="of:=INDIRECT(&quot;R1C&quot;&amp;6+MATCH(MAX([.G25:.L25]);[.G25:.L25];0);0)" office:value-type="string" office:string-value="INT" calcext:value-type="string">
            <text:p>INT</text:p>
          </table:table-cell>
          <table:table-cell table:formula="of:=1+MATCH([.U25];[Skills.F$2:.F$7];0)" office:value-type="float" office:value="5" calcext:value-type="float">
            <text:p>5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5]);INDIRECT(&quot;Skills.G&quot;&amp;[.V25])-1+INDIRECT(&quot;Skills.H&quot;&amp;[.V25])))&amp;IF([.T25]&gt;2;&quot;,&quot;&amp;INDIRECT(&quot;'Skills'.A&quot;&amp;RANDBETWEEN(2;18));&quot;&quot;)&amp;IF([.T25]&gt;3;&quot;,&quot;&amp;INDIRECT(&quot;'Skills'.A&quot;&amp;RANDBETWEEN(2;18));&quot;&quot;)&amp;IF([.T25]&gt;4;&quot;,&quot;&amp;INDIRECT(&quot;'Skills'.A&quot;&amp;RANDBETWEEN(2;18));&quot;&quot;)&amp;IF([.T25]&gt;5;&quot;,&quot;&amp;INDIRECT(&quot;'Skills'.A&quot;&amp;RANDBETWEEN(2;18));&quot;&quot;)&amp;IF([.T25]&gt;6;&quot;,&quot;&amp;INDIRECT(&quot;'Skills'.A&quot;&amp;RANDBETWEEN(2;18));&quot;&quot;)&amp;IF([.T25]&gt;7;&quot;,&quot;&amp;INDIRECT(&quot;'Skills'.A&quot;&amp;RANDBETWEEN(2;18));&quot;&quot;)&amp;IF([.T25]&gt;8;&quot;,&quot;&amp;INDIRECT(&quot;'Skills'.A&quot;&amp;RANDBETWEEN(2;18));&quot;&quot;)&amp;IF([.T25]&gt;9;&quot;,&quot;&amp;INDIRECT(&quot;'Skills'.A&quot;&amp;RANDBETWEEN(2;18));&quot;&quot;)&amp;IF([.T25]&gt;10;&quot;,&quot;&amp;INDIRECT(&quot;'Skills'.A&quot;&amp;RANDBETWEEN(2;18));&quot;&quot;)&amp;IF([.T25]&gt;11;&quot;,&quot;&amp;INDIRECT(&quot;'Skills'.A&quot;&amp;RANDBETWEEN(2;18));&quot;&quot;)&amp;IF([.B25]=&quot;Skilled&quot;;&quot;,&quot;&amp;INDIRECT(&quot;'Skills'.A&quot;&amp;RANDBETWEEN(2;18));&quot;&quot;)" office:value-type="string" office:string-value="Deception,Society,Athletics,Religion" calcext:value-type="string">
            <text:p>Deception,Society,Athletics,Relig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Wellspring Occult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S26]&amp;&quot;,&quot;&amp;[.W26]" office:value-type="string" office:string-value="Medicine,Lore (Warfare),Acrobatics,Society,Thievery,Thievery,Athletics,Survival,Deception,Athletics" calcext:value-type="string">
            <text:p>Medicine,Lore (Warfare),Acrobatics,Society,Thievery,Thievery,Athletics,Survival,Deception,Athletics</text:p>
          </table:table-cell>
          <table:table-cell table:formula="of:=MATCH([.D26];['BG+Class'.A$38:.A$50];0)+37" office:value-type="float" office:value="45" calcext:value-type="float">
            <text:p>45</text:p>
          </table:table-cell>
          <table:table-cell table:formula="of:=INDIRECT(&quot;'BG+Class'.B&quot;&amp;MATCH([.C26];['BG+Class'.A$1:.A$36];0))" office:value-type="string" office:string-value="Medicine,Lore (Warfare)" calcext:value-type="string">
            <text:p>Medicine,Lore (Warfare)</text:p>
          </table:table-cell>
          <table:table-cell table:formula="of:=IF([.D26]=&quot;Fighter&quot;;IF([.G26]&gt;[.H26];&quot;Athletics&quot;;&quot;Acrobatics&quot;);INDIRECT(&quot;'BG+Class'.B&quot;&amp;37+MATCH([.D26];['BG+Class'.A$38:.A$50];0)))" office:value-type="string" office:string-value="Acrobatics" calcext:value-type="string">
            <text:p>Acrobatics</text:p>
          </table:table-cell>
          <table:table-cell table:formula="of:=IF(LEN([.E26])&lt;2;0;INDIRECT(&quot;'BG+Class'.D&quot;&amp;52+MATCH([.E26];['BG+Class'.C$53:.C$300];0)))" office:value-type="float" office:value="0" calcext:value-type="float">
            <text:p>0</text:p>
          </table:table-cell>
          <table:table-cell table:formula="of:=IF(LEN([.F26])&lt;2;0;INDIRECT(&quot;'BG+Class'.D&quot;&amp;52+MATCH([.F26];['BG+Class'.C$53:.C$300];0)))" office:value-type="float" office:value="0" calcext:value-type="float">
            <text:p>0</text:p>
          </table:table-cell>
          <table:table-cell table:formula="of:=[.O26]&amp;IF([.P26]=0;&quot;&quot;;&quot;,&quot;&amp;[.P26])&amp;IF([.Q26]=0;&quot;&quot;;&quot;,&quot;&amp;[.Q26])&amp;IF([.R26]=0;&quot;&quot;;&quot;,&quot;&amp;[.R26])" office:value-type="string" office:string-value="Medicine,Lore (Warfare),Acrobatics" calcext:value-type="string">
            <text:p>Medicine,Lore (Warfare),Acrobatics</text:p>
          </table:table-cell>
          <table:table-cell table:formula="of:=(([.H26]-10)/2)+INDIRECT(&quot;'BG+Class'.E&quot;&amp;[.N26])" office:value-type="float" office:value="7" calcext:value-type="float">
            <text:p>7</text:p>
          </table:table-cell>
          <table:table-cell table:formula="of:=INDIRECT(&quot;R1C&quot;&amp;6+MATCH(MAX([.G26:.L26]);[.G26:.L26];0);0)" office:value-type="string" office:string-value="DEX" calcext:value-type="string">
            <text:p>DEX</text:p>
          </table:table-cell>
          <table:table-cell table:formula="of:=1+MATCH([.U26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6]);INDIRECT(&quot;Skills.G&quot;&amp;[.V26])-1+INDIRECT(&quot;Skills.H&quot;&amp;[.V26])))&amp;IF([.T26]&gt;2;&quot;,&quot;&amp;INDIRECT(&quot;'Skills'.A&quot;&amp;RANDBETWEEN(2;18));&quot;&quot;)&amp;IF([.T26]&gt;3;&quot;,&quot;&amp;INDIRECT(&quot;'Skills'.A&quot;&amp;RANDBETWEEN(2;18));&quot;&quot;)&amp;IF([.T26]&gt;4;&quot;,&quot;&amp;INDIRECT(&quot;'Skills'.A&quot;&amp;RANDBETWEEN(2;18));&quot;&quot;)&amp;IF([.T26]&gt;5;&quot;,&quot;&amp;INDIRECT(&quot;'Skills'.A&quot;&amp;RANDBETWEEN(2;18));&quot;&quot;)&amp;IF([.T26]&gt;6;&quot;,&quot;&amp;INDIRECT(&quot;'Skills'.A&quot;&amp;RANDBETWEEN(2;18));&quot;&quot;)&amp;IF([.T26]&gt;7;&quot;,&quot;&amp;INDIRECT(&quot;'Skills'.A&quot;&amp;RANDBETWEEN(2;18));&quot;&quot;)&amp;IF([.T26]&gt;8;&quot;,&quot;&amp;INDIRECT(&quot;'Skills'.A&quot;&amp;RANDBETWEEN(2;18));&quot;&quot;)&amp;IF([.T26]&gt;9;&quot;,&quot;&amp;INDIRECT(&quot;'Skills'.A&quot;&amp;RANDBETWEEN(2;18));&quot;&quot;)&amp;IF([.T26]&gt;10;&quot;,&quot;&amp;INDIRECT(&quot;'Skills'.A&quot;&amp;RANDBETWEEN(2;18));&quot;&quot;)&amp;IF([.T26]&gt;11;&quot;,&quot;&amp;INDIRECT(&quot;'Skills'.A&quot;&amp;RANDBETWEEN(2;18));&quot;&quot;)&amp;IF([.B26]=&quot;Skilled&quot;;&quot;,&quot;&amp;INDIRECT(&quot;'Skills'.A&quot;&amp;RANDBETWEEN(2;18));&quot;&quot;)" office:value-type="string" office:string-value="Society,Thievery,Thievery,Athletics,Survival,Deception,Athletics" calcext:value-type="string">
            <text:p>Society,Thievery,Thievery,Athletics,Survival,Deception,Athletics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recisi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S27]&amp;&quot;,&quot;&amp;[.W27]" office:value-type="string" office:string-value="Diplomacy,Lore (Alcohol),Nature,Survival,Crafting,Thievery,Occultism,Deception,Crafting,Survival,Religion,Acrobatics" calcext:value-type="string">
            <text:p>Diplomacy,Lore (Alcohol),Nature,Survival,Crafting,Thievery,Occultism,Deception,Crafting,Survival,Religion,Acrobatics</text:p>
          </table:table-cell>
          <table:table-cell table:formula="of:=MATCH([.D27];['BG+Class'.A$38:.A$50];0)+37" office:value-type="float" office:value="47" calcext:value-type="float">
            <text:p>47</text:p>
          </table:table-cell>
          <table:table-cell table:formula="of:=INDIRECT(&quot;'BG+Class'.B&quot;&amp;MATCH([.C27];['BG+Class'.A$1:.A$36];0))" office:value-type="string" office:string-value="Diplomacy,Lore (Alcohol)" calcext:value-type="string">
            <text:p>Diplomacy,Lore (Alcohol)</text:p>
          </table:table-cell>
          <table:table-cell table:formula="of:=IF([.D27]=&quot;Fighter&quot;;IF([.G27]&gt;[.H27];&quot;Athletics&quot;;&quot;Acrobatics&quot;);INDIRECT(&quot;'BG+Class'.B&quot;&amp;37+MATCH([.D27];['BG+Class'.A$38:.A$50];0)))" office:value-type="string" office:string-value="Nature,Survival" calcext:value-type="string">
            <text:p>Nature,Survival</text:p>
          </table:table-cell>
          <table:table-cell table:formula="of:=IF(LEN([.E27])&lt;2;0;INDIRECT(&quot;'BG+Class'.D&quot;&amp;52+MATCH([.E27];['BG+Class'.C$53:.C$300];0)))" office:value-type="float" office:value="0" calcext:value-type="float">
            <text:p>0</text:p>
          </table:table-cell>
          <table:table-cell table:formula="of:=IF(LEN([.F27])&lt;2;0;INDIRECT(&quot;'BG+Class'.D&quot;&amp;52+MATCH([.F27];['BG+Class'.C$53:.C$300];0)))" office:value-type="float" office:value="0" calcext:value-type="float">
            <text:p>0</text:p>
          </table:table-cell>
          <table:table-cell table:formula="of:=[.O27]&amp;IF([.P27]=0;&quot;&quot;;&quot;,&quot;&amp;[.P27])&amp;IF([.Q27]=0;&quot;&quot;;&quot;,&quot;&amp;[.Q27])&amp;IF([.R27]=0;&quot;&quot;;&quot;,&quot;&amp;[.R27])" office:value-type="string" office:string-value="Diplomacy,Lore (Alcohol),Nature,Survival" calcext:value-type="string">
            <text:p>Diplomacy,Lore (Alcohol),Nature,Survival</text:p>
          </table:table-cell>
          <table:table-cell table:formula="of:=(([.H27]-10)/2)+INDIRECT(&quot;'BG+Class'.E&quot;&amp;[.N27])" office:value-type="float" office:value="8" calcext:value-type="float">
            <text:p>8</text:p>
          </table:table-cell>
          <table:table-cell table:formula="of:=INDIRECT(&quot;R1C&quot;&amp;6+MATCH(MAX([.G27:.L27]);[.G27:.L27];0);0)" office:value-type="string" office:string-value="DEX" calcext:value-type="string">
            <text:p>DEX</text:p>
          </table:table-cell>
          <table:table-cell table:formula="of:=1+MATCH([.U27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7]);INDIRECT(&quot;Skills.G&quot;&amp;[.V27])-1+INDIRECT(&quot;Skills.H&quot;&amp;[.V27])))&amp;IF([.T27]&gt;2;&quot;,&quot;&amp;INDIRECT(&quot;'Skills'.A&quot;&amp;RANDBETWEEN(2;18));&quot;&quot;)&amp;IF([.T27]&gt;3;&quot;,&quot;&amp;INDIRECT(&quot;'Skills'.A&quot;&amp;RANDBETWEEN(2;18));&quot;&quot;)&amp;IF([.T27]&gt;4;&quot;,&quot;&amp;INDIRECT(&quot;'Skills'.A&quot;&amp;RANDBETWEEN(2;18));&quot;&quot;)&amp;IF([.T27]&gt;5;&quot;,&quot;&amp;INDIRECT(&quot;'Skills'.A&quot;&amp;RANDBETWEEN(2;18));&quot;&quot;)&amp;IF([.T27]&gt;6;&quot;,&quot;&amp;INDIRECT(&quot;'Skills'.A&quot;&amp;RANDBETWEEN(2;18));&quot;&quot;)&amp;IF([.T27]&gt;7;&quot;,&quot;&amp;INDIRECT(&quot;'Skills'.A&quot;&amp;RANDBETWEEN(2;18));&quot;&quot;)&amp;IF([.T27]&gt;8;&quot;,&quot;&amp;INDIRECT(&quot;'Skills'.A&quot;&amp;RANDBETWEEN(2;18));&quot;&quot;)&amp;IF([.T27]&gt;9;&quot;,&quot;&amp;INDIRECT(&quot;'Skills'.A&quot;&amp;RANDBETWEEN(2;18));&quot;&quot;)&amp;IF([.T27]&gt;10;&quot;,&quot;&amp;INDIRECT(&quot;'Skills'.A&quot;&amp;RANDBETWEEN(2;18));&quot;&quot;)&amp;IF([.T27]&gt;11;&quot;,&quot;&amp;INDIRECT(&quot;'Skills'.A&quot;&amp;RANDBETWEEN(2;18));&quot;&quot;)&amp;IF([.B27]=&quot;Skilled&quot;;&quot;,&quot;&amp;INDIRECT(&quot;'Skills'.A&quot;&amp;RANDBETWEEN(2;18));&quot;&quot;)" office:value-type="string" office:string-value="Crafting,Thievery,Occultism,Deception,Crafting,Survival,Religion,Acrobatics" calcext:value-type="string">
            <text:p>Crafting,Thievery,Occultism,Deception,Crafting,Survival,Religion,Acrobatics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ild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S28]&amp;&quot;,&quot;&amp;[.W28]" office:value-type="string" office:string-value="Deception,Lore (Underworld),Nature,Intimidation,Medicine,Religion" calcext:value-type="string">
            <text:p>Deception,Lore (Underworld),Nature,Intimidation,Medicine,Religion</text:p>
          </table:table-cell>
          <table:table-cell table:formula="of:=MATCH([.D28];['BG+Class'.A$38:.A$50];0)+37" office:value-type="float" office:value="44" calcext:value-type="float">
            <text:p>44</text:p>
          </table:table-cell>
          <table:table-cell table:formula="of:=INDIRECT(&quot;'BG+Class'.B&quot;&amp;MATCH([.C28];['BG+Class'.A$1:.A$36];0))" office:value-type="string" office:string-value="Deception,Lore (Underworld)" calcext:value-type="string">
            <text:p>Deception,Lore (Underworld)</text:p>
          </table:table-cell>
          <table:table-cell table:formula="of:=IF([.D28]=&quot;Fighter&quot;;IF([.G28]&gt;[.H28];&quot;Athletics&quot;;&quot;Acrobatics&quot;);INDIRECT(&quot;'BG+Class'.B&quot;&amp;37+MATCH([.D28];['BG+Class'.A$38:.A$50];0)))" office:value-type="string" office:string-value="Nature" calcext:value-type="string">
            <text:p>Nature</text:p>
          </table:table-cell>
          <table:table-cell table:formula="of:=IF(LEN([.E28])&lt;2;0;INDIRECT(&quot;'BG+Class'.D&quot;&amp;52+MATCH([.E28];['BG+Class'.C$53:.C$300];0)))" office:value-type="string" office:string-value="Intimidation" calcext:value-type="string">
            <text:p>Intimidation</text:p>
          </table:table-cell>
          <table:table-cell table:formula="of:=IF(LEN([.F28])&lt;2;0;INDIRECT(&quot;'BG+Class'.D&quot;&amp;52+MATCH([.F28];['BG+Class'.C$53:.C$300];0)))" office:value-type="float" office:value="0" calcext:value-type="float">
            <text:p>0</text:p>
          </table:table-cell>
          <table:table-cell table:formula="of:=[.O28]&amp;IF([.P28]=0;&quot;&quot;;&quot;,&quot;&amp;[.P28])&amp;IF([.Q28]=0;&quot;&quot;;&quot;,&quot;&amp;[.Q28])&amp;IF([.R28]=0;&quot;&quot;;&quot;,&quot;&amp;[.R28])" office:value-type="string" office:string-value="Deception,Lore (Underworld),Nature,Intimidation" calcext:value-type="string">
            <text:p>Deception,Lore (Underworld),Nature,Intimidation</text:p>
          </table:table-cell>
          <table:table-cell table:formula="of:=(([.H28]-10)/2)+INDIRECT(&quot;'BG+Class'.E&quot;&amp;[.N28])" office:value-type="float" office:value="2" calcext:value-type="float">
            <text:p>2</text:p>
          </table:table-cell>
          <table:table-cell table:formula="of:=INDIRECT(&quot;R1C&quot;&amp;6+MATCH(MAX([.G28:.L28]);[.G28:.L28];0);0)" office:value-type="string" office:string-value="WIS" calcext:value-type="string">
            <text:p>WIS</text:p>
          </table:table-cell>
          <table:table-cell table:formula="of:=1+MATCH([.U28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8]);INDIRECT(&quot;Skills.G&quot;&amp;[.V28])-1+INDIRECT(&quot;Skills.H&quot;&amp;[.V28])))&amp;IF([.T28]&gt;2;&quot;,&quot;&amp;INDIRECT(&quot;'Skills'.A&quot;&amp;RANDBETWEEN(2;18));&quot;&quot;)&amp;IF([.T28]&gt;3;&quot;,&quot;&amp;INDIRECT(&quot;'Skills'.A&quot;&amp;RANDBETWEEN(2;18));&quot;&quot;)&amp;IF([.T28]&gt;4;&quot;,&quot;&amp;INDIRECT(&quot;'Skills'.A&quot;&amp;RANDBETWEEN(2;18));&quot;&quot;)&amp;IF([.T28]&gt;5;&quot;,&quot;&amp;INDIRECT(&quot;'Skills'.A&quot;&amp;RANDBETWEEN(2;18));&quot;&quot;)&amp;IF([.T28]&gt;6;&quot;,&quot;&amp;INDIRECT(&quot;'Skills'.A&quot;&amp;RANDBETWEEN(2;18));&quot;&quot;)&amp;IF([.T28]&gt;7;&quot;,&quot;&amp;INDIRECT(&quot;'Skills'.A&quot;&amp;RANDBETWEEN(2;18));&quot;&quot;)&amp;IF([.T28]&gt;8;&quot;,&quot;&amp;INDIRECT(&quot;'Skills'.A&quot;&amp;RANDBETWEEN(2;18));&quot;&quot;)&amp;IF([.T28]&gt;9;&quot;,&quot;&amp;INDIRECT(&quot;'Skills'.A&quot;&amp;RANDBETWEEN(2;18));&quot;&quot;)&amp;IF([.T28]&gt;10;&quot;,&quot;&amp;INDIRECT(&quot;'Skills'.A&quot;&amp;RANDBETWEEN(2;18));&quot;&quot;)&amp;IF([.T28]&gt;11;&quot;,&quot;&amp;INDIRECT(&quot;'Skills'.A&quot;&amp;RANDBETWEEN(2;18));&quot;&quot;)&amp;IF([.B28]=&quot;Skilled&quot;;&quot;,&quot;&amp;INDIRECT(&quot;'Skills'.A&quot;&amp;RANDBETWEEN(2;18));&quot;&quot;)" office:value-type="string" office:string-value="Medicine,Religion" calcext:value-type="string">
            <text:p>Medicine,Relig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lf-elf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Warpriest</text:p>
          </table:table-cell>
          <table:table-cell office:value-type="string" calcext:value-type="string">
            <text:p>Cheryl the Devour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29]&amp;&quot;,&quot;&amp;[.W29]" office:value-type="string" office:string-value="Athletics,Lore (Farming),Religion,Survival,Survival,Survival,Crafting" calcext:value-type="string">
            <text:p>Athletics,Lore (Farming),Religion,Survival,Survival,Survival,Crafting</text:p>
          </table:table-cell>
          <table:table-cell table:formula="of:=MATCH([.D29];['BG+Class'.A$38:.A$50];0)+37" office:value-type="float" office:value="43" calcext:value-type="float">
            <text:p>43</text:p>
          </table:table-cell>
          <table:table-cell table:formula="of:=INDIRECT(&quot;'BG+Class'.B&quot;&amp;MATCH([.C29];['BG+Class'.A$1:.A$36];0))" office:value-type="string" office:string-value="Athletics,Lore (Farming)" calcext:value-type="string">
            <text:p>Athletics,Lore (Farming)</text:p>
          </table:table-cell>
          <table:table-cell table:formula="of:=IF([.D29]=&quot;Fighter&quot;;IF([.G29]&gt;[.H29];&quot;Athletics&quot;;&quot;Acrobatics&quot;);INDIRECT(&quot;'BG+Class'.B&quot;&amp;37+MATCH([.D29];['BG+Class'.A$38:.A$50];0)))" office:value-type="string" office:string-value="Religion" calcext:value-type="string">
            <text:p>Religion</text:p>
          </table:table-cell>
          <table:table-cell table:formula="of:=IF(LEN([.E29])&lt;2;0;INDIRECT(&quot;'BG+Class'.D&quot;&amp;52+MATCH([.E29];['BG+Class'.C$53:.C$300];0)))" office:value-type="float" office:value="0" calcext:value-type="float">
            <text:p>0</text:p>
          </table:table-cell>
          <table:table-cell table:formula="of:=IF(LEN([.F29])&lt;2;0;INDIRECT(&quot;'BG+Class'.D&quot;&amp;52+MATCH([.F29];['BG+Class'.C$53:.C$300];0)))" office:value-type="string" office:string-value="Survival" calcext:value-type="string">
            <text:p>Survival</text:p>
          </table:table-cell>
          <table:table-cell table:formula="of:=[.O29]&amp;IF([.P29]=0;&quot;&quot;;&quot;,&quot;&amp;[.P29])&amp;IF([.Q29]=0;&quot;&quot;;&quot;,&quot;&amp;[.Q29])&amp;IF([.R29]=0;&quot;&quot;;&quot;,&quot;&amp;[.R29])" office:value-type="string" office:string-value="Athletics,Lore (Farming),Religion,Survival" calcext:value-type="string">
            <text:p>Athletics,Lore (Farming),Religion,Survival</text:p>
          </table:table-cell>
          <table:table-cell table:formula="of:=(([.H29]-10)/2)+INDIRECT(&quot;'BG+Class'.E&quot;&amp;[.N29])" office:value-type="float" office:value="3" calcext:value-type="float">
            <text:p>3</text:p>
          </table:table-cell>
          <table:table-cell table:formula="of:=INDIRECT(&quot;R1C&quot;&amp;6+MATCH(MAX([.G29:.L29]);[.G29:.L29];0);0)" office:value-type="string" office:string-value="WIS" calcext:value-type="string">
            <text:p>WIS</text:p>
          </table:table-cell>
          <table:table-cell table:formula="of:=1+MATCH([.U29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29]);INDIRECT(&quot;Skills.G&quot;&amp;[.V29])-1+INDIRECT(&quot;Skills.H&quot;&amp;[.V29])))&amp;IF([.T29]&gt;2;&quot;,&quot;&amp;INDIRECT(&quot;'Skills'.A&quot;&amp;RANDBETWEEN(2;18));&quot;&quot;)&amp;IF([.T29]&gt;3;&quot;,&quot;&amp;INDIRECT(&quot;'Skills'.A&quot;&amp;RANDBETWEEN(2;18));&quot;&quot;)&amp;IF([.T29]&gt;4;&quot;,&quot;&amp;INDIRECT(&quot;'Skills'.A&quot;&amp;RANDBETWEEN(2;18));&quot;&quot;)&amp;IF([.T29]&gt;5;&quot;,&quot;&amp;INDIRECT(&quot;'Skills'.A&quot;&amp;RANDBETWEEN(2;18));&quot;&quot;)&amp;IF([.T29]&gt;6;&quot;,&quot;&amp;INDIRECT(&quot;'Skills'.A&quot;&amp;RANDBETWEEN(2;18));&quot;&quot;)&amp;IF([.T29]&gt;7;&quot;,&quot;&amp;INDIRECT(&quot;'Skills'.A&quot;&amp;RANDBETWEEN(2;18));&quot;&quot;)&amp;IF([.T29]&gt;8;&quot;,&quot;&amp;INDIRECT(&quot;'Skills'.A&quot;&amp;RANDBETWEEN(2;18));&quot;&quot;)&amp;IF([.T29]&gt;9;&quot;,&quot;&amp;INDIRECT(&quot;'Skills'.A&quot;&amp;RANDBETWEEN(2;18));&quot;&quot;)&amp;IF([.T29]&gt;10;&quot;,&quot;&amp;INDIRECT(&quot;'Skills'.A&quot;&amp;RANDBETWEEN(2;18));&quot;&quot;)&amp;IF([.T29]&gt;11;&quot;,&quot;&amp;INDIRECT(&quot;'Skills'.A&quot;&amp;RANDBETWEEN(2;18));&quot;&quot;)&amp;IF([.B29]=&quot;Skilled&quot;;&quot;,&quot;&amp;INDIRECT(&quot;'Skills'.A&quot;&amp;RANDBETWEEN(2;18));&quot;&quot;)" office:value-type="string" office:string-value="Survival,Survival,Crafting" calcext:value-type="string">
            <text:p>Survival,Survival,Crafting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S30]&amp;&quot;,&quot;&amp;[.W30]" office:value-type="string" office:string-value="Crafting,Lore (Art),Athletics,Deception,Athletics,Deception,Survival,Intimidation" calcext:value-type="string">
            <text:p>Crafting,Lore (Art),Athletics,Deception,Athletics,Deception,Survival,Intimidation</text:p>
          </table:table-cell>
          <table:table-cell table:formula="of:=MATCH([.D30];['BG+Class'.A$38:.A$50];0)+37" office:value-type="float" office:value="45" calcext:value-type="float">
            <text:p>45</text:p>
          </table:table-cell>
          <table:table-cell table:formula="of:=INDIRECT(&quot;'BG+Class'.B&quot;&amp;MATCH([.C30];['BG+Class'.A$1:.A$36];0))" office:value-type="string" office:string-value="Crafting,Lore (Art)" calcext:value-type="string">
            <text:p>Crafting,Lore (Art)</text:p>
          </table:table-cell>
          <table:table-cell table:formula="of:=IF([.D30]=&quot;Fighter&quot;;IF([.G30]&gt;[.H30];&quot;Athletics&quot;;&quot;Acrobatics&quot;);INDIRECT(&quot;'BG+Class'.B&quot;&amp;37+MATCH([.D30];['BG+Class'.A$38:.A$50];0)))" office:value-type="string" office:string-value="Athletics" calcext:value-type="string">
            <text:p>Athletics</text:p>
          </table:table-cell>
          <table:table-cell table:formula="of:=IF(LEN([.E30])&lt;2;0;INDIRECT(&quot;'BG+Class'.D&quot;&amp;52+MATCH([.E30];['BG+Class'.C$53:.C$300];0)))" office:value-type="float" office:value="0" calcext:value-type="float">
            <text:p>0</text:p>
          </table:table-cell>
          <table:table-cell table:formula="of:=IF(LEN([.F30])&lt;2;0;INDIRECT(&quot;'BG+Class'.D&quot;&amp;52+MATCH([.F30];['BG+Class'.C$53:.C$300];0)))" office:value-type="float" office:value="0" calcext:value-type="float">
            <text:p>0</text:p>
          </table:table-cell>
          <table:table-cell table:formula="of:=[.O30]&amp;IF([.P30]=0;&quot;&quot;;&quot;,&quot;&amp;[.P30])&amp;IF([.Q30]=0;&quot;&quot;;&quot;,&quot;&amp;[.Q30])&amp;IF([.R30]=0;&quot;&quot;;&quot;,&quot;&amp;[.R30])" office:value-type="string" office:string-value="Crafting,Lore (Art),Athletics" calcext:value-type="string">
            <text:p>Crafting,Lore (Art),Athletics</text:p>
          </table:table-cell>
          <table:table-cell table:formula="of:=(([.H30]-10)/2)+INDIRECT(&quot;'BG+Class'.E&quot;&amp;[.N30])" office:value-type="float" office:value="4" calcext:value-type="float">
            <text:p>4</text:p>
          </table:table-cell>
          <table:table-cell table:formula="of:=INDIRECT(&quot;R1C&quot;&amp;6+MATCH(MAX([.G30:.L30]);[.G30:.L30];0);0)" office:value-type="string" office:string-value="STR" calcext:value-type="string">
            <text:p>STR</text:p>
          </table:table-cell>
          <table:table-cell table:formula="of:=1+MATCH([.U30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0]);INDIRECT(&quot;Skills.G&quot;&amp;[.V30])-1+INDIRECT(&quot;Skills.H&quot;&amp;[.V30])))&amp;IF([.T30]&gt;2;&quot;,&quot;&amp;INDIRECT(&quot;'Skills'.A&quot;&amp;RANDBETWEEN(2;18));&quot;&quot;)&amp;IF([.T30]&gt;3;&quot;,&quot;&amp;INDIRECT(&quot;'Skills'.A&quot;&amp;RANDBETWEEN(2;18));&quot;&quot;)&amp;IF([.T30]&gt;4;&quot;,&quot;&amp;INDIRECT(&quot;'Skills'.A&quot;&amp;RANDBETWEEN(2;18));&quot;&quot;)&amp;IF([.T30]&gt;5;&quot;,&quot;&amp;INDIRECT(&quot;'Skills'.A&quot;&amp;RANDBETWEEN(2;18));&quot;&quot;)&amp;IF([.T30]&gt;6;&quot;,&quot;&amp;INDIRECT(&quot;'Skills'.A&quot;&amp;RANDBETWEEN(2;18));&quot;&quot;)&amp;IF([.T30]&gt;7;&quot;,&quot;&amp;INDIRECT(&quot;'Skills'.A&quot;&amp;RANDBETWEEN(2;18));&quot;&quot;)&amp;IF([.T30]&gt;8;&quot;,&quot;&amp;INDIRECT(&quot;'Skills'.A&quot;&amp;RANDBETWEEN(2;18));&quot;&quot;)&amp;IF([.T30]&gt;9;&quot;,&quot;&amp;INDIRECT(&quot;'Skills'.A&quot;&amp;RANDBETWEEN(2;18));&quot;&quot;)&amp;IF([.T30]&gt;10;&quot;,&quot;&amp;INDIRECT(&quot;'Skills'.A&quot;&amp;RANDBETWEEN(2;18));&quot;&quot;)&amp;IF([.T30]&gt;11;&quot;,&quot;&amp;INDIRECT(&quot;'Skills'.A&quot;&amp;RANDBETWEEN(2;18));&quot;&quot;)&amp;IF([.B30]=&quot;Skilled&quot;;&quot;,&quot;&amp;INDIRECT(&quot;'Skills'.A&quot;&amp;RANDBETWEEN(2;18));&quot;&quot;)" office:value-type="string" office:string-value="Deception,Athletics,Deception,Survival,Intimidation" calcext:value-type="string">
            <text:p>Deception,Athletics,Deception,Survival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uffia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[.S31]&amp;&quot;,&quot;&amp;[.W31]" office:value-type="string" office:string-value="Athletics,Lore (Sailing),Stealth,Intimidation,Diplomacy,Thievery,Performance,Medicine,Survival,Performance,Religion,Lore,Stealth,Intimidation,Diplomacy" calcext:value-type="string">
            <text:p>Athletics,Lore (Sailing),Stealth,Intimidation,Diplomacy,Thievery,Performance,Medicine,Survival,Performance,Religion,Lore,Stealth,Intimidation,Diplomacy</text:p>
          </table:table-cell>
          <table:table-cell table:formula="of:=MATCH([.D31];['BG+Class'.A$38:.A$50];0)+37" office:value-type="float" office:value="48" calcext:value-type="float">
            <text:p>48</text:p>
          </table:table-cell>
          <table:table-cell table:formula="of:=INDIRECT(&quot;'BG+Class'.B&quot;&amp;MATCH([.C31];['BG+Class'.A$1:.A$36];0))" office:value-type="string" office:string-value="Athletics,Lore (Sailing)" calcext:value-type="string">
            <text:p>Athletics,Lore (Sailing)</text:p>
          </table:table-cell>
          <table:table-cell table:formula="of:=IF([.D31]=&quot;Fighter&quot;;IF([.G31]&gt;[.H31];&quot;Athletics&quot;;&quot;Acrobatics&quot;);INDIRECT(&quot;'BG+Class'.B&quot;&amp;37+MATCH([.D31];['BG+Class'.A$38:.A$50];0)))" office:value-type="string" office:string-value="Stealth" calcext:value-type="string">
            <text:p>Stealth</text:p>
          </table:table-cell>
          <table:table-cell table:formula="of:=IF(LEN([.E31])&lt;2;0;INDIRECT(&quot;'BG+Class'.D&quot;&amp;52+MATCH([.E31];['BG+Class'.C$53:.C$300];0)))" office:value-type="string" office:string-value="Intimidation" calcext:value-type="string">
            <text:p>Intimidation</text:p>
          </table:table-cell>
          <table:table-cell table:formula="of:=IF(LEN([.F31])&lt;2;0;INDIRECT(&quot;'BG+Class'.D&quot;&amp;52+MATCH([.F31];['BG+Class'.C$53:.C$300];0)))" office:value-type="float" office:value="0" calcext:value-type="float">
            <text:p>0</text:p>
          </table:table-cell>
          <table:table-cell table:formula="of:=[.O31]&amp;IF([.P31]=0;&quot;&quot;;&quot;,&quot;&amp;[.P31])&amp;IF([.Q31]=0;&quot;&quot;;&quot;,&quot;&amp;[.Q31])&amp;IF([.R31]=0;&quot;&quot;;&quot;,&quot;&amp;[.R31])" office:value-type="string" office:string-value="Athletics,Lore (Sailing),Stealth,Intimidation" calcext:value-type="string">
            <text:p>Athletics,Lore (Sailing),Stealth,Intimidation</text:p>
          </table:table-cell>
          <table:table-cell table:formula="of:=(([.H31]-10)/2)+INDIRECT(&quot;'BG+Class'.E&quot;&amp;[.N31])" office:value-type="float" office:value="11" calcext:value-type="float">
            <text:p>11</text:p>
          </table:table-cell>
          <table:table-cell table:formula="of:=INDIRECT(&quot;R1C&quot;&amp;6+MATCH(MAX([.G31:.L31]);[.G31:.L31];0);0)" office:value-type="string" office:string-value="DEX" calcext:value-type="string">
            <text:p>DEX</text:p>
          </table:table-cell>
          <table:table-cell table:formula="of:=1+MATCH([.U31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1]);INDIRECT(&quot;Skills.G&quot;&amp;[.V31])-1+INDIRECT(&quot;Skills.H&quot;&amp;[.V31])))&amp;IF([.T31]&gt;2;&quot;,&quot;&amp;INDIRECT(&quot;'Skills'.A&quot;&amp;RANDBETWEEN(2;18));&quot;&quot;)&amp;IF([.T31]&gt;3;&quot;,&quot;&amp;INDIRECT(&quot;'Skills'.A&quot;&amp;RANDBETWEEN(2;18));&quot;&quot;)&amp;IF([.T31]&gt;4;&quot;,&quot;&amp;INDIRECT(&quot;'Skills'.A&quot;&amp;RANDBETWEEN(2;18));&quot;&quot;)&amp;IF([.T31]&gt;5;&quot;,&quot;&amp;INDIRECT(&quot;'Skills'.A&quot;&amp;RANDBETWEEN(2;18));&quot;&quot;)&amp;IF([.T31]&gt;6;&quot;,&quot;&amp;INDIRECT(&quot;'Skills'.A&quot;&amp;RANDBETWEEN(2;18));&quot;&quot;)&amp;IF([.T31]&gt;7;&quot;,&quot;&amp;INDIRECT(&quot;'Skills'.A&quot;&amp;RANDBETWEEN(2;18));&quot;&quot;)&amp;IF([.T31]&gt;8;&quot;,&quot;&amp;INDIRECT(&quot;'Skills'.A&quot;&amp;RANDBETWEEN(2;18));&quot;&quot;)&amp;IF([.T31]&gt;9;&quot;,&quot;&amp;INDIRECT(&quot;'Skills'.A&quot;&amp;RANDBETWEEN(2;18));&quot;&quot;)&amp;IF([.T31]&gt;10;&quot;,&quot;&amp;INDIRECT(&quot;'Skills'.A&quot;&amp;RANDBETWEEN(2;18));&quot;&quot;)&amp;IF([.T31]&gt;11;&quot;,&quot;&amp;INDIRECT(&quot;'Skills'.A&quot;&amp;RANDBETWEEN(2;18));&quot;&quot;)&amp;IF([.B31]=&quot;Skilled&quot;;&quot;,&quot;&amp;INDIRECT(&quot;'Skills'.A&quot;&amp;RANDBETWEEN(2;18));&quot;&quot;)" office:value-type="string" office:string-value="Diplomacy,Thievery,Performance,Medicine,Survival,Performance,Religion,Lore,Stealth,Intimidation,Diplomacy" calcext:value-type="string">
            <text:p>Diplomacy,Thievery,Performance,Medicine,Survival,Performance,Religion,Lore,Stealth,Intimidation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Death Warden</text:p>
          </table:table-cell>
          <table:table-cell office:value-type="string" calcext:value-type="string">
            <text:p>Acrobat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Thie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S32]&amp;&quot;,&quot;&amp;[.W32]" office:value-type="string" office:string-value="Acrobatics,Lore (Circus),Stealth,Thievery,Medicine,Thievery,Thievery,Performance,Thievery,Society,Stealth,Acrobatics,Survival,Performance,Diplomacy" calcext:value-type="string">
            <text:p>Acrobatics,Lore (Circus),Stealth,Thievery,Medicine,Thievery,Thievery,Performance,Thievery,Society,Stealth,Acrobatics,Survival,Performance,Diplomacy</text:p>
          </table:table-cell>
          <table:table-cell table:formula="of:=MATCH([.D32];['BG+Class'.A$38:.A$50];0)+37" office:value-type="float" office:value="48" calcext:value-type="float">
            <text:p>48</text:p>
          </table:table-cell>
          <table:table-cell table:formula="of:=INDIRECT(&quot;'BG+Class'.B&quot;&amp;MATCH([.C32];['BG+Class'.A$1:.A$36];0))" office:value-type="string" office:string-value="Acrobatics,Lore (Circus)" calcext:value-type="string">
            <text:p>Acrobatics,Lore (Circus)</text:p>
          </table:table-cell>
          <table:table-cell table:formula="of:=IF([.D32]=&quot;Fighter&quot;;IF([.G32]&gt;[.H32];&quot;Athletics&quot;;&quot;Acrobatics&quot;);INDIRECT(&quot;'BG+Class'.B&quot;&amp;37+MATCH([.D32];['BG+Class'.A$38:.A$50];0)))" office:value-type="string" office:string-value="Stealth" calcext:value-type="string">
            <text:p>Stealth</text:p>
          </table:table-cell>
          <table:table-cell table:formula="of:=IF(LEN([.E32])&lt;2;0;INDIRECT(&quot;'BG+Class'.D&quot;&amp;52+MATCH([.E32];['BG+Class'.C$53:.C$300];0)))" office:value-type="string" office:string-value="Thievery" calcext:value-type="string">
            <text:p>Thievery</text:p>
          </table:table-cell>
          <table:table-cell table:formula="of:=IF(LEN([.F32])&lt;2;0;INDIRECT(&quot;'BG+Class'.D&quot;&amp;52+MATCH([.F32];['BG+Class'.C$53:.C$300];0)))" office:value-type="float" office:value="0" calcext:value-type="float">
            <text:p>0</text:p>
          </table:table-cell>
          <table:table-cell table:formula="of:=[.O32]&amp;IF([.P32]=0;&quot;&quot;;&quot;,&quot;&amp;[.P32])&amp;IF([.Q32]=0;&quot;&quot;;&quot;,&quot;&amp;[.Q32])&amp;IF([.R32]=0;&quot;&quot;;&quot;,&quot;&amp;[.R32])" office:value-type="string" office:string-value="Acrobatics,Lore (Circus),Stealth,Thievery" calcext:value-type="string">
            <text:p>Acrobatics,Lore (Circus),Stealth,Thievery</text:p>
          </table:table-cell>
          <table:table-cell table:formula="of:=(([.H32]-10)/2)+INDIRECT(&quot;'BG+Class'.E&quot;&amp;[.N32])" office:value-type="float" office:value="11" calcext:value-type="float">
            <text:p>11</text:p>
          </table:table-cell>
          <table:table-cell table:formula="of:=INDIRECT(&quot;R1C&quot;&amp;6+MATCH(MAX([.G32:.L32]);[.G32:.L32];0);0)" office:value-type="string" office:string-value="DEX" calcext:value-type="string">
            <text:p>DEX</text:p>
          </table:table-cell>
          <table:table-cell table:formula="of:=1+MATCH([.U32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2]);INDIRECT(&quot;Skills.G&quot;&amp;[.V32])-1+INDIRECT(&quot;Skills.H&quot;&amp;[.V32])))&amp;IF([.T32]&gt;2;&quot;,&quot;&amp;INDIRECT(&quot;'Skills'.A&quot;&amp;RANDBETWEEN(2;18));&quot;&quot;)&amp;IF([.T32]&gt;3;&quot;,&quot;&amp;INDIRECT(&quot;'Skills'.A&quot;&amp;RANDBETWEEN(2;18));&quot;&quot;)&amp;IF([.T32]&gt;4;&quot;,&quot;&amp;INDIRECT(&quot;'Skills'.A&quot;&amp;RANDBETWEEN(2;18));&quot;&quot;)&amp;IF([.T32]&gt;5;&quot;,&quot;&amp;INDIRECT(&quot;'Skills'.A&quot;&amp;RANDBETWEEN(2;18));&quot;&quot;)&amp;IF([.T32]&gt;6;&quot;,&quot;&amp;INDIRECT(&quot;'Skills'.A&quot;&amp;RANDBETWEEN(2;18));&quot;&quot;)&amp;IF([.T32]&gt;7;&quot;,&quot;&amp;INDIRECT(&quot;'Skills'.A&quot;&amp;RANDBETWEEN(2;18));&quot;&quot;)&amp;IF([.T32]&gt;8;&quot;,&quot;&amp;INDIRECT(&quot;'Skills'.A&quot;&amp;RANDBETWEEN(2;18));&quot;&quot;)&amp;IF([.T32]&gt;9;&quot;,&quot;&amp;INDIRECT(&quot;'Skills'.A&quot;&amp;RANDBETWEEN(2;18));&quot;&quot;)&amp;IF([.T32]&gt;10;&quot;,&quot;&amp;INDIRECT(&quot;'Skills'.A&quot;&amp;RANDBETWEEN(2;18));&quot;&quot;)&amp;IF([.T32]&gt;11;&quot;,&quot;&amp;INDIRECT(&quot;'Skills'.A&quot;&amp;RANDBETWEEN(2;18));&quot;&quot;)&amp;IF([.B32]=&quot;Skilled&quot;;&quot;,&quot;&amp;INDIRECT(&quot;'Skills'.A&quot;&amp;RANDBETWEEN(2;18));&quot;&quot;)" office:value-type="string" office:string-value="Medicine,Thievery,Thievery,Performance,Thievery,Society,Stealth,Acrobatics,Survival,Performance,Diplomacy" calcext:value-type="string">
            <text:p>Medicine,Thievery,Thievery,Performance,Thievery,Society,Stealth,Acrobatics,Survival,Performance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Street Urchin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Flur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[.S33]&amp;&quot;,&quot;&amp;[.W33]" office:value-type="string" office:string-value="Thievery,Lore (pick a city),Nature,Survival,Acrobatics,Athletics,Acrobatics,Nature,Performance" calcext:value-type="string">
            <text:p>Thievery,Lore (pick a city),Nature,Survival,Acrobatics,Athletics,Acrobatics,Nature,Performance</text:p>
          </table:table-cell>
          <table:table-cell table:formula="of:=MATCH([.D33];['BG+Class'.A$38:.A$50];0)+37" office:value-type="float" office:value="47" calcext:value-type="float">
            <text:p>47</text:p>
          </table:table-cell>
          <table:table-cell table:formula="of:=INDIRECT(&quot;'BG+Class'.B&quot;&amp;MATCH([.C33];['BG+Class'.A$1:.A$36];0))" office:value-type="string" office:string-value="Thievery,Lore (pick a city)" calcext:value-type="string">
            <text:p>Thievery,Lore (pick a city)</text:p>
          </table:table-cell>
          <table:table-cell table:formula="of:=IF([.D33]=&quot;Fighter&quot;;IF([.G33]&gt;[.H33];&quot;Athletics&quot;;&quot;Acrobatics&quot;);INDIRECT(&quot;'BG+Class'.B&quot;&amp;37+MATCH([.D33];['BG+Class'.A$38:.A$50];0)))" office:value-type="string" office:string-value="Nature,Survival" calcext:value-type="string">
            <text:p>Nature,Survival</text:p>
          </table:table-cell>
          <table:table-cell table:formula="of:=IF(LEN([.E33])&lt;2;0;INDIRECT(&quot;'BG+Class'.D&quot;&amp;52+MATCH([.E33];['BG+Class'.C$53:.C$300];0)))" office:value-type="float" office:value="0" calcext:value-type="float">
            <text:p>0</text:p>
          </table:table-cell>
          <table:table-cell table:formula="of:=IF(LEN([.F33])&lt;2;0;INDIRECT(&quot;'BG+Class'.D&quot;&amp;52+MATCH([.F33];['BG+Class'.C$53:.C$300];0)))" office:value-type="float" office:value="0" calcext:value-type="float">
            <text:p>0</text:p>
          </table:table-cell>
          <table:table-cell table:formula="of:=[.O33]&amp;IF([.P33]=0;&quot;&quot;;&quot;,&quot;&amp;[.P33])&amp;IF([.Q33]=0;&quot;&quot;;&quot;,&quot;&amp;[.Q33])&amp;IF([.R33]=0;&quot;&quot;;&quot;,&quot;&amp;[.R33])" office:value-type="string" office:string-value="Thievery,Lore (pick a city),Nature,Survival" calcext:value-type="string">
            <text:p>Thievery,Lore (pick a city),Nature,Survival</text:p>
          </table:table-cell>
          <table:table-cell table:formula="of:=(([.H33]-10)/2)+INDIRECT(&quot;'BG+Class'.E&quot;&amp;[.N33])" office:value-type="float" office:value="5" calcext:value-type="float">
            <text:p>5</text:p>
          </table:table-cell>
          <table:table-cell table:formula="of:=INDIRECT(&quot;R1C&quot;&amp;6+MATCH(MAX([.G33:.L33]);[.G33:.L33];0);0)" office:value-type="string" office:string-value="STR" calcext:value-type="string">
            <text:p>STR</text:p>
          </table:table-cell>
          <table:table-cell table:formula="of:=1+MATCH([.U33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3]);INDIRECT(&quot;Skills.G&quot;&amp;[.V33])-1+INDIRECT(&quot;Skills.H&quot;&amp;[.V33])))&amp;IF([.T33]&gt;2;&quot;,&quot;&amp;INDIRECT(&quot;'Skills'.A&quot;&amp;RANDBETWEEN(2;18));&quot;&quot;)&amp;IF([.T33]&gt;3;&quot;,&quot;&amp;INDIRECT(&quot;'Skills'.A&quot;&amp;RANDBETWEEN(2;18));&quot;&quot;)&amp;IF([.T33]&gt;4;&quot;,&quot;&amp;INDIRECT(&quot;'Skills'.A&quot;&amp;RANDBETWEEN(2;18));&quot;&quot;)&amp;IF([.T33]&gt;5;&quot;,&quot;&amp;INDIRECT(&quot;'Skills'.A&quot;&amp;RANDBETWEEN(2;18));&quot;&quot;)&amp;IF([.T33]&gt;6;&quot;,&quot;&amp;INDIRECT(&quot;'Skills'.A&quot;&amp;RANDBETWEEN(2;18));&quot;&quot;)&amp;IF([.T33]&gt;7;&quot;,&quot;&amp;INDIRECT(&quot;'Skills'.A&quot;&amp;RANDBETWEEN(2;18));&quot;&quot;)&amp;IF([.T33]&gt;8;&quot;,&quot;&amp;INDIRECT(&quot;'Skills'.A&quot;&amp;RANDBETWEEN(2;18));&quot;&quot;)&amp;IF([.T33]&gt;9;&quot;,&quot;&amp;INDIRECT(&quot;'Skills'.A&quot;&amp;RANDBETWEEN(2;18));&quot;&quot;)&amp;IF([.T33]&gt;10;&quot;,&quot;&amp;INDIRECT(&quot;'Skills'.A&quot;&amp;RANDBETWEEN(2;18));&quot;&quot;)&amp;IF([.T33]&gt;11;&quot;,&quot;&amp;INDIRECT(&quot;'Skills'.A&quot;&amp;RANDBETWEEN(2;18));&quot;&quot;)&amp;IF([.B33]=&quot;Skilled&quot;;&quot;,&quot;&amp;INDIRECT(&quot;'Skills'.A&quot;&amp;RANDBETWEEN(2;18));&quot;&quot;)" office:value-type="string" office:string-value="Acrobatics,Athletics,Acrobatics,Nature,Performance" calcext:value-type="string">
            <text:p>Acrobatics,Athletics,Acrobatics,Nature,Performanc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Chirurge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S34]&amp;&quot;,&quot;&amp;[.W34]" office:value-type="string" office:string-value="Crafting,Lore (Art),Crafting,Occultism,Society,Performance,Acrobatics,Crafting" calcext:value-type="string">
            <text:p>Crafting,Lore (Art),Crafting,Occultism,Society,Performance,Acrobatics,Crafting</text:p>
          </table:table-cell>
          <table:table-cell table:formula="of:=MATCH([.D34];['BG+Class'.A$38:.A$50];0)+37" office:value-type="float" office:value="39" calcext:value-type="float">
            <text:p>39</text:p>
          </table:table-cell>
          <table:table-cell table:formula="of:=INDIRECT(&quot;'BG+Class'.B&quot;&amp;MATCH([.C34];['BG+Class'.A$1:.A$36];0))" office:value-type="string" office:string-value="Crafting,Lore (Art)" calcext:value-type="string">
            <text:p>Crafting,Lore (Art)</text:p>
          </table:table-cell>
          <table:table-cell table:formula="of:=IF([.D34]=&quot;Fighter&quot;;IF([.G34]&gt;[.H34];&quot;Athletics&quot;;&quot;Acrobatics&quot;);INDIRECT(&quot;'BG+Class'.B&quot;&amp;37+MATCH([.D34];['BG+Class'.A$38:.A$50];0)))" office:value-type="string" office:string-value="Crafting" calcext:value-type="string">
            <text:p>Crafting</text:p>
          </table:table-cell>
          <table:table-cell table:formula="of:=IF(LEN([.E34])&lt;2;0;INDIRECT(&quot;'BG+Class'.D&quot;&amp;52+MATCH([.E34];['BG+Class'.C$53:.C$300];0)))" office:value-type="float" office:value="0" calcext:value-type="float">
            <text:p>0</text:p>
          </table:table-cell>
          <table:table-cell table:formula="of:=IF(LEN([.F34])&lt;2;0;INDIRECT(&quot;'BG+Class'.D&quot;&amp;52+MATCH([.F34];['BG+Class'.C$53:.C$300];0)))" office:value-type="float" office:value="0" calcext:value-type="float">
            <text:p>0</text:p>
          </table:table-cell>
          <table:table-cell table:formula="of:=[.O34]&amp;IF([.P34]=0;&quot;&quot;;&quot;,&quot;&amp;[.P34])&amp;IF([.Q34]=0;&quot;&quot;;&quot;,&quot;&amp;[.Q34])&amp;IF([.R34]=0;&quot;&quot;;&quot;,&quot;&amp;[.R34])" office:value-type="string" office:string-value="Crafting,Lore (Art),Crafting" calcext:value-type="string">
            <text:p>Crafting,Lore (Art),Crafting</text:p>
          </table:table-cell>
          <table:table-cell table:formula="of:=(([.H34]-10)/2)+INDIRECT(&quot;'BG+Class'.E&quot;&amp;[.N34])" office:value-type="float" office:value="5" calcext:value-type="float">
            <text:p>5</text:p>
          </table:table-cell>
          <table:table-cell table:formula="of:=INDIRECT(&quot;R1C&quot;&amp;6+MATCH(MAX([.G34:.L34]);[.G34:.L34];0);0)" office:value-type="string" office:string-value="INT" calcext:value-type="string">
            <text:p>INT</text:p>
          </table:table-cell>
          <table:table-cell table:formula="of:=1+MATCH([.U34];[Skills.F$2:.F$7];0)" office:value-type="float" office:value="5" calcext:value-type="float">
            <text:p>5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4]);INDIRECT(&quot;Skills.G&quot;&amp;[.V34])-1+INDIRECT(&quot;Skills.H&quot;&amp;[.V34])))&amp;IF([.T34]&gt;2;&quot;,&quot;&amp;INDIRECT(&quot;'Skills'.A&quot;&amp;RANDBETWEEN(2;18));&quot;&quot;)&amp;IF([.T34]&gt;3;&quot;,&quot;&amp;INDIRECT(&quot;'Skills'.A&quot;&amp;RANDBETWEEN(2;18));&quot;&quot;)&amp;IF([.T34]&gt;4;&quot;,&quot;&amp;INDIRECT(&quot;'Skills'.A&quot;&amp;RANDBETWEEN(2;18));&quot;&quot;)&amp;IF([.T34]&gt;5;&quot;,&quot;&amp;INDIRECT(&quot;'Skills'.A&quot;&amp;RANDBETWEEN(2;18));&quot;&quot;)&amp;IF([.T34]&gt;6;&quot;,&quot;&amp;INDIRECT(&quot;'Skills'.A&quot;&amp;RANDBETWEEN(2;18));&quot;&quot;)&amp;IF([.T34]&gt;7;&quot;,&quot;&amp;INDIRECT(&quot;'Skills'.A&quot;&amp;RANDBETWEEN(2;18));&quot;&quot;)&amp;IF([.T34]&gt;8;&quot;,&quot;&amp;INDIRECT(&quot;'Skills'.A&quot;&amp;RANDBETWEEN(2;18));&quot;&quot;)&amp;IF([.T34]&gt;9;&quot;,&quot;&amp;INDIRECT(&quot;'Skills'.A&quot;&amp;RANDBETWEEN(2;18));&quot;&quot;)&amp;IF([.T34]&gt;10;&quot;,&quot;&amp;INDIRECT(&quot;'Skills'.A&quot;&amp;RANDBETWEEN(2;18));&quot;&quot;)&amp;IF([.T34]&gt;11;&quot;,&quot;&amp;INDIRECT(&quot;'Skills'.A&quot;&amp;RANDBETWEEN(2;18));&quot;&quot;)&amp;IF([.B34]=&quot;Skilled&quot;;&quot;,&quot;&amp;INDIRECT(&quot;'Skills'.A&quot;&amp;RANDBETWEEN(2;18));&quot;&quot;)" office:value-type="string" office:string-value="Occultism,Society,Performance,Acrobatics,Crafting" calcext:value-type="string">
            <text:p>Occultism,Society,Performance,Acrobatics,Crafting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S35]&amp;&quot;,&quot;&amp;[.W35]" office:value-type="string" office:string-value="Performance,Lore (Theater),Stealth,Deception,Diplomacy,Athletics,Acrobatics,Arcana,Deception,Society,Medicine,Thievery,Deception,Survival,Acrobatics,Lore" calcext:value-type="string">
            <text:p>Performance,Lore (Theater),Stealth,Deception,Diplomacy,Athletics,Acrobatics,Arcana,Deception,Society,Medicine,Thievery,Deception,Survival,Acrobatics,Lore</text:p>
          </table:table-cell>
          <table:table-cell table:formula="of:=MATCH([.D35];['BG+Class'.A$38:.A$50];0)+37" office:value-type="float" office:value="48" calcext:value-type="float">
            <text:p>48</text:p>
          </table:table-cell>
          <table:table-cell table:formula="of:=INDIRECT(&quot;'BG+Class'.B&quot;&amp;MATCH([.C35];['BG+Class'.A$1:.A$36];0))" office:value-type="string" office:string-value="Performance,Lore (Theater)" calcext:value-type="string">
            <text:p>Performance,Lore (Theater)</text:p>
          </table:table-cell>
          <table:table-cell table:formula="of:=IF([.D35]=&quot;Fighter&quot;;IF([.G35]&gt;[.H35];&quot;Athletics&quot;;&quot;Acrobatics&quot;);INDIRECT(&quot;'BG+Class'.B&quot;&amp;37+MATCH([.D35];['BG+Class'.A$38:.A$50];0)))" office:value-type="string" office:string-value="Stealth" calcext:value-type="string">
            <text:p>Stealth</text:p>
          </table:table-cell>
          <table:table-cell table:formula="of:=IF(LEN([.E35])&lt;2;0;INDIRECT(&quot;'BG+Class'.D&quot;&amp;52+MATCH([.E35];['BG+Class'.C$53:.C$300];0)))" office:value-type="string" office:string-value="Deception,Diplomacy" calcext:value-type="string">
            <text:p>Deception,Diplomacy</text:p>
          </table:table-cell>
          <table:table-cell table:formula="of:=IF(LEN([.F35])&lt;2;0;INDIRECT(&quot;'BG+Class'.D&quot;&amp;52+MATCH([.F35];['BG+Class'.C$53:.C$300];0)))" office:value-type="float" office:value="0" calcext:value-type="float">
            <text:p>0</text:p>
          </table:table-cell>
          <table:table-cell table:formula="of:=[.O35]&amp;IF([.P35]=0;&quot;&quot;;&quot;,&quot;&amp;[.P35])&amp;IF([.Q35]=0;&quot;&quot;;&quot;,&quot;&amp;[.Q35])&amp;IF([.R35]=0;&quot;&quot;;&quot;,&quot;&amp;[.R35])" office:value-type="string" office:string-value="Performance,Lore (Theater),Stealth,Deception,Diplomacy" calcext:value-type="string">
            <text:p>Performance,Lore (Theater),Stealth,Deception,Diplomacy</text:p>
          </table:table-cell>
          <table:table-cell table:formula="of:=(([.H35]-10)/2)+INDIRECT(&quot;'BG+Class'.E&quot;&amp;[.N35])" office:value-type="float" office:value="11" calcext:value-type="float">
            <text:p>11</text:p>
          </table:table-cell>
          <table:table-cell table:formula="of:=INDIRECT(&quot;R1C&quot;&amp;6+MATCH(MAX([.G35:.L35]);[.G35:.L35];0);0)" office:value-type="string" office:string-value="DEX" calcext:value-type="string">
            <text:p>DEX</text:p>
          </table:table-cell>
          <table:table-cell table:formula="of:=1+MATCH([.U35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5]);INDIRECT(&quot;Skills.G&quot;&amp;[.V35])-1+INDIRECT(&quot;Skills.H&quot;&amp;[.V35])))&amp;IF([.T35]&gt;2;&quot;,&quot;&amp;INDIRECT(&quot;'Skills'.A&quot;&amp;RANDBETWEEN(2;18));&quot;&quot;)&amp;IF([.T35]&gt;3;&quot;,&quot;&amp;INDIRECT(&quot;'Skills'.A&quot;&amp;RANDBETWEEN(2;18));&quot;&quot;)&amp;IF([.T35]&gt;4;&quot;,&quot;&amp;INDIRECT(&quot;'Skills'.A&quot;&amp;RANDBETWEEN(2;18));&quot;&quot;)&amp;IF([.T35]&gt;5;&quot;,&quot;&amp;INDIRECT(&quot;'Skills'.A&quot;&amp;RANDBETWEEN(2;18));&quot;&quot;)&amp;IF([.T35]&gt;6;&quot;,&quot;&amp;INDIRECT(&quot;'Skills'.A&quot;&amp;RANDBETWEEN(2;18));&quot;&quot;)&amp;IF([.T35]&gt;7;&quot;,&quot;&amp;INDIRECT(&quot;'Skills'.A&quot;&amp;RANDBETWEEN(2;18));&quot;&quot;)&amp;IF([.T35]&gt;8;&quot;,&quot;&amp;INDIRECT(&quot;'Skills'.A&quot;&amp;RANDBETWEEN(2;18));&quot;&quot;)&amp;IF([.T35]&gt;9;&quot;,&quot;&amp;INDIRECT(&quot;'Skills'.A&quot;&amp;RANDBETWEEN(2;18));&quot;&quot;)&amp;IF([.T35]&gt;10;&quot;,&quot;&amp;INDIRECT(&quot;'Skills'.A&quot;&amp;RANDBETWEEN(2;18));&quot;&quot;)&amp;IF([.T35]&gt;11;&quot;,&quot;&amp;INDIRECT(&quot;'Skills'.A&quot;&amp;RANDBETWEEN(2;18));&quot;&quot;)&amp;IF([.B35]=&quot;Skilled&quot;;&quot;,&quot;&amp;INDIRECT(&quot;'Skills'.A&quot;&amp;RANDBETWEEN(2;18));&quot;&quot;)" office:value-type="string" office:string-value="Athletics,Acrobatics,Arcana,Deception,Society,Medicine,Thievery,Deception,Survival,Acrobatics,Lore" calcext:value-type="string">
            <text:p>Athletics,Acrobatics,Arcana,Deception,Society,Medicine,Thievery,Deception,Survival,Acrobatics,Lo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oistered</text:p>
          </table:table-cell>
          <table:table-cell office:value-type="string" calcext:value-type="string">
            <text:p>Bringer of Visions Halfrid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S36]&amp;&quot;,&quot;&amp;[.W36]" office:value-type="string" office:string-value="Stealth,Lore (Underworld),Religion,Crafting,Diplomacy,Survival" calcext:value-type="string">
            <text:p>Stealth,Lore (Underworld),Religion,Crafting,Diplomacy,Survival</text:p>
          </table:table-cell>
          <table:table-cell table:formula="of:=MATCH([.D36];['BG+Class'.A$38:.A$50];0)+37" office:value-type="float" office:value="43" calcext:value-type="float">
            <text:p>43</text:p>
          </table:table-cell>
          <table:table-cell table:formula="of:=INDIRECT(&quot;'BG+Class'.B&quot;&amp;MATCH([.C36];['BG+Class'.A$1:.A$36];0))" office:value-type="string" office:string-value="Stealth,Lore (Underworld)" calcext:value-type="string">
            <text:p>Stealth,Lore (Underworld)</text:p>
          </table:table-cell>
          <table:table-cell table:formula="of:=IF([.D36]=&quot;Fighter&quot;;IF([.G36]&gt;[.H36];&quot;Athletics&quot;;&quot;Acrobatics&quot;);INDIRECT(&quot;'BG+Class'.B&quot;&amp;37+MATCH([.D36];['BG+Class'.A$38:.A$50];0)))" office:value-type="string" office:string-value="Religion" calcext:value-type="string">
            <text:p>Religion</text:p>
          </table:table-cell>
          <table:table-cell table:formula="of:=IF(LEN([.E36])&lt;2;0;INDIRECT(&quot;'BG+Class'.D&quot;&amp;52+MATCH([.E36];['BG+Class'.C$53:.C$300];0)))" office:value-type="float" office:value="0" calcext:value-type="float">
            <text:p>0</text:p>
          </table:table-cell>
          <table:table-cell table:formula="of:=IF(LEN([.F36])&lt;2;0;INDIRECT(&quot;'BG+Class'.D&quot;&amp;52+MATCH([.F36];['BG+Class'.C$53:.C$300];0)))" office:value-type="string" office:string-value="Crafting" calcext:value-type="string">
            <text:p>Crafting</text:p>
          </table:table-cell>
          <table:table-cell table:formula="of:=[.O36]&amp;IF([.P36]=0;&quot;&quot;;&quot;,&quot;&amp;[.P36])&amp;IF([.Q36]=0;&quot;&quot;;&quot;,&quot;&amp;[.Q36])&amp;IF([.R36]=0;&quot;&quot;;&quot;,&quot;&amp;[.R36])" office:value-type="string" office:string-value="Stealth,Lore (Underworld),Religion,Crafting" calcext:value-type="string">
            <text:p>Stealth,Lore (Underworld),Religion,Crafting</text:p>
          </table:table-cell>
          <table:table-cell table:formula="of:=(([.H36]-10)/2)+INDIRECT(&quot;'BG+Class'.E&quot;&amp;[.N36])" office:value-type="float" office:value="2" calcext:value-type="float">
            <text:p>2</text:p>
          </table:table-cell>
          <table:table-cell table:formula="of:=INDIRECT(&quot;R1C&quot;&amp;6+MATCH(MAX([.G36:.L36]);[.G36:.L36];0);0)" office:value-type="string" office:string-value="WIS" calcext:value-type="string">
            <text:p>WIS</text:p>
          </table:table-cell>
          <table:table-cell table:formula="of:=1+MATCH([.U36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6]);INDIRECT(&quot;Skills.G&quot;&amp;[.V36])-1+INDIRECT(&quot;Skills.H&quot;&amp;[.V36])))&amp;IF([.T36]&gt;2;&quot;,&quot;&amp;INDIRECT(&quot;'Skills'.A&quot;&amp;RANDBETWEEN(2;18));&quot;&quot;)&amp;IF([.T36]&gt;3;&quot;,&quot;&amp;INDIRECT(&quot;'Skills'.A&quot;&amp;RANDBETWEEN(2;18));&quot;&quot;)&amp;IF([.T36]&gt;4;&quot;,&quot;&amp;INDIRECT(&quot;'Skills'.A&quot;&amp;RANDBETWEEN(2;18));&quot;&quot;)&amp;IF([.T36]&gt;5;&quot;,&quot;&amp;INDIRECT(&quot;'Skills'.A&quot;&amp;RANDBETWEEN(2;18));&quot;&quot;)&amp;IF([.T36]&gt;6;&quot;,&quot;&amp;INDIRECT(&quot;'Skills'.A&quot;&amp;RANDBETWEEN(2;18));&quot;&quot;)&amp;IF([.T36]&gt;7;&quot;,&quot;&amp;INDIRECT(&quot;'Skills'.A&quot;&amp;RANDBETWEEN(2;18));&quot;&quot;)&amp;IF([.T36]&gt;8;&quot;,&quot;&amp;INDIRECT(&quot;'Skills'.A&quot;&amp;RANDBETWEEN(2;18));&quot;&quot;)&amp;IF([.T36]&gt;9;&quot;,&quot;&amp;INDIRECT(&quot;'Skills'.A&quot;&amp;RANDBETWEEN(2;18));&quot;&quot;)&amp;IF([.T36]&gt;10;&quot;,&quot;&amp;INDIRECT(&quot;'Skills'.A&quot;&amp;RANDBETWEEN(2;18));&quot;&quot;)&amp;IF([.T36]&gt;11;&quot;,&quot;&amp;INDIRECT(&quot;'Skills'.A&quot;&amp;RANDBETWEEN(2;18));&quot;&quot;)&amp;IF([.B36]=&quot;Skilled&quot;;&quot;,&quot;&amp;INDIRECT(&quot;'Skills'.A&quot;&amp;RANDBETWEEN(2;18));&quot;&quot;)" office:value-type="string" office:string-value="Diplomacy,Survival" calcext:value-type="string">
            <text:p>Diplomacy,Survival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Laborer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uffia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S37]&amp;&quot;,&quot;&amp;[.W37]" office:value-type="string" office:string-value="Athletics,Lore (Labor),Stealth,Intimidation,Arcana,Acrobatics,Medicine,Survival,Thievery,Survival,Nature,Deception,Deception,Thievery,Thievery" calcext:value-type="string">
            <text:p>Athletics,Lore (Labor),Stealth,Intimidation,Arcana,Acrobatics,Medicine,Survival,Thievery,Survival,Nature,Deception,Deception,Thievery,Thievery</text:p>
          </table:table-cell>
          <table:table-cell table:formula="of:=MATCH([.D37];['BG+Class'.A$38:.A$50];0)+37" office:value-type="float" office:value="48" calcext:value-type="float">
            <text:p>48</text:p>
          </table:table-cell>
          <table:table-cell table:formula="of:=INDIRECT(&quot;'BG+Class'.B&quot;&amp;MATCH([.C37];['BG+Class'.A$1:.A$36];0))" office:value-type="string" office:string-value="Athletics,Lore (Labor)" calcext:value-type="string">
            <text:p>Athletics,Lore (Labor)</text:p>
          </table:table-cell>
          <table:table-cell table:formula="of:=IF([.D37]=&quot;Fighter&quot;;IF([.G37]&gt;[.H37];&quot;Athletics&quot;;&quot;Acrobatics&quot;);INDIRECT(&quot;'BG+Class'.B&quot;&amp;37+MATCH([.D37];['BG+Class'.A$38:.A$50];0)))" office:value-type="string" office:string-value="Stealth" calcext:value-type="string">
            <text:p>Stealth</text:p>
          </table:table-cell>
          <table:table-cell table:formula="of:=IF(LEN([.E37])&lt;2;0;INDIRECT(&quot;'BG+Class'.D&quot;&amp;52+MATCH([.E37];['BG+Class'.C$53:.C$300];0)))" office:value-type="string" office:string-value="Intimidation" calcext:value-type="string">
            <text:p>Intimidation</text:p>
          </table:table-cell>
          <table:table-cell table:formula="of:=IF(LEN([.F37])&lt;2;0;INDIRECT(&quot;'BG+Class'.D&quot;&amp;52+MATCH([.F37];['BG+Class'.C$53:.C$300];0)))" office:value-type="float" office:value="0" calcext:value-type="float">
            <text:p>0</text:p>
          </table:table-cell>
          <table:table-cell table:formula="of:=[.O37]&amp;IF([.P37]=0;&quot;&quot;;&quot;,&quot;&amp;[.P37])&amp;IF([.Q37]=0;&quot;&quot;;&quot;,&quot;&amp;[.Q37])&amp;IF([.R37]=0;&quot;&quot;;&quot;,&quot;&amp;[.R37])" office:value-type="string" office:string-value="Athletics,Lore (Labor),Stealth,Intimidation" calcext:value-type="string">
            <text:p>Athletics,Lore (Labor),Stealth,Intimidation</text:p>
          </table:table-cell>
          <table:table-cell table:formula="of:=(([.H37]-10)/2)+INDIRECT(&quot;'BG+Class'.E&quot;&amp;[.N37])" office:value-type="float" office:value="11" calcext:value-type="float">
            <text:p>11</text:p>
          </table:table-cell>
          <table:table-cell table:formula="of:=INDIRECT(&quot;R1C&quot;&amp;6+MATCH(MAX([.G37:.L37]);[.G37:.L37];0);0)" office:value-type="string" office:string-value="DEX" calcext:value-type="string">
            <text:p>DEX</text:p>
          </table:table-cell>
          <table:table-cell table:formula="of:=1+MATCH([.U37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7]);INDIRECT(&quot;Skills.G&quot;&amp;[.V37])-1+INDIRECT(&quot;Skills.H&quot;&amp;[.V37])))&amp;IF([.T37]&gt;2;&quot;,&quot;&amp;INDIRECT(&quot;'Skills'.A&quot;&amp;RANDBETWEEN(2;18));&quot;&quot;)&amp;IF([.T37]&gt;3;&quot;,&quot;&amp;INDIRECT(&quot;'Skills'.A&quot;&amp;RANDBETWEEN(2;18));&quot;&quot;)&amp;IF([.T37]&gt;4;&quot;,&quot;&amp;INDIRECT(&quot;'Skills'.A&quot;&amp;RANDBETWEEN(2;18));&quot;&quot;)&amp;IF([.T37]&gt;5;&quot;,&quot;&amp;INDIRECT(&quot;'Skills'.A&quot;&amp;RANDBETWEEN(2;18));&quot;&quot;)&amp;IF([.T37]&gt;6;&quot;,&quot;&amp;INDIRECT(&quot;'Skills'.A&quot;&amp;RANDBETWEEN(2;18));&quot;&quot;)&amp;IF([.T37]&gt;7;&quot;,&quot;&amp;INDIRECT(&quot;'Skills'.A&quot;&amp;RANDBETWEEN(2;18));&quot;&quot;)&amp;IF([.T37]&gt;8;&quot;,&quot;&amp;INDIRECT(&quot;'Skills'.A&quot;&amp;RANDBETWEEN(2;18));&quot;&quot;)&amp;IF([.T37]&gt;9;&quot;,&quot;&amp;INDIRECT(&quot;'Skills'.A&quot;&amp;RANDBETWEEN(2;18));&quot;&quot;)&amp;IF([.T37]&gt;10;&quot;,&quot;&amp;INDIRECT(&quot;'Skills'.A&quot;&amp;RANDBETWEEN(2;18));&quot;&quot;)&amp;IF([.T37]&gt;11;&quot;,&quot;&amp;INDIRECT(&quot;'Skills'.A&quot;&amp;RANDBETWEEN(2;18));&quot;&quot;)&amp;IF([.B37]=&quot;Skilled&quot;;&quot;,&quot;&amp;INDIRECT(&quot;'Skills'.A&quot;&amp;RANDBETWEEN(2;18));&quot;&quot;)" office:value-type="string" office:string-value="Arcana,Acrobatics,Medicine,Survival,Thievery,Survival,Nature,Deception,Deception,Thievery,Thievery" calcext:value-type="string">
            <text:p>Arcana,Acrobatics,Medicine,Survival,Thievery,Survival,Nature,Deception,Deception,Thievery,Thiever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Animal Instinc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S38]&amp;&quot;,&quot;&amp;[.W38]" office:value-type="string" office:string-value="Nature or Occultism,Lore (pick a terrain),Athletics,Stealth,Athletics,Intimidation,Intimidation" calcext:value-type="string">
            <text:p>Nature or Occultism,Lore (pick a terrain),Athletics,Stealth,Athletics,Intimidation,Intimidation</text:p>
          </table:table-cell>
          <table:table-cell table:formula="of:=MATCH([.D38];['BG+Class'.A$38:.A$50];0)+37" office:value-type="float" office:value="40" calcext:value-type="float">
            <text:p>40</text:p>
          </table:table-cell>
          <table:table-cell table:formula="of:=INDIRECT(&quot;'BG+Class'.B&quot;&amp;MATCH([.C38];['BG+Class'.A$1:.A$36];0))" office:value-type="string" office:string-value="Nature or Occultism,Lore (pick a terrain)" calcext:value-type="string">
            <text:p>Nature or Occultism,Lore (pick a terrain)</text:p>
          </table:table-cell>
          <table:table-cell table:formula="of:=IF([.D38]=&quot;Fighter&quot;;IF([.G38]&gt;[.H38];&quot;Athletics&quot;;&quot;Acrobatics&quot;);INDIRECT(&quot;'BG+Class'.B&quot;&amp;37+MATCH([.D38];['BG+Class'.A$38:.A$50];0)))" office:value-type="string" office:string-value="Athletics" calcext:value-type="string">
            <text:p>Athletics</text:p>
          </table:table-cell>
          <table:table-cell table:formula="of:=IF(LEN([.E38])&lt;2;0;INDIRECT(&quot;'BG+Class'.D&quot;&amp;52+MATCH([.E38];['BG+Class'.C$53:.C$300];0)))" office:value-type="float" office:value="0" calcext:value-type="float">
            <text:p>0</text:p>
          </table:table-cell>
          <table:table-cell table:formula="of:=IF(LEN([.F38])&lt;2;0;INDIRECT(&quot;'BG+Class'.D&quot;&amp;52+MATCH([.F38];['BG+Class'.C$53:.C$300];0)))" office:value-type="float" office:value="0" calcext:value-type="float">
            <text:p>0</text:p>
          </table:table-cell>
          <table:table-cell table:formula="of:=[.O38]&amp;IF([.P38]=0;&quot;&quot;;&quot;,&quot;&amp;[.P38])&amp;IF([.Q38]=0;&quot;&quot;;&quot;,&quot;&amp;[.Q38])&amp;IF([.R38]=0;&quot;&quot;;&quot;,&quot;&amp;[.R38])" office:value-type="string" office:string-value="Nature or Occultism,Lore (pick a terrain),Athletics" calcext:value-type="string">
            <text:p>Nature or Occultism,Lore (pick a terrain),Athletics</text:p>
          </table:table-cell>
          <table:table-cell table:formula="of:=(([.H38]-10)/2)+INDIRECT(&quot;'BG+Class'.E&quot;&amp;[.N38])" office:value-type="float" office:value="4" calcext:value-type="float">
            <text:p>4</text:p>
          </table:table-cell>
          <table:table-cell table:formula="of:=INDIRECT(&quot;R1C&quot;&amp;6+MATCH(MAX([.G38:.L38]);[.G38:.L38];0);0)" office:value-type="string" office:string-value="STR" calcext:value-type="string">
            <text:p>STR</text:p>
          </table:table-cell>
          <table:table-cell table:formula="of:=1+MATCH([.U38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8]);INDIRECT(&quot;Skills.G&quot;&amp;[.V38])-1+INDIRECT(&quot;Skills.H&quot;&amp;[.V38])))&amp;IF([.T38]&gt;2;&quot;,&quot;&amp;INDIRECT(&quot;'Skills'.A&quot;&amp;RANDBETWEEN(2;18));&quot;&quot;)&amp;IF([.T38]&gt;3;&quot;,&quot;&amp;INDIRECT(&quot;'Skills'.A&quot;&amp;RANDBETWEEN(2;18));&quot;&quot;)&amp;IF([.T38]&gt;4;&quot;,&quot;&amp;INDIRECT(&quot;'Skills'.A&quot;&amp;RANDBETWEEN(2;18));&quot;&quot;)&amp;IF([.T38]&gt;5;&quot;,&quot;&amp;INDIRECT(&quot;'Skills'.A&quot;&amp;RANDBETWEEN(2;18));&quot;&quot;)&amp;IF([.T38]&gt;6;&quot;,&quot;&amp;INDIRECT(&quot;'Skills'.A&quot;&amp;RANDBETWEEN(2;18));&quot;&quot;)&amp;IF([.T38]&gt;7;&quot;,&quot;&amp;INDIRECT(&quot;'Skills'.A&quot;&amp;RANDBETWEEN(2;18));&quot;&quot;)&amp;IF([.T38]&gt;8;&quot;,&quot;&amp;INDIRECT(&quot;'Skills'.A&quot;&amp;RANDBETWEEN(2;18));&quot;&quot;)&amp;IF([.T38]&gt;9;&quot;,&quot;&amp;INDIRECT(&quot;'Skills'.A&quot;&amp;RANDBETWEEN(2;18));&quot;&quot;)&amp;IF([.T38]&gt;10;&quot;,&quot;&amp;INDIRECT(&quot;'Skills'.A&quot;&amp;RANDBETWEEN(2;18));&quot;&quot;)&amp;IF([.T38]&gt;11;&quot;,&quot;&amp;INDIRECT(&quot;'Skills'.A&quot;&amp;RANDBETWEEN(2;18));&quot;&quot;)&amp;IF([.B38]=&quot;Skilled&quot;;&quot;,&quot;&amp;INDIRECT(&quot;'Skills'.A&quot;&amp;RANDBETWEEN(2;18));&quot;&quot;)" office:value-type="string" office:string-value="Stealth,Athletics,Intimidation,Intimidation" calcext:value-type="string">
            <text:p>Stealth,Athletics,Intimidation,Intimida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Wellspring Occult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Animal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S39]&amp;&quot;,&quot;&amp;[.W39]" office:value-type="string" office:string-value="Intimidation,Lore (Legal or Warfare),Nature,Athletics,Medicine,Religion" calcext:value-type="string">
            <text:p>Intimidation,Lore (Legal or Warfare),Nature,Athletics,Medicine,Religion</text:p>
          </table:table-cell>
          <table:table-cell table:formula="of:=MATCH([.D39];['BG+Class'.A$38:.A$50];0)+37" office:value-type="float" office:value="44" calcext:value-type="float">
            <text:p>44</text:p>
          </table:table-cell>
          <table:table-cell table:formula="of:=INDIRECT(&quot;'BG+Class'.B&quot;&amp;MATCH([.C39];['BG+Class'.A$1:.A$36];0))" office:value-type="string" office:string-value="Intimidation,Lore (Legal or Warfare)" calcext:value-type="string">
            <text:p>Intimidation,Lore (Legal or Warfare)</text:p>
          </table:table-cell>
          <table:table-cell table:formula="of:=IF([.D39]=&quot;Fighter&quot;;IF([.G39]&gt;[.H39];&quot;Athletics&quot;;&quot;Acrobatics&quot;);INDIRECT(&quot;'BG+Class'.B&quot;&amp;37+MATCH([.D39];['BG+Class'.A$38:.A$50];0)))" office:value-type="string" office:string-value="Nature" calcext:value-type="string">
            <text:p>Nature</text:p>
          </table:table-cell>
          <table:table-cell table:formula="of:=IF(LEN([.E39])&lt;2;0;INDIRECT(&quot;'BG+Class'.D&quot;&amp;52+MATCH([.E39];['BG+Class'.C$53:.C$300];0)))" office:value-type="string" office:string-value="Athletics" calcext:value-type="string">
            <text:p>Athletics</text:p>
          </table:table-cell>
          <table:table-cell table:formula="of:=IF(LEN([.F39])&lt;2;0;INDIRECT(&quot;'BG+Class'.D&quot;&amp;52+MATCH([.F39];['BG+Class'.C$53:.C$300];0)))" office:value-type="float" office:value="0" calcext:value-type="float">
            <text:p>0</text:p>
          </table:table-cell>
          <table:table-cell table:formula="of:=[.O39]&amp;IF([.P39]=0;&quot;&quot;;&quot;,&quot;&amp;[.P39])&amp;IF([.Q39]=0;&quot;&quot;;&quot;,&quot;&amp;[.Q39])&amp;IF([.R39]=0;&quot;&quot;;&quot;,&quot;&amp;[.R39])" office:value-type="string" office:string-value="Intimidation,Lore (Legal or Warfare),Nature,Athletics" calcext:value-type="string">
            <text:p>Intimidation,Lore (Legal or Warfare),Nature,Athletics</text:p>
          </table:table-cell>
          <table:table-cell table:formula="of:=(([.H39]-10)/2)+INDIRECT(&quot;'BG+Class'.E&quot;&amp;[.N39])" office:value-type="float" office:value="2" calcext:value-type="float">
            <text:p>2</text:p>
          </table:table-cell>
          <table:table-cell table:formula="of:=INDIRECT(&quot;R1C&quot;&amp;6+MATCH(MAX([.G39:.L39]);[.G39:.L39];0);0)" office:value-type="string" office:string-value="WIS" calcext:value-type="string">
            <text:p>WIS</text:p>
          </table:table-cell>
          <table:table-cell table:formula="of:=1+MATCH([.U39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39]);INDIRECT(&quot;Skills.G&quot;&amp;[.V39])-1+INDIRECT(&quot;Skills.H&quot;&amp;[.V39])))&amp;IF([.T39]&gt;2;&quot;,&quot;&amp;INDIRECT(&quot;'Skills'.A&quot;&amp;RANDBETWEEN(2;18));&quot;&quot;)&amp;IF([.T39]&gt;3;&quot;,&quot;&amp;INDIRECT(&quot;'Skills'.A&quot;&amp;RANDBETWEEN(2;18));&quot;&quot;)&amp;IF([.T39]&gt;4;&quot;,&quot;&amp;INDIRECT(&quot;'Skills'.A&quot;&amp;RANDBETWEEN(2;18));&quot;&quot;)&amp;IF([.T39]&gt;5;&quot;,&quot;&amp;INDIRECT(&quot;'Skills'.A&quot;&amp;RANDBETWEEN(2;18));&quot;&quot;)&amp;IF([.T39]&gt;6;&quot;,&quot;&amp;INDIRECT(&quot;'Skills'.A&quot;&amp;RANDBETWEEN(2;18));&quot;&quot;)&amp;IF([.T39]&gt;7;&quot;,&quot;&amp;INDIRECT(&quot;'Skills'.A&quot;&amp;RANDBETWEEN(2;18));&quot;&quot;)&amp;IF([.T39]&gt;8;&quot;,&quot;&amp;INDIRECT(&quot;'Skills'.A&quot;&amp;RANDBETWEEN(2;18));&quot;&quot;)&amp;IF([.T39]&gt;9;&quot;,&quot;&amp;INDIRECT(&quot;'Skills'.A&quot;&amp;RANDBETWEEN(2;18));&quot;&quot;)&amp;IF([.T39]&gt;10;&quot;,&quot;&amp;INDIRECT(&quot;'Skills'.A&quot;&amp;RANDBETWEEN(2;18));&quot;&quot;)&amp;IF([.T39]&gt;11;&quot;,&quot;&amp;INDIRECT(&quot;'Skills'.A&quot;&amp;RANDBETWEEN(2;18));&quot;&quot;)&amp;IF([.B39]=&quot;Skilled&quot;;&quot;,&quot;&amp;INDIRECT(&quot;'Skills'.A&quot;&amp;RANDBETWEEN(2;18));&quot;&quot;)" office:value-type="string" office:string-value="Medicine,Religion" calcext:value-type="string">
            <text:p>Medicine,Relig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Outwi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S40]&amp;&quot;,&quot;&amp;[.W40]" office:value-type="string" office:string-value="Intimidation,Lore (Legal or Warfare),Nature,Survival,Diplomacy,Athletics,Society,Society,Religion" calcext:value-type="string">
            <text:p>Intimidation,Lore (Legal or Warfare),Nature,Survival,Diplomacy,Athletics,Society,Society,Religion</text:p>
          </table:table-cell>
          <table:table-cell table:formula="of:=MATCH([.D40];['BG+Class'.A$38:.A$50];0)+37" office:value-type="float" office:value="47" calcext:value-type="float">
            <text:p>47</text:p>
          </table:table-cell>
          <table:table-cell table:formula="of:=INDIRECT(&quot;'BG+Class'.B&quot;&amp;MATCH([.C40];['BG+Class'.A$1:.A$36];0))" office:value-type="string" office:string-value="Intimidation,Lore (Legal or Warfare)" calcext:value-type="string">
            <text:p>Intimidation,Lore (Legal or Warfare)</text:p>
          </table:table-cell>
          <table:table-cell table:formula="of:=IF([.D40]=&quot;Fighter&quot;;IF([.G40]&gt;[.H40];&quot;Athletics&quot;;&quot;Acrobatics&quot;);INDIRECT(&quot;'BG+Class'.B&quot;&amp;37+MATCH([.D40];['BG+Class'.A$38:.A$50];0)))" office:value-type="string" office:string-value="Nature,Survival" calcext:value-type="string">
            <text:p>Nature,Survival</text:p>
          </table:table-cell>
          <table:table-cell table:formula="of:=IF(LEN([.E40])&lt;2;0;INDIRECT(&quot;'BG+Class'.D&quot;&amp;52+MATCH([.E40];['BG+Class'.C$53:.C$300];0)))" office:value-type="float" office:value="0" calcext:value-type="float">
            <text:p>0</text:p>
          </table:table-cell>
          <table:table-cell table:formula="of:=IF(LEN([.F40])&lt;2;0;INDIRECT(&quot;'BG+Class'.D&quot;&amp;52+MATCH([.F40];['BG+Class'.C$53:.C$300];0)))" office:value-type="float" office:value="0" calcext:value-type="float">
            <text:p>0</text:p>
          </table:table-cell>
          <table:table-cell table:formula="of:=[.O40]&amp;IF([.P40]=0;&quot;&quot;;&quot;,&quot;&amp;[.P40])&amp;IF([.Q40]=0;&quot;&quot;;&quot;,&quot;&amp;[.Q40])&amp;IF([.R40]=0;&quot;&quot;;&quot;,&quot;&amp;[.R40])" office:value-type="string" office:string-value="Intimidation,Lore (Legal or Warfare),Nature,Survival" calcext:value-type="string">
            <text:p>Intimidation,Lore (Legal or Warfare),Nature,Survival</text:p>
          </table:table-cell>
          <table:table-cell table:formula="of:=(([.H40]-10)/2)+INDIRECT(&quot;'BG+Class'.E&quot;&amp;[.N40])" office:value-type="float" office:value="4" calcext:value-type="float">
            <text:p>4</text:p>
          </table:table-cell>
          <table:table-cell table:formula="of:=INDIRECT(&quot;R1C&quot;&amp;6+MATCH(MAX([.G40:.L40]);[.G40:.L40];0);0)" office:value-type="string" office:string-value="STR" calcext:value-type="string">
            <text:p>STR</text:p>
          </table:table-cell>
          <table:table-cell table:formula="of:=1+MATCH([.U40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0]);INDIRECT(&quot;Skills.G&quot;&amp;[.V40])-1+INDIRECT(&quot;Skills.H&quot;&amp;[.V40])))&amp;IF([.T40]&gt;2;&quot;,&quot;&amp;INDIRECT(&quot;'Skills'.A&quot;&amp;RANDBETWEEN(2;18));&quot;&quot;)&amp;IF([.T40]&gt;3;&quot;,&quot;&amp;INDIRECT(&quot;'Skills'.A&quot;&amp;RANDBETWEEN(2;18));&quot;&quot;)&amp;IF([.T40]&gt;4;&quot;,&quot;&amp;INDIRECT(&quot;'Skills'.A&quot;&amp;RANDBETWEEN(2;18));&quot;&quot;)&amp;IF([.T40]&gt;5;&quot;,&quot;&amp;INDIRECT(&quot;'Skills'.A&quot;&amp;RANDBETWEEN(2;18));&quot;&quot;)&amp;IF([.T40]&gt;6;&quot;,&quot;&amp;INDIRECT(&quot;'Skills'.A&quot;&amp;RANDBETWEEN(2;18));&quot;&quot;)&amp;IF([.T40]&gt;7;&quot;,&quot;&amp;INDIRECT(&quot;'Skills'.A&quot;&amp;RANDBETWEEN(2;18));&quot;&quot;)&amp;IF([.T40]&gt;8;&quot;,&quot;&amp;INDIRECT(&quot;'Skills'.A&quot;&amp;RANDBETWEEN(2;18));&quot;&quot;)&amp;IF([.T40]&gt;9;&quot;,&quot;&amp;INDIRECT(&quot;'Skills'.A&quot;&amp;RANDBETWEEN(2;18));&quot;&quot;)&amp;IF([.T40]&gt;10;&quot;,&quot;&amp;INDIRECT(&quot;'Skills'.A&quot;&amp;RANDBETWEEN(2;18));&quot;&quot;)&amp;IF([.T40]&gt;11;&quot;,&quot;&amp;INDIRECT(&quot;'Skills'.A&quot;&amp;RANDBETWEEN(2;18));&quot;&quot;)&amp;IF([.B40]=&quot;Skilled&quot;;&quot;,&quot;&amp;INDIRECT(&quot;'Skills'.A&quot;&amp;RANDBETWEEN(2;18));&quot;&quot;)" office:value-type="string" office:string-value="Diplomacy,Athletics,Society,Society,Religion" calcext:value-type="string">
            <text:p>Diplomacy,Athletics,Society,Society,Relig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Street Urchin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S41]&amp;&quot;,&quot;&amp;[.W41]" office:value-type="string" office:string-value="Thievery,Lore (pick a city),Stealth,Deception,Diplomacy,Medicine,Deception,Stealth,Intimidation,Acrobatics,Arcana,Performance,Stealth,Nature" calcext:value-type="string">
            <text:p>Thievery,Lore (pick a city),Stealth,Deception,Diplomacy,Medicine,Deception,Stealth,Intimidation,Acrobatics,Arcana,Performance,Stealth,Nature</text:p>
          </table:table-cell>
          <table:table-cell table:formula="of:=MATCH([.D41];['BG+Class'.A$38:.A$50];0)+37" office:value-type="float" office:value="48" calcext:value-type="float">
            <text:p>48</text:p>
          </table:table-cell>
          <table:table-cell table:formula="of:=INDIRECT(&quot;'BG+Class'.B&quot;&amp;MATCH([.C41];['BG+Class'.A$1:.A$36];0))" office:value-type="string" office:string-value="Thievery,Lore (pick a city)" calcext:value-type="string">
            <text:p>Thievery,Lore (pick a city)</text:p>
          </table:table-cell>
          <table:table-cell table:formula="of:=IF([.D41]=&quot;Fighter&quot;;IF([.G41]&gt;[.H41];&quot;Athletics&quot;;&quot;Acrobatics&quot;);INDIRECT(&quot;'BG+Class'.B&quot;&amp;37+MATCH([.D41];['BG+Class'.A$38:.A$50];0)))" office:value-type="string" office:string-value="Stealth" calcext:value-type="string">
            <text:p>Stealth</text:p>
          </table:table-cell>
          <table:table-cell table:formula="of:=IF(LEN([.E41])&lt;2;0;INDIRECT(&quot;'BG+Class'.D&quot;&amp;52+MATCH([.E41];['BG+Class'.C$53:.C$300];0)))" office:value-type="string" office:string-value="Deception,Diplomacy" calcext:value-type="string">
            <text:p>Deception,Diplomacy</text:p>
          </table:table-cell>
          <table:table-cell table:formula="of:=IF(LEN([.F41])&lt;2;0;INDIRECT(&quot;'BG+Class'.D&quot;&amp;52+MATCH([.F41];['BG+Class'.C$53:.C$300];0)))" office:value-type="float" office:value="0" calcext:value-type="float">
            <text:p>0</text:p>
          </table:table-cell>
          <table:table-cell table:formula="of:=[.O41]&amp;IF([.P41]=0;&quot;&quot;;&quot;,&quot;&amp;[.P41])&amp;IF([.Q41]=0;&quot;&quot;;&quot;,&quot;&amp;[.Q41])&amp;IF([.R41]=0;&quot;&quot;;&quot;,&quot;&amp;[.R41])" office:value-type="string" office:string-value="Thievery,Lore (pick a city),Stealth,Deception,Diplomacy" calcext:value-type="string">
            <text:p>Thievery,Lore (pick a city),Stealth,Deception,Diplomacy</text:p>
          </table:table-cell>
          <table:table-cell table:formula="of:=(([.H41]-10)/2)+INDIRECT(&quot;'BG+Class'.E&quot;&amp;[.N41])" office:value-type="float" office:value="9" calcext:value-type="float">
            <text:p>9</text:p>
          </table:table-cell>
          <table:table-cell table:formula="of:=INDIRECT(&quot;R1C&quot;&amp;6+MATCH(MAX([.G41:.L41]);[.G41:.L41];0);0)" office:value-type="string" office:string-value="CHA" calcext:value-type="string">
            <text:p>CHA</text:p>
          </table:table-cell>
          <table:table-cell table:formula="of:=1+MATCH([.U41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1]);INDIRECT(&quot;Skills.G&quot;&amp;[.V41])-1+INDIRECT(&quot;Skills.H&quot;&amp;[.V41])))&amp;IF([.T41]&gt;2;&quot;,&quot;&amp;INDIRECT(&quot;'Skills'.A&quot;&amp;RANDBETWEEN(2;18));&quot;&quot;)&amp;IF([.T41]&gt;3;&quot;,&quot;&amp;INDIRECT(&quot;'Skills'.A&quot;&amp;RANDBETWEEN(2;18));&quot;&quot;)&amp;IF([.T41]&gt;4;&quot;,&quot;&amp;INDIRECT(&quot;'Skills'.A&quot;&amp;RANDBETWEEN(2;18));&quot;&quot;)&amp;IF([.T41]&gt;5;&quot;,&quot;&amp;INDIRECT(&quot;'Skills'.A&quot;&amp;RANDBETWEEN(2;18));&quot;&quot;)&amp;IF([.T41]&gt;6;&quot;,&quot;&amp;INDIRECT(&quot;'Skills'.A&quot;&amp;RANDBETWEEN(2;18));&quot;&quot;)&amp;IF([.T41]&gt;7;&quot;,&quot;&amp;INDIRECT(&quot;'Skills'.A&quot;&amp;RANDBETWEEN(2;18));&quot;&quot;)&amp;IF([.T41]&gt;8;&quot;,&quot;&amp;INDIRECT(&quot;'Skills'.A&quot;&amp;RANDBETWEEN(2;18));&quot;&quot;)&amp;IF([.T41]&gt;9;&quot;,&quot;&amp;INDIRECT(&quot;'Skills'.A&quot;&amp;RANDBETWEEN(2;18));&quot;&quot;)&amp;IF([.T41]&gt;10;&quot;,&quot;&amp;INDIRECT(&quot;'Skills'.A&quot;&amp;RANDBETWEEN(2;18));&quot;&quot;)&amp;IF([.T41]&gt;11;&quot;,&quot;&amp;INDIRECT(&quot;'Skills'.A&quot;&amp;RANDBETWEEN(2;18));&quot;&quot;)&amp;IF([.B41]=&quot;Skilled&quot;;&quot;,&quot;&amp;INDIRECT(&quot;'Skills'.A&quot;&amp;RANDBETWEEN(2;18));&quot;&quot;)" office:value-type="string" office:string-value="Medicine,Deception,Stealth,Intimidation,Acrobatics,Arcana,Performance,Stealth,Nature" calcext:value-type="string">
            <text:p>Medicine,Deception,Stealth,Intimidation,Acrobatics,Arcana,Performance,Stealth,Natur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ey Touched</text:p>
          </table:table-cell>
          <table:table-cell office:value-type="string" calcext:value-type="string">
            <text:p>Animal Whisperer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Maestr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S42]&amp;&quot;,&quot;&amp;[.W42]" office:value-type="string" office:string-value="Nature,Lore (pick a terrain),Occultism,Performance,Medicine,Intimidation,Deception,Performance,Diplomacy" calcext:value-type="string">
            <text:p>Nature,Lore (pick a terrain),Occultism,Performance,Medicine,Intimidation,Deception,Performance,Diplomacy</text:p>
          </table:table-cell>
          <table:table-cell table:formula="of:=MATCH([.D42];['BG+Class'.A$38:.A$50];0)+37" office:value-type="float" office:value="41" calcext:value-type="float">
            <text:p>41</text:p>
          </table:table-cell>
          <table:table-cell table:formula="of:=INDIRECT(&quot;'BG+Class'.B&quot;&amp;MATCH([.C42];['BG+Class'.A$1:.A$36];0))" office:value-type="string" office:string-value="Nature,Lore (pick a terrain)" calcext:value-type="string">
            <text:p>Nature,Lore (pick a terrain)</text:p>
          </table:table-cell>
          <table:table-cell table:formula="of:=IF([.D42]=&quot;Fighter&quot;;IF([.G42]&gt;[.H42];&quot;Athletics&quot;;&quot;Acrobatics&quot;);INDIRECT(&quot;'BG+Class'.B&quot;&amp;37+MATCH([.D42];['BG+Class'.A$38:.A$50];0)))" office:value-type="string" office:string-value="Occultism,Performance" calcext:value-type="string">
            <text:p>Occultism,Performance</text:p>
          </table:table-cell>
          <table:table-cell table:formula="of:=IF(LEN([.E42])&lt;2;0;INDIRECT(&quot;'BG+Class'.D&quot;&amp;52+MATCH([.E42];['BG+Class'.C$53:.C$300];0)))" office:value-type="float" office:value="0" calcext:value-type="float">
            <text:p>0</text:p>
          </table:table-cell>
          <table:table-cell table:formula="of:=IF(LEN([.F42])&lt;2;0;INDIRECT(&quot;'BG+Class'.D&quot;&amp;52+MATCH([.F42];['BG+Class'.C$53:.C$300];0)))" office:value-type="float" office:value="0" calcext:value-type="float">
            <text:p>0</text:p>
          </table:table-cell>
          <table:table-cell table:formula="of:=[.O42]&amp;IF([.P42]=0;&quot;&quot;;&quot;,&quot;&amp;[.P42])&amp;IF([.Q42]=0;&quot;&quot;;&quot;,&quot;&amp;[.Q42])&amp;IF([.R42]=0;&quot;&quot;;&quot;,&quot;&amp;[.R42])" office:value-type="string" office:string-value="Nature,Lore (pick a terrain),Occultism,Performance" calcext:value-type="string">
            <text:p>Nature,Lore (pick a terrain),Occultism,Performance</text:p>
          </table:table-cell>
          <table:table-cell table:formula="of:=(([.H42]-10)/2)+INDIRECT(&quot;'BG+Class'.E&quot;&amp;[.N42])" office:value-type="float" office:value="5" calcext:value-type="float">
            <text:p>5</text:p>
          </table:table-cell>
          <table:table-cell table:formula="of:=INDIRECT(&quot;R1C&quot;&amp;6+MATCH(MAX([.G42:.L42]);[.G42:.L42];0);0)" office:value-type="string" office:string-value="CHA" calcext:value-type="string">
            <text:p>CHA</text:p>
          </table:table-cell>
          <table:table-cell table:formula="of:=1+MATCH([.U42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2]);INDIRECT(&quot;Skills.G&quot;&amp;[.V42])-1+INDIRECT(&quot;Skills.H&quot;&amp;[.V42])))&amp;IF([.T42]&gt;2;&quot;,&quot;&amp;INDIRECT(&quot;'Skills'.A&quot;&amp;RANDBETWEEN(2;18));&quot;&quot;)&amp;IF([.T42]&gt;3;&quot;,&quot;&amp;INDIRECT(&quot;'Skills'.A&quot;&amp;RANDBETWEEN(2;18));&quot;&quot;)&amp;IF([.T42]&gt;4;&quot;,&quot;&amp;INDIRECT(&quot;'Skills'.A&quot;&amp;RANDBETWEEN(2;18));&quot;&quot;)&amp;IF([.T42]&gt;5;&quot;,&quot;&amp;INDIRECT(&quot;'Skills'.A&quot;&amp;RANDBETWEEN(2;18));&quot;&quot;)&amp;IF([.T42]&gt;6;&quot;,&quot;&amp;INDIRECT(&quot;'Skills'.A&quot;&amp;RANDBETWEEN(2;18));&quot;&quot;)&amp;IF([.T42]&gt;7;&quot;,&quot;&amp;INDIRECT(&quot;'Skills'.A&quot;&amp;RANDBETWEEN(2;18));&quot;&quot;)&amp;IF([.T42]&gt;8;&quot;,&quot;&amp;INDIRECT(&quot;'Skills'.A&quot;&amp;RANDBETWEEN(2;18));&quot;&quot;)&amp;IF([.T42]&gt;9;&quot;,&quot;&amp;INDIRECT(&quot;'Skills'.A&quot;&amp;RANDBETWEEN(2;18));&quot;&quot;)&amp;IF([.T42]&gt;10;&quot;,&quot;&amp;INDIRECT(&quot;'Skills'.A&quot;&amp;RANDBETWEEN(2;18));&quot;&quot;)&amp;IF([.T42]&gt;11;&quot;,&quot;&amp;INDIRECT(&quot;'Skills'.A&quot;&amp;RANDBETWEEN(2;18));&quot;&quot;)&amp;IF([.B42]=&quot;Skilled&quot;;&quot;,&quot;&amp;INDIRECT(&quot;'Skills'.A&quot;&amp;RANDBETWEEN(2;18));&quot;&quot;)" office:value-type="string" office:string-value="Medicine,Intimidation,Deception,Performance,Diplomacy" calcext:value-type="string">
            <text:p>Medicine,Intimidation,Deception,Performance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Street Urc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Maestr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S43]&amp;&quot;,&quot;&amp;[.W43]" office:value-type="string" office:string-value="Thievery,Lore (pick a city),Occultism,Performance,Acrobatics,Intimidation,Deception,Crafting,Survival,Society" calcext:value-type="string">
            <text:p>Thievery,Lore (pick a city),Occultism,Performance,Acrobatics,Intimidation,Deception,Crafting,Survival,Society</text:p>
          </table:table-cell>
          <table:table-cell table:formula="of:=MATCH([.D43];['BG+Class'.A$38:.A$50];0)+37" office:value-type="float" office:value="41" calcext:value-type="float">
            <text:p>41</text:p>
          </table:table-cell>
          <table:table-cell table:formula="of:=INDIRECT(&quot;'BG+Class'.B&quot;&amp;MATCH([.C43];['BG+Class'.A$1:.A$36];0))" office:value-type="string" office:string-value="Thievery,Lore (pick a city)" calcext:value-type="string">
            <text:p>Thievery,Lore (pick a city)</text:p>
          </table:table-cell>
          <table:table-cell table:formula="of:=IF([.D43]=&quot;Fighter&quot;;IF([.G43]&gt;[.H43];&quot;Athletics&quot;;&quot;Acrobatics&quot;);INDIRECT(&quot;'BG+Class'.B&quot;&amp;37+MATCH([.D43];['BG+Class'.A$38:.A$50];0)))" office:value-type="string" office:string-value="Occultism,Performance" calcext:value-type="string">
            <text:p>Occultism,Performance</text:p>
          </table:table-cell>
          <table:table-cell table:formula="of:=IF(LEN([.E43])&lt;2;0;INDIRECT(&quot;'BG+Class'.D&quot;&amp;52+MATCH([.E43];['BG+Class'.C$53:.C$300];0)))" office:value-type="float" office:value="0" calcext:value-type="float">
            <text:p>0</text:p>
          </table:table-cell>
          <table:table-cell table:formula="of:=IF(LEN([.F43])&lt;2;0;INDIRECT(&quot;'BG+Class'.D&quot;&amp;52+MATCH([.F43];['BG+Class'.C$53:.C$300];0)))" office:value-type="float" office:value="0" calcext:value-type="float">
            <text:p>0</text:p>
          </table:table-cell>
          <table:table-cell table:formula="of:=[.O43]&amp;IF([.P43]=0;&quot;&quot;;&quot;,&quot;&amp;[.P43])&amp;IF([.Q43]=0;&quot;&quot;;&quot;,&quot;&amp;[.Q43])&amp;IF([.R43]=0;&quot;&quot;;&quot;,&quot;&amp;[.R43])" office:value-type="string" office:string-value="Thievery,Lore (pick a city),Occultism,Performance" calcext:value-type="string">
            <text:p>Thievery,Lore (pick a city),Occultism,Performance</text:p>
          </table:table-cell>
          <table:table-cell table:formula="of:=(([.H43]-10)/2)+INDIRECT(&quot;'BG+Class'.E&quot;&amp;[.N43])" office:value-type="float" office:value="6" calcext:value-type="float">
            <text:p>6</text:p>
          </table:table-cell>
          <table:table-cell table:formula="of:=INDIRECT(&quot;R1C&quot;&amp;6+MATCH(MAX([.G43:.L43]);[.G43:.L43];0);0)" office:value-type="string" office:string-value="CHA" calcext:value-type="string">
            <text:p>CHA</text:p>
          </table:table-cell>
          <table:table-cell table:formula="of:=1+MATCH([.U43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3]);INDIRECT(&quot;Skills.G&quot;&amp;[.V43])-1+INDIRECT(&quot;Skills.H&quot;&amp;[.V43])))&amp;IF([.T43]&gt;2;&quot;,&quot;&amp;INDIRECT(&quot;'Skills'.A&quot;&amp;RANDBETWEEN(2;18));&quot;&quot;)&amp;IF([.T43]&gt;3;&quot;,&quot;&amp;INDIRECT(&quot;'Skills'.A&quot;&amp;RANDBETWEEN(2;18));&quot;&quot;)&amp;IF([.T43]&gt;4;&quot;,&quot;&amp;INDIRECT(&quot;'Skills'.A&quot;&amp;RANDBETWEEN(2;18));&quot;&quot;)&amp;IF([.T43]&gt;5;&quot;,&quot;&amp;INDIRECT(&quot;'Skills'.A&quot;&amp;RANDBETWEEN(2;18));&quot;&quot;)&amp;IF([.T43]&gt;6;&quot;,&quot;&amp;INDIRECT(&quot;'Skills'.A&quot;&amp;RANDBETWEEN(2;18));&quot;&quot;)&amp;IF([.T43]&gt;7;&quot;,&quot;&amp;INDIRECT(&quot;'Skills'.A&quot;&amp;RANDBETWEEN(2;18));&quot;&quot;)&amp;IF([.T43]&gt;8;&quot;,&quot;&amp;INDIRECT(&quot;'Skills'.A&quot;&amp;RANDBETWEEN(2;18));&quot;&quot;)&amp;IF([.T43]&gt;9;&quot;,&quot;&amp;INDIRECT(&quot;'Skills'.A&quot;&amp;RANDBETWEEN(2;18));&quot;&quot;)&amp;IF([.T43]&gt;10;&quot;,&quot;&amp;INDIRECT(&quot;'Skills'.A&quot;&amp;RANDBETWEEN(2;18));&quot;&quot;)&amp;IF([.T43]&gt;11;&quot;,&quot;&amp;INDIRECT(&quot;'Skills'.A&quot;&amp;RANDBETWEEN(2;18));&quot;&quot;)&amp;IF([.B43]=&quot;Skilled&quot;;&quot;,&quot;&amp;INDIRECT(&quot;'Skills'.A&quot;&amp;RANDBETWEEN(2;18));&quot;&quot;)" office:value-type="string" office:string-value="Acrobatics,Intimidation,Deception,Crafting,Survival,Society" calcext:value-type="string">
            <text:p>Acrobatics,Intimidation,Deception,Crafting,Survival,Societ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Wellspring Arcane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Unde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S44]&amp;&quot;,&quot;&amp;[.W44]" office:value-type="string" office:string-value="Medicine,Lore (Warfare),Intimidation,Religion,Survival,Deception" calcext:value-type="string">
            <text:p>Medicine,Lore (Warfare),Intimidation,Religion,Survival,Deception</text:p>
          </table:table-cell>
          <table:table-cell table:formula="of:=MATCH([.D44];['BG+Class'.A$38:.A$50];0)+37" office:value-type="float" office:value="49" calcext:value-type="float">
            <text:p>49</text:p>
          </table:table-cell>
          <table:table-cell table:formula="of:=INDIRECT(&quot;'BG+Class'.B&quot;&amp;MATCH([.C44];['BG+Class'.A$1:.A$36];0))" office:value-type="string" office:string-value="Medicine,Lore (Warfare)" calcext:value-type="string">
            <text:p>Medicine,Lore (Warfare)</text:p>
          </table:table-cell>
          <table:table-cell table:formula="of:=IF([.D44]=&quot;Fighter&quot;;IF([.G44]&gt;[.H44];&quot;Athletics&quot;;&quot;Acrobatics&quot;);INDIRECT(&quot;'BG+Class'.B&quot;&amp;37+MATCH([.D44];['BG+Class'.A$38:.A$50];0)))" office:value-type="float" office:value="0" calcext:value-type="float">
            <text:p>0</text:p>
          </table:table-cell>
          <table:table-cell table:formula="of:=IF(LEN([.E44])&lt;2;0;INDIRECT(&quot;'BG+Class'.D&quot;&amp;52+MATCH([.E44];['BG+Class'.C$53:.C$300];0)))" office:value-type="string" office:string-value="Intimidation,Religion" calcext:value-type="string">
            <text:p>Intimidation,Religion</text:p>
          </table:table-cell>
          <table:table-cell table:formula="of:=IF(LEN([.F44])&lt;2;0;INDIRECT(&quot;'BG+Class'.D&quot;&amp;52+MATCH([.F44];['BG+Class'.C$53:.C$300];0)))" office:value-type="float" office:value="0" calcext:value-type="float">
            <text:p>0</text:p>
          </table:table-cell>
          <table:table-cell table:formula="of:=[.O44]&amp;IF([.P44]=0;&quot;&quot;;&quot;,&quot;&amp;[.P44])&amp;IF([.Q44]=0;&quot;&quot;;&quot;,&quot;&amp;[.Q44])&amp;IF([.R44]=0;&quot;&quot;;&quot;,&quot;&amp;[.R44])" office:value-type="string" office:string-value="Medicine,Lore (Warfare),Intimidation,Religion" calcext:value-type="string">
            <text:p>Medicine,Lore (Warfare),Intimidation,Religion</text:p>
          </table:table-cell>
          <table:table-cell table:formula="of:=(([.H44]-10)/2)+INDIRECT(&quot;'BG+Class'.E&quot;&amp;[.N44])" office:value-type="float" office:value="2" calcext:value-type="float">
            <text:p>2</text:p>
          </table:table-cell>
          <table:table-cell table:formula="of:=INDIRECT(&quot;R1C&quot;&amp;6+MATCH(MAX([.G44:.L44]);[.G44:.L44];0);0)" office:value-type="string" office:string-value="CHA" calcext:value-type="string">
            <text:p>CHA</text:p>
          </table:table-cell>
          <table:table-cell table:formula="of:=1+MATCH([.U44];[Skills.F$2:.F$7];0)" office:value-type="float" office:value="7" calcext:value-type="float">
            <text:p>7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4]);INDIRECT(&quot;Skills.G&quot;&amp;[.V44])-1+INDIRECT(&quot;Skills.H&quot;&amp;[.V44])))&amp;IF([.T44]&gt;2;&quot;,&quot;&amp;INDIRECT(&quot;'Skills'.A&quot;&amp;RANDBETWEEN(2;18));&quot;&quot;)&amp;IF([.T44]&gt;3;&quot;,&quot;&amp;INDIRECT(&quot;'Skills'.A&quot;&amp;RANDBETWEEN(2;18));&quot;&quot;)&amp;IF([.T44]&gt;4;&quot;,&quot;&amp;INDIRECT(&quot;'Skills'.A&quot;&amp;RANDBETWEEN(2;18));&quot;&quot;)&amp;IF([.T44]&gt;5;&quot;,&quot;&amp;INDIRECT(&quot;'Skills'.A&quot;&amp;RANDBETWEEN(2;18));&quot;&quot;)&amp;IF([.T44]&gt;6;&quot;,&quot;&amp;INDIRECT(&quot;'Skills'.A&quot;&amp;RANDBETWEEN(2;18));&quot;&quot;)&amp;IF([.T44]&gt;7;&quot;,&quot;&amp;INDIRECT(&quot;'Skills'.A&quot;&amp;RANDBETWEEN(2;18));&quot;&quot;)&amp;IF([.T44]&gt;8;&quot;,&quot;&amp;INDIRECT(&quot;'Skills'.A&quot;&amp;RANDBETWEEN(2;18));&quot;&quot;)&amp;IF([.T44]&gt;9;&quot;,&quot;&amp;INDIRECT(&quot;'Skills'.A&quot;&amp;RANDBETWEEN(2;18));&quot;&quot;)&amp;IF([.T44]&gt;10;&quot;,&quot;&amp;INDIRECT(&quot;'Skills'.A&quot;&amp;RANDBETWEEN(2;18));&quot;&quot;)&amp;IF([.T44]&gt;11;&quot;,&quot;&amp;INDIRECT(&quot;'Skills'.A&quot;&amp;RANDBETWEEN(2;18));&quot;&quot;)&amp;IF([.B44]=&quot;Skilled&quot;;&quot;,&quot;&amp;INDIRECT(&quot;'Skills'.A&quot;&amp;RANDBETWEEN(2;18));&quot;&quot;)" office:value-type="string" office:string-value="Survival,Deception" calcext:value-type="string">
            <text:p>Survival,Deception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S45]&amp;&quot;,&quot;&amp;[.W45]" office:value-type="string" office:string-value="Survival,Lore (pick a terrain),Acrobatics,Diplomacy,Stealth,Diplomacy,Thievery,Acrobatics,Crafting,Crafting,Acrobatics" calcext:value-type="string">
            <text:p>Survival,Lore (pick a terrain),Acrobatics,Diplomacy,Stealth,Diplomacy,Thievery,Acrobatics,Crafting,Crafting,Acrobatics</text:p>
          </table:table-cell>
          <table:table-cell table:formula="of:=MATCH([.D45];['BG+Class'.A$38:.A$50];0)+37" office:value-type="float" office:value="45" calcext:value-type="float">
            <text:p>45</text:p>
          </table:table-cell>
          <table:table-cell table:formula="of:=INDIRECT(&quot;'BG+Class'.B&quot;&amp;MATCH([.C45];['BG+Class'.A$1:.A$36];0))" office:value-type="string" office:string-value="Survival,Lore (pick a terrain)" calcext:value-type="string">
            <text:p>Survival,Lore (pick a terrain)</text:p>
          </table:table-cell>
          <table:table-cell table:formula="of:=IF([.D45]=&quot;Fighter&quot;;IF([.G45]&gt;[.H45];&quot;Athletics&quot;;&quot;Acrobatics&quot;);INDIRECT(&quot;'BG+Class'.B&quot;&amp;37+MATCH([.D45];['BG+Class'.A$38:.A$50];0)))" office:value-type="string" office:string-value="Acrobatics" calcext:value-type="string">
            <text:p>Acrobatics</text:p>
          </table:table-cell>
          <table:table-cell table:formula="of:=IF(LEN([.E45])&lt;2;0;INDIRECT(&quot;'BG+Class'.D&quot;&amp;52+MATCH([.E45];['BG+Class'.C$53:.C$300];0)))" office:value-type="float" office:value="0" calcext:value-type="float">
            <text:p>0</text:p>
          </table:table-cell>
          <table:table-cell table:formula="of:=IF(LEN([.F45])&lt;2;0;INDIRECT(&quot;'BG+Class'.D&quot;&amp;52+MATCH([.F45];['BG+Class'.C$53:.C$300];0)))" office:value-type="float" office:value="0" calcext:value-type="float">
            <text:p>0</text:p>
          </table:table-cell>
          <table:table-cell table:formula="of:=[.O45]&amp;IF([.P45]=0;&quot;&quot;;&quot;,&quot;&amp;[.P45])&amp;IF([.Q45]=0;&quot;&quot;;&quot;,&quot;&amp;[.Q45])&amp;IF([.R45]=0;&quot;&quot;;&quot;,&quot;&amp;[.R45])" office:value-type="string" office:string-value="Survival,Lore (pick a terrain),Acrobatics" calcext:value-type="string">
            <text:p>Survival,Lore (pick a terrain),Acrobatics</text:p>
          </table:table-cell>
          <table:table-cell table:formula="of:=(([.H45]-10)/2)+INDIRECT(&quot;'BG+Class'.E&quot;&amp;[.N45])" office:value-type="float" office:value="7" calcext:value-type="float">
            <text:p>7</text:p>
          </table:table-cell>
          <table:table-cell table:formula="of:=INDIRECT(&quot;R1C&quot;&amp;6+MATCH(MAX([.G45:.L45]);[.G45:.L45];0);0)" office:value-type="string" office:string-value="DEX" calcext:value-type="string">
            <text:p>DEX</text:p>
          </table:table-cell>
          <table:table-cell table:formula="of:=1+MATCH([.U45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5]);INDIRECT(&quot;Skills.G&quot;&amp;[.V45])-1+INDIRECT(&quot;Skills.H&quot;&amp;[.V45])))&amp;IF([.T45]&gt;2;&quot;,&quot;&amp;INDIRECT(&quot;'Skills'.A&quot;&amp;RANDBETWEEN(2;18));&quot;&quot;)&amp;IF([.T45]&gt;3;&quot;,&quot;&amp;INDIRECT(&quot;'Skills'.A&quot;&amp;RANDBETWEEN(2;18));&quot;&quot;)&amp;IF([.T45]&gt;4;&quot;,&quot;&amp;INDIRECT(&quot;'Skills'.A&quot;&amp;RANDBETWEEN(2;18));&quot;&quot;)&amp;IF([.T45]&gt;5;&quot;,&quot;&amp;INDIRECT(&quot;'Skills'.A&quot;&amp;RANDBETWEEN(2;18));&quot;&quot;)&amp;IF([.T45]&gt;6;&quot;,&quot;&amp;INDIRECT(&quot;'Skills'.A&quot;&amp;RANDBETWEEN(2;18));&quot;&quot;)&amp;IF([.T45]&gt;7;&quot;,&quot;&amp;INDIRECT(&quot;'Skills'.A&quot;&amp;RANDBETWEEN(2;18));&quot;&quot;)&amp;IF([.T45]&gt;8;&quot;,&quot;&amp;INDIRECT(&quot;'Skills'.A&quot;&amp;RANDBETWEEN(2;18));&quot;&quot;)&amp;IF([.T45]&gt;9;&quot;,&quot;&amp;INDIRECT(&quot;'Skills'.A&quot;&amp;RANDBETWEEN(2;18));&quot;&quot;)&amp;IF([.T45]&gt;10;&quot;,&quot;&amp;INDIRECT(&quot;'Skills'.A&quot;&amp;RANDBETWEEN(2;18));&quot;&quot;)&amp;IF([.T45]&gt;11;&quot;,&quot;&amp;INDIRECT(&quot;'Skills'.A&quot;&amp;RANDBETWEEN(2;18));&quot;&quot;)&amp;IF([.B45]=&quot;Skilled&quot;;&quot;,&quot;&amp;INDIRECT(&quot;'Skills'.A&quot;&amp;RANDBETWEEN(2;18));&quot;&quot;)" office:value-type="string" office:string-value="Diplomacy,Stealth,Diplomacy,Thievery,Acrobatics,Crafting,Crafting,Acrobatics" calcext:value-type="string">
            <text:p>Diplomacy,Stealth,Diplomacy,Thievery,Acrobatics,Crafting,Crafting,Acrobatics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Storm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S46]&amp;&quot;,&quot;&amp;[.W46]" office:value-type="string" office:string-value="Deception,Lore (Underworld),Nature,Acrobatics,Thievery,Religion,Crafting,Medicine" calcext:value-type="string">
            <text:p>Deception,Lore (Underworld),Nature,Acrobatics,Thievery,Religion,Crafting,Medicine</text:p>
          </table:table-cell>
          <table:table-cell table:formula="of:=MATCH([.D46];['BG+Class'.A$38:.A$50];0)+37" office:value-type="float" office:value="44" calcext:value-type="float">
            <text:p>44</text:p>
          </table:table-cell>
          <table:table-cell table:formula="of:=INDIRECT(&quot;'BG+Class'.B&quot;&amp;MATCH([.C46];['BG+Class'.A$1:.A$36];0))" office:value-type="string" office:string-value="Deception,Lore (Underworld)" calcext:value-type="string">
            <text:p>Deception,Lore (Underworld)</text:p>
          </table:table-cell>
          <table:table-cell table:formula="of:=IF([.D46]=&quot;Fighter&quot;;IF([.G46]&gt;[.H46];&quot;Athletics&quot;;&quot;Acrobatics&quot;);INDIRECT(&quot;'BG+Class'.B&quot;&amp;37+MATCH([.D46];['BG+Class'.A$38:.A$50];0)))" office:value-type="string" office:string-value="Nature" calcext:value-type="string">
            <text:p>Nature</text:p>
          </table:table-cell>
          <table:table-cell table:formula="of:=IF(LEN([.E46])&lt;2;0;INDIRECT(&quot;'BG+Class'.D&quot;&amp;52+MATCH([.E46];['BG+Class'.C$53:.C$300];0)))" office:value-type="string" office:string-value="Acrobatics" calcext:value-type="string">
            <text:p>Acrobatics</text:p>
          </table:table-cell>
          <table:table-cell table:formula="of:=IF(LEN([.F46])&lt;2;0;INDIRECT(&quot;'BG+Class'.D&quot;&amp;52+MATCH([.F46];['BG+Class'.C$53:.C$300];0)))" office:value-type="float" office:value="0" calcext:value-type="float">
            <text:p>0</text:p>
          </table:table-cell>
          <table:table-cell table:formula="of:=[.O46]&amp;IF([.P46]=0;&quot;&quot;;&quot;,&quot;&amp;[.P46])&amp;IF([.Q46]=0;&quot;&quot;;&quot;,&quot;&amp;[.Q46])&amp;IF([.R46]=0;&quot;&quot;;&quot;,&quot;&amp;[.R46])" office:value-type="string" office:string-value="Deception,Lore (Underworld),Nature,Acrobatics" calcext:value-type="string">
            <text:p>Deception,Lore (Underworld),Nature,Acrobatics</text:p>
          </table:table-cell>
          <table:table-cell table:formula="of:=(([.H46]-10)/2)+INDIRECT(&quot;'BG+Class'.E&quot;&amp;[.N46])" office:value-type="float" office:value="4" calcext:value-type="float">
            <text:p>4</text:p>
          </table:table-cell>
          <table:table-cell table:formula="of:=INDIRECT(&quot;R1C&quot;&amp;6+MATCH(MAX([.G46:.L46]);[.G46:.L46];0);0)" office:value-type="string" office:string-value="WIS" calcext:value-type="string">
            <text:p>WIS</text:p>
          </table:table-cell>
          <table:table-cell table:formula="of:=1+MATCH([.U46];[Skills.F$2:.F$7];0)" office:value-type="float" office:value="6" calcext:value-type="float">
            <text:p>6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6]);INDIRECT(&quot;Skills.G&quot;&amp;[.V46])-1+INDIRECT(&quot;Skills.H&quot;&amp;[.V46])))&amp;IF([.T46]&gt;2;&quot;,&quot;&amp;INDIRECT(&quot;'Skills'.A&quot;&amp;RANDBETWEEN(2;18));&quot;&quot;)&amp;IF([.T46]&gt;3;&quot;,&quot;&amp;INDIRECT(&quot;'Skills'.A&quot;&amp;RANDBETWEEN(2;18));&quot;&quot;)&amp;IF([.T46]&gt;4;&quot;,&quot;&amp;INDIRECT(&quot;'Skills'.A&quot;&amp;RANDBETWEEN(2;18));&quot;&quot;)&amp;IF([.T46]&gt;5;&quot;,&quot;&amp;INDIRECT(&quot;'Skills'.A&quot;&amp;RANDBETWEEN(2;18));&quot;&quot;)&amp;IF([.T46]&gt;6;&quot;,&quot;&amp;INDIRECT(&quot;'Skills'.A&quot;&amp;RANDBETWEEN(2;18));&quot;&quot;)&amp;IF([.T46]&gt;7;&quot;,&quot;&amp;INDIRECT(&quot;'Skills'.A&quot;&amp;RANDBETWEEN(2;18));&quot;&quot;)&amp;IF([.T46]&gt;8;&quot;,&quot;&amp;INDIRECT(&quot;'Skills'.A&quot;&amp;RANDBETWEEN(2;18));&quot;&quot;)&amp;IF([.T46]&gt;9;&quot;,&quot;&amp;INDIRECT(&quot;'Skills'.A&quot;&amp;RANDBETWEEN(2;18));&quot;&quot;)&amp;IF([.T46]&gt;10;&quot;,&quot;&amp;INDIRECT(&quot;'Skills'.A&quot;&amp;RANDBETWEEN(2;18));&quot;&quot;)&amp;IF([.T46]&gt;11;&quot;,&quot;&amp;INDIRECT(&quot;'Skills'.A&quot;&amp;RANDBETWEEN(2;18));&quot;&quot;)&amp;IF([.B46]=&quot;Skilled&quot;;&quot;,&quot;&amp;INDIRECT(&quot;'Skills'.A&quot;&amp;RANDBETWEEN(2;18));&quot;&quot;)" office:value-type="string" office:string-value="Thievery,Religion,Crafting,Medicine" calcext:value-type="string">
            <text:p>Thievery,Religion,Crafting,Medicine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Flur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S47]&amp;&quot;,&quot;&amp;[.W47]" office:value-type="string" office:string-value="Religion,Lore (Scribe),Nature,Survival,Athletics,Athletics,Stealth,Acrobatics,Diplomacy" calcext:value-type="string">
            <text:p>Religion,Lore (Scribe),Nature,Survival,Athletics,Athletics,Stealth,Acrobatics,Diplomacy</text:p>
          </table:table-cell>
          <table:table-cell table:formula="of:=MATCH([.D47];['BG+Class'.A$38:.A$50];0)+37" office:value-type="float" office:value="47" calcext:value-type="float">
            <text:p>47</text:p>
          </table:table-cell>
          <table:table-cell table:formula="of:=INDIRECT(&quot;'BG+Class'.B&quot;&amp;MATCH([.C47];['BG+Class'.A$1:.A$36];0))" office:value-type="string" office:string-value="Religion,Lore (Scribe)" calcext:value-type="string">
            <text:p>Religion,Lore (Scribe)</text:p>
          </table:table-cell>
          <table:table-cell table:formula="of:=IF([.D47]=&quot;Fighter&quot;;IF([.G47]&gt;[.H47];&quot;Athletics&quot;;&quot;Acrobatics&quot;);INDIRECT(&quot;'BG+Class'.B&quot;&amp;37+MATCH([.D47];['BG+Class'.A$38:.A$50];0)))" office:value-type="string" office:string-value="Nature,Survival" calcext:value-type="string">
            <text:p>Nature,Survival</text:p>
          </table:table-cell>
          <table:table-cell table:formula="of:=IF(LEN([.E47])&lt;2;0;INDIRECT(&quot;'BG+Class'.D&quot;&amp;52+MATCH([.E47];['BG+Class'.C$53:.C$300];0)))" office:value-type="float" office:value="0" calcext:value-type="float">
            <text:p>0</text:p>
          </table:table-cell>
          <table:table-cell table:formula="of:=IF(LEN([.F47])&lt;2;0;INDIRECT(&quot;'BG+Class'.D&quot;&amp;52+MATCH([.F47];['BG+Class'.C$53:.C$300];0)))" office:value-type="float" office:value="0" calcext:value-type="float">
            <text:p>0</text:p>
          </table:table-cell>
          <table:table-cell table:formula="of:=[.O47]&amp;IF([.P47]=0;&quot;&quot;;&quot;,&quot;&amp;[.P47])&amp;IF([.Q47]=0;&quot;&quot;;&quot;,&quot;&amp;[.Q47])&amp;IF([.R47]=0;&quot;&quot;;&quot;,&quot;&amp;[.R47])" office:value-type="string" office:string-value="Religion,Lore (Scribe),Nature,Survival" calcext:value-type="string">
            <text:p>Religion,Lore (Scribe),Nature,Survival</text:p>
          </table:table-cell>
          <table:table-cell table:formula="of:=(([.H47]-10)/2)+INDIRECT(&quot;'BG+Class'.E&quot;&amp;[.N47])" office:value-type="float" office:value="5" calcext:value-type="float">
            <text:p>5</text:p>
          </table:table-cell>
          <table:table-cell table:formula="of:=INDIRECT(&quot;R1C&quot;&amp;6+MATCH(MAX([.G47:.L47]);[.G47:.L47];0);0)" office:value-type="string" office:string-value="STR" calcext:value-type="string">
            <text:p>STR</text:p>
          </table:table-cell>
          <table:table-cell table:formula="of:=1+MATCH([.U47];[Skills.F$2:.F$7];0)" office:value-type="float" office:value="2" calcext:value-type="float">
            <text:p>2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7]);INDIRECT(&quot;Skills.G&quot;&amp;[.V47])-1+INDIRECT(&quot;Skills.H&quot;&amp;[.V47])))&amp;IF([.T47]&gt;2;&quot;,&quot;&amp;INDIRECT(&quot;'Skills'.A&quot;&amp;RANDBETWEEN(2;18));&quot;&quot;)&amp;IF([.T47]&gt;3;&quot;,&quot;&amp;INDIRECT(&quot;'Skills'.A&quot;&amp;RANDBETWEEN(2;18));&quot;&quot;)&amp;IF([.T47]&gt;4;&quot;,&quot;&amp;INDIRECT(&quot;'Skills'.A&quot;&amp;RANDBETWEEN(2;18));&quot;&quot;)&amp;IF([.T47]&gt;5;&quot;,&quot;&amp;INDIRECT(&quot;'Skills'.A&quot;&amp;RANDBETWEEN(2;18));&quot;&quot;)&amp;IF([.T47]&gt;6;&quot;,&quot;&amp;INDIRECT(&quot;'Skills'.A&quot;&amp;RANDBETWEEN(2;18));&quot;&quot;)&amp;IF([.T47]&gt;7;&quot;,&quot;&amp;INDIRECT(&quot;'Skills'.A&quot;&amp;RANDBETWEEN(2;18));&quot;&quot;)&amp;IF([.T47]&gt;8;&quot;,&quot;&amp;INDIRECT(&quot;'Skills'.A&quot;&amp;RANDBETWEEN(2;18));&quot;&quot;)&amp;IF([.T47]&gt;9;&quot;,&quot;&amp;INDIRECT(&quot;'Skills'.A&quot;&amp;RANDBETWEEN(2;18));&quot;&quot;)&amp;IF([.T47]&gt;10;&quot;,&quot;&amp;INDIRECT(&quot;'Skills'.A&quot;&amp;RANDBETWEEN(2;18));&quot;&quot;)&amp;IF([.T47]&gt;11;&quot;,&quot;&amp;INDIRECT(&quot;'Skills'.A&quot;&amp;RANDBETWEEN(2;18));&quot;&quot;)&amp;IF([.B47]=&quot;Skilled&quot;;&quot;,&quot;&amp;INDIRECT(&quot;'Skills'.A&quot;&amp;RANDBETWEEN(2;18));&quot;&quot;)" office:value-type="string" office:string-value="Athletics,Athletics,Stealth,Acrobatics,Diplomacy" calcext:value-type="string">
            <text:p>Athletics,Athletics,Stealth,Acrobatics,Diplomacy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Farmhand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Scoundr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S48]&amp;&quot;,&quot;&amp;[.W48]" office:value-type="string" office:string-value="Athletics,Lore (Farming),Stealth,Deception,Diplomacy,Thievery,Stealth,Deception,Deception,Crafting,Society,Medicine,Thievery,Deception,Survival,Stealth" calcext:value-type="string">
            <text:p>Athletics,Lore (Farming),Stealth,Deception,Diplomacy,Thievery,Stealth,Deception,Deception,Crafting,Society,Medicine,Thievery,Deception,Survival,Stealth</text:p>
          </table:table-cell>
          <table:table-cell table:formula="of:=MATCH([.D48];['BG+Class'.A$38:.A$50];0)+37" office:value-type="float" office:value="48" calcext:value-type="float">
            <text:p>48</text:p>
          </table:table-cell>
          <table:table-cell table:formula="of:=INDIRECT(&quot;'BG+Class'.B&quot;&amp;MATCH([.C48];['BG+Class'.A$1:.A$36];0))" office:value-type="string" office:string-value="Athletics,Lore (Farming)" calcext:value-type="string">
            <text:p>Athletics,Lore (Farming)</text:p>
          </table:table-cell>
          <table:table-cell table:formula="of:=IF([.D48]=&quot;Fighter&quot;;IF([.G48]&gt;[.H48];&quot;Athletics&quot;;&quot;Acrobatics&quot;);INDIRECT(&quot;'BG+Class'.B&quot;&amp;37+MATCH([.D48];['BG+Class'.A$38:.A$50];0)))" office:value-type="string" office:string-value="Stealth" calcext:value-type="string">
            <text:p>Stealth</text:p>
          </table:table-cell>
          <table:table-cell table:formula="of:=IF(LEN([.E48])&lt;2;0;INDIRECT(&quot;'BG+Class'.D&quot;&amp;52+MATCH([.E48];['BG+Class'.C$53:.C$300];0)))" office:value-type="string" office:string-value="Deception,Diplomacy" calcext:value-type="string">
            <text:p>Deception,Diplomacy</text:p>
          </table:table-cell>
          <table:table-cell table:formula="of:=IF(LEN([.F48])&lt;2;0;INDIRECT(&quot;'BG+Class'.D&quot;&amp;52+MATCH([.F48];['BG+Class'.C$53:.C$300];0)))" office:value-type="float" office:value="0" calcext:value-type="float">
            <text:p>0</text:p>
          </table:table-cell>
          <table:table-cell table:formula="of:=[.O48]&amp;IF([.P48]=0;&quot;&quot;;&quot;,&quot;&amp;[.P48])&amp;IF([.Q48]=0;&quot;&quot;;&quot;,&quot;&amp;[.Q48])&amp;IF([.R48]=0;&quot;&quot;;&quot;,&quot;&amp;[.R48])" office:value-type="string" office:string-value="Athletics,Lore (Farming),Stealth,Deception,Diplomacy" calcext:value-type="string">
            <text:p>Athletics,Lore (Farming),Stealth,Deception,Diplomacy</text:p>
          </table:table-cell>
          <table:table-cell table:formula="of:=(([.H48]-10)/2)+INDIRECT(&quot;'BG+Class'.E&quot;&amp;[.N48])" office:value-type="float" office:value="11" calcext:value-type="float">
            <text:p>11</text:p>
          </table:table-cell>
          <table:table-cell table:formula="of:=INDIRECT(&quot;R1C&quot;&amp;6+MATCH(MAX([.G48:.L48]);[.G48:.L48];0);0)" office:value-type="string" office:string-value="DEX" calcext:value-type="string">
            <text:p>DEX</text:p>
          </table:table-cell>
          <table:table-cell table:formula="of:=1+MATCH([.U48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8]);INDIRECT(&quot;Skills.G&quot;&amp;[.V48])-1+INDIRECT(&quot;Skills.H&quot;&amp;[.V48])))&amp;IF([.T48]&gt;2;&quot;,&quot;&amp;INDIRECT(&quot;'Skills'.A&quot;&amp;RANDBETWEEN(2;18));&quot;&quot;)&amp;IF([.T48]&gt;3;&quot;,&quot;&amp;INDIRECT(&quot;'Skills'.A&quot;&amp;RANDBETWEEN(2;18));&quot;&quot;)&amp;IF([.T48]&gt;4;&quot;,&quot;&amp;INDIRECT(&quot;'Skills'.A&quot;&amp;RANDBETWEEN(2;18));&quot;&quot;)&amp;IF([.T48]&gt;5;&quot;,&quot;&amp;INDIRECT(&quot;'Skills'.A&quot;&amp;RANDBETWEEN(2;18));&quot;&quot;)&amp;IF([.T48]&gt;6;&quot;,&quot;&amp;INDIRECT(&quot;'Skills'.A&quot;&amp;RANDBETWEEN(2;18));&quot;&quot;)&amp;IF([.T48]&gt;7;&quot;,&quot;&amp;INDIRECT(&quot;'Skills'.A&quot;&amp;RANDBETWEEN(2;18));&quot;&quot;)&amp;IF([.T48]&gt;8;&quot;,&quot;&amp;INDIRECT(&quot;'Skills'.A&quot;&amp;RANDBETWEEN(2;18));&quot;&quot;)&amp;IF([.T48]&gt;9;&quot;,&quot;&amp;INDIRECT(&quot;'Skills'.A&quot;&amp;RANDBETWEEN(2;18));&quot;&quot;)&amp;IF([.T48]&gt;10;&quot;,&quot;&amp;INDIRECT(&quot;'Skills'.A&quot;&amp;RANDBETWEEN(2;18));&quot;&quot;)&amp;IF([.T48]&gt;11;&quot;,&quot;&amp;INDIRECT(&quot;'Skills'.A&quot;&amp;RANDBETWEEN(2;18));&quot;&quot;)&amp;IF([.B48]=&quot;Skilled&quot;;&quot;,&quot;&amp;INDIRECT(&quot;'Skills'.A&quot;&amp;RANDBETWEEN(2;18));&quot;&quot;)" office:value-type="string" office:string-value="Thievery,Stealth,Deception,Deception,Crafting,Society,Medicine,Thievery,Deception,Survival,Stealth" calcext:value-type="string">
            <text:p>Thievery,Stealth,Deception,Deception,Crafting,Society,Medicine,Thievery,Deception,Survival,Stealth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S49]&amp;&quot;,&quot;&amp;[.W49]" office:value-type="string" office:string-value="Stealth,Lore (Underworld),Acrobatics,Stealth,Stealth,Society,Religion,Religion,Thievery,Occultism" calcext:value-type="string">
            <text:p>Stealth,Lore (Underworld),Acrobatics,Stealth,Stealth,Society,Religion,Religion,Thievery,Occultism</text:p>
          </table:table-cell>
          <table:table-cell table:formula="of:=MATCH([.D49];['BG+Class'.A$38:.A$50];0)+37" office:value-type="float" office:value="45" calcext:value-type="float">
            <text:p>45</text:p>
          </table:table-cell>
          <table:table-cell table:formula="of:=INDIRECT(&quot;'BG+Class'.B&quot;&amp;MATCH([.C49];['BG+Class'.A$1:.A$36];0))" office:value-type="string" office:string-value="Stealth,Lore (Underworld)" calcext:value-type="string">
            <text:p>Stealth,Lore (Underworld)</text:p>
          </table:table-cell>
          <table:table-cell table:formula="of:=IF([.D49]=&quot;Fighter&quot;;IF([.G49]&gt;[.H49];&quot;Athletics&quot;;&quot;Acrobatics&quot;);INDIRECT(&quot;'BG+Class'.B&quot;&amp;37+MATCH([.D49];['BG+Class'.A$38:.A$50];0)))" office:value-type="string" office:string-value="Acrobatics" calcext:value-type="string">
            <text:p>Acrobatics</text:p>
          </table:table-cell>
          <table:table-cell table:formula="of:=IF(LEN([.E49])&lt;2;0;INDIRECT(&quot;'BG+Class'.D&quot;&amp;52+MATCH([.E49];['BG+Class'.C$53:.C$300];0)))" office:value-type="float" office:value="0" calcext:value-type="float">
            <text:p>0</text:p>
          </table:table-cell>
          <table:table-cell table:formula="of:=IF(LEN([.F49])&lt;2;0;INDIRECT(&quot;'BG+Class'.D&quot;&amp;52+MATCH([.F49];['BG+Class'.C$53:.C$300];0)))" office:value-type="float" office:value="0" calcext:value-type="float">
            <text:p>0</text:p>
          </table:table-cell>
          <table:table-cell table:formula="of:=[.O49]&amp;IF([.P49]=0;&quot;&quot;;&quot;,&quot;&amp;[.P49])&amp;IF([.Q49]=0;&quot;&quot;;&quot;,&quot;&amp;[.Q49])&amp;IF([.R49]=0;&quot;&quot;;&quot;,&quot;&amp;[.R49])" office:value-type="string" office:string-value="Stealth,Lore (Underworld),Acrobatics" calcext:value-type="string">
            <text:p>Stealth,Lore (Underworld),Acrobatics</text:p>
          </table:table-cell>
          <table:table-cell table:formula="of:=(([.H49]-10)/2)+INDIRECT(&quot;'BG+Class'.E&quot;&amp;[.N49])" office:value-type="float" office:value="7" calcext:value-type="float">
            <text:p>7</text:p>
          </table:table-cell>
          <table:table-cell table:formula="of:=INDIRECT(&quot;R1C&quot;&amp;6+MATCH(MAX([.G49:.L49]);[.G49:.L49];0);0)" office:value-type="string" office:string-value="DEX" calcext:value-type="string">
            <text:p>DEX</text:p>
          </table:table-cell>
          <table:table-cell table:formula="of:=1+MATCH([.U49];[Skills.F$2:.F$7];0)" office:value-type="float" office:value="3" calcext:value-type="float">
            <text:p>3</text:p>
          </table:table-cell>
          <table:table-cell table:formula="of:=INDIRECT(&quot;'Skills'.A&quot;&amp;(1+MATCH(RAND()*SUM([Skills.C$2:Skills.C$18]);[Skills.D$2:Skills.D$18])))&amp;&quot;,&quot;&amp;INDIRECT(&quot;Skills.A&quot;&amp;RANDBETWEEN(INDIRECT(&quot;Skills.G&quot;&amp;[.V49]);INDIRECT(&quot;Skills.G&quot;&amp;[.V49])-1+INDIRECT(&quot;Skills.H&quot;&amp;[.V49])))&amp;IF([.T49]&gt;2;&quot;,&quot;&amp;INDIRECT(&quot;'Skills'.A&quot;&amp;RANDBETWEEN(2;18));&quot;&quot;)&amp;IF([.T49]&gt;3;&quot;,&quot;&amp;INDIRECT(&quot;'Skills'.A&quot;&amp;RANDBETWEEN(2;18));&quot;&quot;)&amp;IF([.T49]&gt;4;&quot;,&quot;&amp;INDIRECT(&quot;'Skills'.A&quot;&amp;RANDBETWEEN(2;18));&quot;&quot;)&amp;IF([.T49]&gt;5;&quot;,&quot;&amp;INDIRECT(&quot;'Skills'.A&quot;&amp;RANDBETWEEN(2;18));&quot;&quot;)&amp;IF([.T49]&gt;6;&quot;,&quot;&amp;INDIRECT(&quot;'Skills'.A&quot;&amp;RANDBETWEEN(2;18));&quot;&quot;)&amp;IF([.T49]&gt;7;&quot;,&quot;&amp;INDIRECT(&quot;'Skills'.A&quot;&amp;RANDBETWEEN(2;18));&quot;&quot;)&amp;IF([.T49]&gt;8;&quot;,&quot;&amp;INDIRECT(&quot;'Skills'.A&quot;&amp;RANDBETWEEN(2;18));&quot;&quot;)&amp;IF([.T49]&gt;9;&quot;,&quot;&amp;INDIRECT(&quot;'Skills'.A&quot;&amp;RANDBETWEEN(2;18));&quot;&quot;)&amp;IF([.T49]&gt;10;&quot;,&quot;&amp;INDIRECT(&quot;'Skills'.A&quot;&amp;RANDBETWEEN(2;18));&quot;&quot;)&amp;IF([.T49]&gt;11;&quot;,&quot;&amp;INDIRECT(&quot;'Skills'.A&quot;&amp;RANDBETWEEN(2;18));&quot;&quot;)&amp;IF([.B49]=&quot;Skilled&quot;;&quot;,&quot;&amp;INDIRECT(&quot;'Skills'.A&quot;&amp;RANDBETWEEN(2;18));&quot;&quot;)" office:value-type="string" office:string-value="Stealth,Stealth,Society,Religion,Religion,Thievery,Occultism" calcext:value-type="string">
            <text:p>Stealth,Stealth,Society,Religion,Religion,Thievery,Occultism</text:p>
          </table:table-cell>
          <table:table-cell table:number-columns-repeated="978"/>
        </table:table-row>
      </table:table>
      <table:table table:name="BG+Class" table:style-name="ta1" table:print="false">
        <office:forms form:automatic-focus="false" form:apply-design-mode="false"/>
        <table:table-column table:style-name="co26" table:default-cell-style-name="ce25"/>
        <table:table-column table:style-name="co27" table:default-cell-style-name="Default"/>
        <table:table-column table:style-name="co28" table:default-cell-style-name="ce29"/>
        <table:table-column table:style-name="co29" table:default-cell-style-name="ce2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row table:style-name="ro4">
          <table:table-cell table:style-name="ce24" office:value-type="string" calcext:value-type="string">
            <text:p>Background</text:p>
          </table:table-cell>
          <table:table-cell table:style-name="ce28" office:value-type="string" calcext:value-type="string">
            <text:p>Skills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Acolyte</text:p>
          </table:table-cell>
          <table:table-cell table:style-name="ce29" office:value-type="string" calcext:value-type="string">
            <text:p>Religion,Lore (Scrib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Acrobat</text:p>
          </table:table-cell>
          <table:table-cell table:style-name="ce29" office:value-type="string" calcext:value-type="string">
            <text:p>Acrobatics,Lore (Circus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Animal Whisperer</text:p>
          </table:table-cell>
          <table:table-cell table:style-name="ce29" office:value-type="string" calcext:value-type="string">
            <text:p>Nature,Lore (pick a terrain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Artisan</text:p>
          </table:table-cell>
          <table:table-cell table:style-name="ce29" office:value-type="string" calcext:value-type="string">
            <text:p>Crafting,Lore (Guild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Artist</text:p>
          </table:table-cell>
          <table:table-cell table:style-name="ce29" office:value-type="string" calcext:value-type="string">
            <text:p>Crafting,Lore (Art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Barkeep</text:p>
          </table:table-cell>
          <table:table-cell table:style-name="ce29" office:value-type="string" calcext:value-type="string">
            <text:p>Diplomacy,Lore (Alcohol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Barrister</text:p>
          </table:table-cell>
          <table:table-cell table:style-name="ce29" office:value-type="string" calcext:value-type="string">
            <text:p>Diplomacy,Lore (Legal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Bounty Hunter</text:p>
          </table:table-cell>
          <table:table-cell table:style-name="ce29" office:value-type="string" calcext:value-type="string">
            <text:p>Survival,Lore (Legal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Charlatan</text:p>
          </table:table-cell>
          <table:table-cell table:style-name="ce29" office:value-type="string" calcext:value-type="string">
            <text:p>Deception,Lore (Underworld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Criminal</text:p>
          </table:table-cell>
          <table:table-cell table:style-name="ce29" office:value-type="string" calcext:value-type="string">
            <text:p>Stealth,Lore (Underworld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Detective</text:p>
          </table:table-cell>
          <table:table-cell table:style-name="ce29" office:value-type="string" calcext:value-type="string">
            <text:p>Society,Lore (Underworld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Emissary</text:p>
          </table:table-cell>
          <table:table-cell table:style-name="ce29" office:value-type="string" calcext:value-type="string">
            <text:p>Society,Lore (pick a city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Entertainer</text:p>
          </table:table-cell>
          <table:table-cell table:style-name="ce29" office:value-type="string" calcext:value-type="string">
            <text:p>Performance,Lore (Theater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Farmhand</text:p>
          </table:table-cell>
          <table:table-cell table:style-name="ce29" office:value-type="string" calcext:value-type="string">
            <text:p>Athletics,Lore (Farm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Field Medic</text:p>
          </table:table-cell>
          <table:table-cell table:style-name="ce29" office:value-type="string" calcext:value-type="string">
            <text:p>Medicine,Lore (Warfar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Fortune Teller</text:p>
          </table:table-cell>
          <table:table-cell table:style-name="ce29" office:value-type="string" calcext:value-type="string">
            <text:p>Occultism,Lore (Fortune Tell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Gambler</text:p>
          </table:table-cell>
          <table:table-cell table:style-name="ce29" office:value-type="string" calcext:value-type="string">
            <text:p>Deception,Lore (Games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Gladiator</text:p>
          </table:table-cell>
          <table:table-cell table:style-name="ce29" office:value-type="string" calcext:value-type="string">
            <text:p>Performance,Lore (Gladiatorial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Guard</text:p>
          </table:table-cell>
          <table:table-cell table:style-name="ce29" office:value-type="string" calcext:value-type="string">
            <text:p>Intimidation,Lore (Legal or Warfar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Herbalist</text:p>
          </table:table-cell>
          <table:table-cell table:style-name="ce29" office:value-type="string" calcext:value-type="string">
            <text:p>Nature,Lore (Herbalism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Hermit</text:p>
          </table:table-cell>
          <table:table-cell table:style-name="ce29" office:value-type="string" calcext:value-type="string">
            <text:p>Nature or Occultism,Lore (pick a terrain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Hunter</text:p>
          </table:table-cell>
          <table:table-cell table:style-name="ce29" office:value-type="string" calcext:value-type="string">
            <text:p>Survival,Lore (Tann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Laborer</text:p>
          </table:table-cell>
          <table:table-cell table:style-name="ce29" office:value-type="string" calcext:value-type="string">
            <text:p>Athletics,Lore (Labor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Martial Disciple</text:p>
          </table:table-cell>
          <table:table-cell table:style-name="ce29" office:value-type="string" calcext:value-type="string">
            <text:p>Acrobatics or Athletics,Lore (Warfar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Merchant</text:p>
          </table:table-cell>
          <table:table-cell table:style-name="ce29" office:value-type="string" calcext:value-type="string">
            <text:p>Diplomacy,Lore (Mercantil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Miner</text:p>
          </table:table-cell>
          <table:table-cell table:style-name="ce29" office:value-type="string" calcext:value-type="string">
            <text:p>Survival,Lore (Min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Noble</text:p>
          </table:table-cell>
          <table:table-cell table:style-name="ce29" office:value-type="string" calcext:value-type="string">
            <text:p>Society,Lore (Heraldry or Genealogy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Nomad</text:p>
          </table:table-cell>
          <table:table-cell table:style-name="ce29" office:value-type="string" calcext:value-type="string">
            <text:p>Survival,Lore (pick a terrain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Prisoner</text:p>
          </table:table-cell>
          <table:table-cell table:style-name="ce29" office:value-type="string" calcext:value-type="string">
            <text:p>Stealth,Lore (Underworld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Sailor</text:p>
          </table:table-cell>
          <table:table-cell table:style-name="ce29" office:value-type="string" calcext:value-type="string">
            <text:p>Athletics,Lore (Sail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Scholar</text:p>
          </table:table-cell>
          <table:table-cell table:style-name="ce29" office:value-type="string" calcext:value-type="string">
            <text:p>pick a knowledge skill,Lore (Academia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Scout</text:p>
          </table:table-cell>
          <table:table-cell table:style-name="ce29" office:value-type="string" calcext:value-type="string">
            <text:p>Survival,Lore (pick a terrain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Street Urchin</text:p>
          </table:table-cell>
          <table:table-cell table:style-name="ce29" office:value-type="string" calcext:value-type="string">
            <text:p>Thievery,Lore (pick a city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Tinker</text:p>
          </table:table-cell>
          <table:table-cell table:style-name="ce29" office:value-type="string" calcext:value-type="string">
            <text:p>Crafting,Lore (Engineering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26" office:value-type="string" calcext:value-type="string">
            <text:p>Warrior</text:p>
          </table:table-cell>
          <table:table-cell table:style-name="ce30" office:value-type="string" calcext:value-type="string">
            <text:p>Intimidation,Lore (Warfare)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27" office:value-type="string" calcext:value-type="string">
            <text:p>Class</text:p>
          </table:table-cell>
          <table:table-cell table:style-name="ce31" office:value-type="string" calcext:value-type="string">
            <text:p>Skills</text:p>
          </table:table-cell>
          <table:table-cell table:style-name="ce31" office:value-type="string" calcext:value-type="string">
            <text:p>Spec1</text:p>
          </table:table-cell>
          <table:table-cell table:style-name="ce31" office:value-type="string" calcext:value-type="string">
            <text:p>Spec2</text:p>
          </table:table-cell>
          <table:table-cell table:style-name="ce31" office:value-type="string" calcext:value-type="string">
            <text:p>Skill Choices</text:p>
          </table:table-cell>
          <table:table-cell table:style-name="ce31" office:value-type="string" calcext:value-type="string">
            <text:p>S10</text:p>
          </table:table-cell>
          <table:table-cell table:style-name="ce31" office:value-type="string" calcext:value-type="string">
            <text:p>S1X</text:p>
          </table:table-cell>
          <table:table-cell table:style-name="ce31" office:value-type="string" calcext:value-type="string">
            <text:p>S20</text:p>
          </table:table-cell>
          <table:table-cell table:style-name="ce33" office:value-type="string" calcext:value-type="string">
            <text:p>S2X</text:p>
          </table:table-cell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Crafting</text:p>
          </table:table-cell>
          <table:table-cell table:style-name="Default" office:value-type="string" calcext:value-type="string">
            <text:p>Field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39];[.B$53:.B$300];0)+52" office:value-type="float" office:value="54" calcext:value-type="float">
            <text:p>54</text:p>
          </table:table-cell>
          <table:table-cell table:formula="of:=IF(ISNUMBER([.F39]);COUNTIF([.B$53:.B$300];[.C39]);0)" office:value-type="float" office:value="3" calcext:value-type="float">
            <text:p>3</text:p>
          </table:table-cell>
          <table:table-cell table:formula="of:=MATCH([.D39];[.B$53:.B$300];0)+52" office:value-type="string" office:string-value="" calcext:value-type="error">
            <text:p>#N/A</text:p>
          </table:table-cell>
          <table:table-cell table:style-name="ce29" table:formula="of:=IF(ISNUMBER([.H39]);COUNTIF([.B$53:.B$300];[.D39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Athletics</text:p>
          </table:table-cell>
          <table:table-cell table:style-name="Default" office:value-type="string" calcext:value-type="string">
            <text:p>Instinct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40];[.B$53:.B$300];0)+52" office:value-type="float" office:value="57" calcext:value-type="float">
            <text:p>57</text:p>
          </table:table-cell>
          <table:table-cell table:formula="of:=IF(ISNUMBER([.F40]);COUNTIF([.B$53:.B$300];[.C40]);0)" office:value-type="float" office:value="5" calcext:value-type="float">
            <text:p>5</text:p>
          </table:table-cell>
          <table:table-cell table:formula="of:=MATCH([.D40];[.B$53:.B$300];0)+52" office:value-type="string" office:string-value="" calcext:value-type="error">
            <text:p>#N/A</text:p>
          </table:table-cell>
          <table:table-cell table:style-name="ce29" table:formula="of:=IF(ISNUMBER([.H40]);COUNTIF([.B$53:.B$300];[.D40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Occultism,Performance</text:p>
          </table:table-cell>
          <table:table-cell table:style-name="Default" office:value-type="string" calcext:value-type="string">
            <text:p>Mus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1];[.B$53:.B$300];0)+52" office:value-type="float" office:value="62" calcext:value-type="float">
            <text:p>62</text:p>
          </table:table-cell>
          <table:table-cell table:formula="of:=IF(ISNUMBER([.F41]);COUNTIF([.B$53:.B$300];[.C41]);0)" office:value-type="float" office:value="3" calcext:value-type="float">
            <text:p>3</text:p>
          </table:table-cell>
          <table:table-cell table:formula="of:=MATCH([.D41];[.B$53:.B$300];0)+52" office:value-type="string" office:string-value="" calcext:value-type="error">
            <text:p>#N/A</text:p>
          </table:table-cell>
          <table:table-cell table:style-name="ce29" table:formula="of:=IF(ISNUMBER([.H41]);COUNTIF([.B$53:.B$300];[.D41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Religion</text:p>
          </table:table-cell>
          <table:table-cell table:style-name="Default" office:value-type="string" calcext:value-type="string">
            <text:p>Cause</text:p>
          </table:table-cell>
          <table:table-cell table:style-name="Default" office:value-type="string" calcext:value-type="string">
            <text:p>Deity</text:p>
          </table:table-cell>
          <table:table-cell office:value-type="float" office:value="2" calcext:value-type="float">
            <text:p>2</text:p>
          </table:table-cell>
          <table:table-cell table:formula="of:=MATCH([.C42];[.B$53:.B$300];0)+52" office:value-type="float" office:value="65" calcext:value-type="float">
            <text:p>65</text:p>
          </table:table-cell>
          <table:table-cell table:formula="of:=IF(ISNUMBER([.F42]);COUNTIF([.B$53:.B$300];[.C42]);0)" office:value-type="float" office:value="3" calcext:value-type="float">
            <text:p>3</text:p>
          </table:table-cell>
          <table:table-cell table:formula="of:=MATCH([.D42];[.B$53:.B$300];0)+52" office:value-type="float" office:value="68" calcext:value-type="float">
            <text:p>68</text:p>
          </table:table-cell>
          <table:table-cell table:style-name="ce29" table:formula="of:=IF(ISNUMBER([.H42]);COUNTIF([.B$53:.B$300];[.D42]);0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Religion</text:p>
          </table:table-cell>
          <table:table-cell table:style-name="Default" office:value-type="string" calcext:value-type="string">
            <text:p>Doctrine</text:p>
          </table:table-cell>
          <table:table-cell table:style-name="Default" office:value-type="string" calcext:value-type="string">
            <text:p>Deity</text:p>
          </table:table-cell>
          <table:table-cell office:value-type="float" office:value="2" calcext:value-type="float">
            <text:p>2</text:p>
          </table:table-cell>
          <table:table-cell table:formula="of:=MATCH([.C43];[.B$53:.B$300];0)+52" office:value-type="float" office:value="88" calcext:value-type="float">
            <text:p>88</text:p>
          </table:table-cell>
          <table:table-cell table:formula="of:=IF(ISNUMBER([.F43]);COUNTIF([.B$53:.B$300];[.C43]);0)" office:value-type="float" office:value="2" calcext:value-type="float">
            <text:p>2</text:p>
          </table:table-cell>
          <table:table-cell table:formula="of:=MATCH([.D43];[.B$53:.B$300];0)+52" office:value-type="float" office:value="68" calcext:value-type="float">
            <text:p>68</text:p>
          </table:table-cell>
          <table:table-cell table:style-name="ce29" table:formula="of:=IF(ISNUMBER([.H43]);COUNTIF([.B$53:.B$300];[.D43]);0)"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Nature</text:p>
          </table:table-cell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formula="of:=MATCH([.C44];[.B$53:.B$300];0)+52" office:value-type="float" office:value="90" calcext:value-type="float">
            <text:p>90</text:p>
          </table:table-cell>
          <table:table-cell table:formula="of:=IF(ISNUMBER([.F44]);COUNTIF([.B$53:.B$300];[.C44]);0)" office:value-type="float" office:value="4" calcext:value-type="float">
            <text:p>4</text:p>
          </table:table-cell>
          <table:table-cell table:formula="of:=MATCH([.D44];[.B$53:.B$300];0)+52" office:value-type="string" office:string-value="" calcext:value-type="error">
            <text:p>#N/A</text:p>
          </table:table-cell>
          <table:table-cell table:style-name="ce29" table:formula="of:=IF(ISNUMBER([.H44]);COUNTIF([.B$53:.B$300];[.D44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ghter</text:p>
          </table:table-cell>
          <table:table-cell office:value-type="string" calcext:value-type="string">
            <text:p>Acrobatics or Athletics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formula="of:=MATCH([.C45];[.B$53:.B$300];0)+52" office:value-type="string" office:string-value="" calcext:value-type="error">
            <text:p>#N/A</text:p>
          </table:table-cell>
          <table:table-cell table:formula="of:=IF(ISNUMBER([.F45]);COUNTIF([.B$53:.B$300];[.C45]);0)" office:value-type="float" office:value="0" calcext:value-type="float">
            <text:p>0</text:p>
          </table:table-cell>
          <table:table-cell table:formula="of:=MATCH([.D45];[.B$53:.B$300];0)+52" office:value-type="string" office:string-value="" calcext:value-type="error">
            <text:p>#N/A</text:p>
          </table:table-cell>
          <table:table-cell table:style-name="ce29" table:formula="of:=IF(ISNUMBER([.H45]);COUNTIF([.B$53:.B$300];[.D45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nk</text:p>
          </table:table-cell>
          <table:table-cell/>
          <table:table-cell table:number-columns-repeated="2"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6];[.B$53:.B$300];0)+52" office:value-type="string" office:string-value="" calcext:value-type="error">
            <text:p>#N/A</text:p>
          </table:table-cell>
          <table:table-cell table:formula="of:=IF(ISNUMBER([.F46]);COUNTIF([.B$53:.B$300];[.C46]);0)" office:value-type="float" office:value="0" calcext:value-type="float">
            <text:p>0</text:p>
          </table:table-cell>
          <table:table-cell table:formula="of:=MATCH([.D46];[.B$53:.B$300];0)+52" office:value-type="string" office:string-value="" calcext:value-type="error">
            <text:p>#N/A</text:p>
          </table:table-cell>
          <table:table-cell table:style-name="ce29" table:formula="of:=IF(ISNUMBER([.H46]);COUNTIF([.B$53:.B$300];[.D46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Nature,Survival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formula="of:=MATCH([.C47];[.B$53:.B$300];0)+52" office:value-type="float" office:value="96" calcext:value-type="float">
            <text:p>96</text:p>
          </table:table-cell>
          <table:table-cell table:formula="of:=IF(ISNUMBER([.F47]);COUNTIF([.B$53:.B$300];[.C47]);0)" office:value-type="float" office:value="3" calcext:value-type="float">
            <text:p>3</text:p>
          </table:table-cell>
          <table:table-cell table:formula="of:=MATCH([.D47];[.B$53:.B$300];0)+52" office:value-type="string" office:string-value="" calcext:value-type="error">
            <text:p>#N/A</text:p>
          </table:table-cell>
          <table:table-cell table:style-name="ce29" table:formula="of:=IF(ISNUMBER([.H47]);COUNTIF([.B$53:.B$300];[.D47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Stealth</text:p>
          </table:table-cell>
          <table:table-cell table:style-name="Default" office:value-type="string" calcext:value-type="string">
            <text:p>Racket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formula="of:=MATCH([.C48];[.B$53:.B$300];0)+52" office:value-type="float" office:value="99" calcext:value-type="float">
            <text:p>99</text:p>
          </table:table-cell>
          <table:table-cell table:formula="of:=IF(ISNUMBER([.F48]);COUNTIF([.B$53:.B$300];[.C48]);0)" office:value-type="float" office:value="3" calcext:value-type="float">
            <text:p>3</text:p>
          </table:table-cell>
          <table:table-cell table:formula="of:=MATCH([.D48];[.B$53:.B$300];0)+52" office:value-type="string" office:string-value="" calcext:value-type="error">
            <text:p>#N/A</text:p>
          </table:table-cell>
          <table:table-cell table:style-name="ce29" table:formula="of:=IF(ISNUMBER([.H48]);COUNTIF([.B$53:.B$300];[.D48])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orcerer</text:p>
          </table:table-cell>
          <table:table-cell/>
          <table:table-cell table:style-name="Default" office:value-type="string" calcext:value-type="string">
            <text:p>Bloodline</text:p>
          </table:table-cell>
          <table:table-cell table:style-name="Default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formula="of:=MATCH([.C49];[.B$53:.B$300];0)+52" office:value-type="float" office:value="102" calcext:value-type="float">
            <text:p>102</text:p>
          </table:table-cell>
          <table:table-cell table:formula="of:=IF(ISNUMBER([.F49]);COUNTIF([.B$53:.B$300];[.C49]);0)" office:value-type="float" office:value="10" calcext:value-type="float">
            <text:p>10</text:p>
          </table:table-cell>
          <table:table-cell table:formula="of:=MATCH([.D49];[.B$53:.B$300];0)+52" office:value-type="string" office:string-value="" calcext:value-type="error">
            <text:p>#N/A</text:p>
          </table:table-cell>
          <table:table-cell table:style-name="ce29" table:formula="of:=IF(ISNUMBER([.H49]);COUNTIF([.B$53:.B$300];[.D49]);0)" office:value-type="float" office:value="0" calcext:value-type="float">
            <text:p>0</text:p>
          </table:table-cell>
        </table:table-row>
        <table:table-row table:style-name="ro3">
          <table:table-cell table:style-name="ce26" office:value-type="string" calcext:value-type="string">
            <text:p>Wizard</text:p>
          </table:table-cell>
          <table:table-cell table:style-name="ce32" office:value-type="string" calcext:value-type="string">
            <text:p>Arcana</text:p>
          </table:table-cell>
          <table:table-cell table:style-name="ce32" office:value-type="string" calcext:value-type="string">
            <text:p>School</text:p>
          </table:table-cell>
          <table:table-cell table:style-name="ce32" office:value-type="string" calcext:value-type="string">
            <text:p>Thesis</text:p>
          </table:table-cell>
          <table:table-cell table:style-name="ce32" office:value-type="float" office:value="2" calcext:value-type="float">
            <text:p>2</text:p>
          </table:table-cell>
          <table:table-cell table:formula="of:=MATCH([.C50];[.B$53:.B$300];0)+52" office:value-type="float" office:value="117" calcext:value-type="float">
            <text:p>117</text:p>
          </table:table-cell>
          <table:table-cell table:formula="of:=IF(ISNUMBER([.F50]);COUNTIF([.B$53:.B$300];[.C50]);0)" office:value-type="float" office:value="9" calcext:value-type="float">
            <text:p>9</text:p>
          </table:table-cell>
          <table:table-cell table:formula="of:=MATCH([.D50];[.B$53:.B$300];0)+52" office:value-type="float" office:value="112" calcext:value-type="float">
            <text:p>112</text:p>
          </table:table-cell>
          <table:table-cell table:style-name="ce29" table:formula="of:=IF(ISNUMBER([.H50]);COUNTIF([.B$53:.B$300];[.D50]);0)" office:value-type="float" office:value="5" calcext:value-type="float">
            <text:p>5</text:p>
          </table:table-cell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7" office:value-type="string" calcext:value-type="string">
            <text:p>Class</text:p>
          </table:table-cell>
          <table:table-cell table:style-name="ce31" office:value-type="string" calcext:value-type="string">
            <text:p>Spec</text:p>
          </table:table-cell>
          <table:table-cell table:style-name="ce33" office:value-type="string" calcext:value-type="string">
            <text:p>Option</text:p>
          </table:table-cell>
          <table:table-cell table:style-name="ce33" office:value-type="string" calcext:value-type="string">
            <text:p>Skill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omb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irurge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utageni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Animal Instinc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Drag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Fu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Gia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Spiri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nigm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Maestr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olymat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aladi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Redeem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Liberato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Rainbow Queen Roberta</text:p>
          </table:table-cell>
          <table:table-cell office:value-type="string" calcext:value-type="string">
            <text:p>Societ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Moonleaper Wilfred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Devourer Cheryl</text:p>
          </table:table-cell>
          <table:table-cell office:value-type="string" calcext:value-type="string">
            <text:p>Surviva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Fleshreaper Wesley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Amorous Eldob</text:p>
          </table:table-cell>
          <table:table-cell office:value-type="string" calcext:value-type="string">
            <text:p>Performanc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Sacred Feast Erma</text:p>
          </table:table-cell>
          <table:table-cell office:value-type="string" calcext:value-type="string">
            <text:p>Natu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Roaring Judge Waren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Bringer of Visions Halfrida</text:p>
          </table:table-cell>
          <table:table-cell office:value-type="string" calcext:value-type="string">
            <text:p>Craft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Stormchaser Wilfred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Trailblazer Enrica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Roberta the Rainbow Queen</text:p>
          </table:table-cell>
          <table:table-cell office:value-type="string" calcext:value-type="string">
            <text:p>Societ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Wilfred the Moonleap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Cheryl the Devourer</text:p>
          </table:table-cell>
          <table:table-cell office:value-type="string" calcext:value-type="string">
            <text:p>Surviva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Wesley the Fleshreaper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Eldob the Amorous</text:p>
          </table:table-cell>
          <table:table-cell office:value-type="string" calcext:value-type="string">
            <text:p>Performanc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Erma the Sacred Feast</text:p>
          </table:table-cell>
          <table:table-cell office:value-type="string" calcext:value-type="string">
            <text:p>Natu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Waren the Roaring Judge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Halfrida the Bringer of Visions</text:p>
          </table:table-cell>
          <table:table-cell office:value-type="string" calcext:value-type="string">
            <text:p>Craft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Wilfred the Stormchaser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style-name="ce34" office:value-type="string" calcext:value-type="string">
            <text:p>Enrica the Trailblazer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Cloister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Warprie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thle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Acrobat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Intimid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nk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lurr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Intimid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Deception,Diplomac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berrant</text:p>
          </table:table-cell>
          <table:table-cell office:value-type="string" calcext:value-type="string">
            <text:p>Intimidation,Occultis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ngelic</text:p>
          </table:table-cell>
          <table:table-cell office:value-type="string" calcext:value-type="string">
            <text:p>Diplomacy,Relig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emonic</text:p>
          </table:table-cell>
          <table:table-cell office:value-type="string" calcext:value-type="string">
            <text:p>Intimidation,Relig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iabolic</text:p>
          </table:table-cell>
          <table:table-cell office:value-type="string" calcext:value-type="string">
            <text:p>Deception,Relig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Arcana,Intimid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imidation,Natu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Deception,Natur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Deception,Occultis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Imprerial</text:p>
          </table:table-cell>
          <table:table-cell office:value-type="string" calcext:value-type="string">
            <text:p>Arcana,Societ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Intimidation,Relig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Improved Familiar Attune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Reac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Wide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Blendin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Substitu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bjur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njur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vin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nchant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voc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llu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ecromanc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ansmutation</text:p>
          </table:table-cell>
          <table:table-cell table:number-columns-repeated="6"/>
        </table:table-row>
        <table:table-row table:style-name="ro3">
          <table:table-cell table:style-name="ce26" office:value-type="string" calcext:value-type="string">
            <text:p>Wizard</text:p>
          </table:table-cell>
          <table:table-cell table:style-name="ce32" office:value-type="string" calcext:value-type="string">
            <text:p>School</text:p>
          </table:table-cell>
          <table:table-cell table:style-name="ce30" office:value-type="string" calcext:value-type="string">
            <text:p>Universal</text:p>
          </table:table-cell>
          <table:table-cell table:style-name="ce30"/>
          <table:table-cell table:number-columns-repeated="5"/>
        </table:table-row>
      </table:table>
      <table:table table:name="Skill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ce35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row table:style-name="ro3">
          <table:table-cell table:style-name="ce31" office:value-type="string" calcext:value-type="string">
            <text:p>Skill</text:p>
          </table:table-cell>
          <table:table-cell table:style-name="ce31" office:value-type="string" calcext:value-type="string">
            <text:p>Ability</text:p>
          </table:table-cell>
          <table:table-cell table:style-name="ce31" office:value-type="string" calcext:value-type="string">
            <text:p>Weight</text:p>
          </table:table-cell>
          <table:table-cell table:style-name="ce31" office:value-type="string" calcext:value-type="string">
            <text:p>Weight+</text:p>
          </table:table-cell>
          <table:table-cell/>
          <table:table-cell table:style-name="ce31" office:value-type="string" calcext:value-type="string">
            <text:p>Ability</text:p>
          </table:table-cell>
          <table:table-cell table:style-name="ce31" office:value-type="string" calcext:value-type="string">
            <text:p>Start</text:p>
          </table:table-cell>
          <table:table-cell table:style-name="ce31"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Medicine</text:p>
          </table:table-cell>
          <table:table-cell office:value-type="string" calcext:value-type="string">
            <text:p>W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</text:p>
          </table:table-cell>
          <table:table-cell table:formula="of:=MATCH([.F2];[.B$1:.B$1048576];0)" office:value-type="float" office:value="5" calcext:value-type="float">
            <text:p>5</text:p>
          </table:table-cell>
          <table:table-cell table:formula="of:=COUNTIF([.B$1:.B$1048576];[.F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ligion</text:p>
          </table:table-cell>
          <table:table-cell office:value-type="string" calcext:value-type="string">
            <text:p>WIS</text:p>
          </table:table-cell>
          <table:table-cell office:value-type="float" office:value="1" calcext:value-type="float">
            <text:p>1</text:p>
          </table:table-cell>
          <table:table-cell table:formula="of:=[.D2]+[.C2]" office:value-type="float" office:value="3" calcext:value-type="float">
            <text:p>3</text:p>
          </table:table-cell>
          <table:table-cell/>
          <table:table-cell office:value-type="string" calcext:value-type="string">
            <text:p>DEX</text:p>
          </table:table-cell>
          <table:table-cell table:formula="of:=MATCH([.F3];[.B$1:.B$1048576];0)" office:value-type="float" office:value="12" calcext:value-type="float">
            <text:p>12</text:p>
          </table:table-cell>
          <table:table-cell table:formula="of:=COUNTIF([.B$1:.B$1048576];[.F3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rvival</text:p>
          </table:table-cell>
          <table:table-cell office:value-type="string" calcext:value-type="string">
            <text:p>WIS</text:p>
          </table:table-cell>
          <table:table-cell office:value-type="float" office:value="3" calcext:value-type="float">
            <text:p>3</text:p>
          </table:table-cell>
          <table:table-cell table:formula="of:=[.D3]+[.C3]" office:value-type="float" office:value="4" calcext:value-type="float">
            <text:p>4</text:p>
          </table:table-cell>
          <table:table-cell/>
          <table:table-cell office:value-type="string" calcext:value-type="string">
            <text:p>CON</text:p>
          </table:table-cell>
          <table:table-cell table:formula="of:=MATCH([.F4];[.B$1:.B$1048576];0)" office:value-type="string" office:string-value="" calcext:value-type="error">
            <text:p>#N/A</text:p>
          </table:table-cell>
          <table:table-cell table:formula="of:=COUNTIF([.B$1:.B$1048576];[.F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STR</text:p>
          </table:table-cell>
          <table:table-cell office:value-type="float" office:value="4" calcext:value-type="float">
            <text:p>4</text:p>
          </table:table-cell>
          <table:table-cell table:formula="of:=[.D4]+[.C4]" office:value-type="float" office:value="7" calcext:value-type="float">
            <text:p>7</text:p>
          </table:table-cell>
          <table:table-cell/>
          <table:table-cell office:value-type="string" calcext:value-type="string">
            <text:p>INT</text:p>
          </table:table-cell>
          <table:table-cell table:formula="of:=MATCH([.F5];[.B$1:.B$1048576];0)" office:value-type="float" office:value="6" calcext:value-type="float">
            <text:p>6</text:p>
          </table:table-cell>
          <table:table-cell table:formula="of:=COUNTIF([.B$1:.B$1048576];[.F5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cana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5]+[.C5]" office:value-type="float" office:value="11" calcext:value-type="float">
            <text:p>11</text:p>
          </table:table-cell>
          <table:table-cell/>
          <table:table-cell office:value-type="string" calcext:value-type="string">
            <text:p>WIS</text:p>
          </table:table-cell>
          <table:table-cell table:formula="of:=MATCH([.F6];[.B$1:.B$1048576];0)" office:value-type="float" office:value="2" calcext:value-type="float">
            <text:p>2</text:p>
          </table:table-cell>
          <table:table-cell table:formula="of:=COUNTIF([.B$1:.B$1048576];[.F6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afting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formula="of:=[.D6]+[.C6]" office:value-type="float" office:value="12" calcext:value-type="float">
            <text:p>12</text:p>
          </table:table-cell>
          <table:table-cell/>
          <table:table-cell office:value-type="string" calcext:value-type="string">
            <text:p>CHA</text:p>
          </table:table-cell>
          <table:table-cell table:formula="of:=MATCH([.F7];[.B$1:.B$1048576];0)" office:value-type="float" office:value="15" calcext:value-type="float">
            <text:p>15</text:p>
          </table:table-cell>
          <table:table-cell table:formula="of:=COUNTIF([.B$1:.B$1048576];[.F7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r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7]+[.C7]"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atur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8]+[.C8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ccultism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9]+[.C9]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ociety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formula="of:=[.D10]+[.C10]"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robatics</text:p>
          </table:table-cell>
          <table:table-cell office:value-type="string" calcext:value-type="string">
            <text:p>DEX</text:p>
          </table:table-cell>
          <table:table-cell office:value-type="float" office:value="2" calcext:value-type="float">
            <text:p>2</text:p>
          </table:table-cell>
          <table:table-cell table:formula="of:=[.D11]+[.C11]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DEX</text:p>
          </table:table-cell>
          <table:table-cell office:value-type="float" office:value="3" calcext:value-type="float">
            <text:p>3</text:p>
          </table:table-cell>
          <table:table-cell table:formula="of:=[.D12]+[.C12]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hievery</text:p>
          </table:table-cell>
          <table:table-cell office:value-type="string" calcext:value-type="string">
            <text:p>DEX</text:p>
          </table:table-cell>
          <table:table-cell office:value-type="float" office:value="2" calcext:value-type="float">
            <text:p>2</text:p>
          </table:table-cell>
          <table:table-cell table:formula="of:=[.D13]+[.C13]" office:value-type="float" office:value="23" calcext:value-type="float">
            <text:p>2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ception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formula="of:=[.D14]+[.C14]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plomacy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formula="of:=[.D15]+[.C15]" office:value-type="float" office:value="27" calcext:value-type="float">
            <text:p>2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timidation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formula="of:=[.D16]+[.C16]"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rformance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formula="of:=[.D17]+[.C17]" office:value-type="float" office:value="31" calcext:value-type="float">
            <text:p>3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Chars.A1:Chars.P49" table:orientation="column"/>
        <table:database-range table:name="__Anonymous_Sheet_DB__3" table:target-range-address="Skills.A1:Skills.B1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0/00/0000</text:date>, <text:time style:data-style-name="N2" text:time-value="21:39:12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2-06T22:09:56.416000000</dc:date>
    <meta:editing-duration>PT8H42M47S</meta:editing-duration>
    <meta:editing-cycles>94</meta:editing-cycles>
    <meta:generator>LibreOffice/5.1.1.3$Windows_x86 LibreOffice_project/89f508ef3ecebd2cfb8e1def0f0ba9a803b88a6d</meta:generator>
    <meta:document-statistic meta:table-count="4" meta:cell-count="1636" meta:object-count="0"/>
  </office:meta>
</office:document-meta>
</file>